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0.834cm"/>
    </style:style>
    <style:style style:name="co3" style:family="table-column">
      <style:table-column-properties fo:break-before="auto" style:column-width="1.028cm"/>
    </style:style>
    <style:style style:name="co4" style:family="table-column">
      <style:table-column-properties fo:break-before="auto" style:column-width="9.017cm"/>
    </style:style>
    <style:style style:name="co5" style:family="table-column">
      <style:table-column-properties fo:break-before="auto" style:column-width="11.7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1.083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5.667cm"/>
    </style:style>
    <style:style style:name="co12" style:family="table-column">
      <style:table-column-properties fo:break-before="auto" style:column-width="2.355cm"/>
    </style:style>
    <style:style style:name="co13" style:family="table-column">
      <style:table-column-properties fo:break-before="auto" style:column-width="2.992cm"/>
    </style:style>
    <style:style style:name="co14" style:family="table-column">
      <style:table-column-properties fo:break-before="auto" style:column-width="0.718cm"/>
    </style:style>
    <style:style style:name="co15" style:family="table-column">
      <style:table-column-properties fo:break-before="auto" style:column-width="15.205cm"/>
    </style:style>
    <style:style style:name="co16" style:family="table-column">
      <style:table-column-properties fo:break-before="auto" style:column-width="6.24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47ff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isqualification_codes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INA disqualification codes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GENERAL </text:p>
          </table:table-cell>
          <table:table-cell/>
          <table:table-cell office:value-type="string">
            <text:p>GA</text:p>
          </table:table-cell>
          <table:table-cell office:value-type="string">
            <text:p>Falsa partenza</text:p>
          </table:table-cell>
          <table:table-cell office:value-type="string">
            <text:p>False start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B</text:p>
          </table:table-cell>
          <table:table-cell office:value-type="string">
            <text:p>Ritardo nella presentazione</text:p>
          </table:table-cell>
          <table:table-cell office:value-type="string">
            <text:p>Delay of meet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C</text:p>
          </table:table-cell>
          <table:table-cell office:value-type="string">
            <text:p>Comportamento antisportivo</text:p>
          </table:table-cell>
          <table:table-cell office:value-type="string">
            <text:p>Unsportsmanlike manner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D</text:p>
          </table:table-cell>
          <table:table-cell office:value-type="string">
            <text:p>Interferenze con un altro nuotatore</text:p>
          </table:table-cell>
          <table:table-cell office:value-type="string">
            <text:p>Interference with another swimmer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E</text:p>
          </table:table-cell>
          <table:table-cell office:value-type="string">
            <text:p>Non ha nuotato nello stile previsto</text:p>
          </table:table-cell>
          <table:table-cell office:value-type="string">
            <text:p>Did not swim stroke specified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F</text:p>
          </table:table-cell>
          <table:table-cell office:value-type="string">
            <text:p>Non ha nuotato la distanza prevista</text:p>
          </table:table-cell>
          <table:table-cell office:value-type="string">
            <text:p>Did not swim distance specified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G</text:p>
          </table:table-cell>
          <table:table-cell office:value-type="string">
            <text:p>Ha terminato in una corsia differente da quella di partenza</text:p>
          </table:table-cell>
          <table:table-cell office:value-type="string">
            <text:p>Did not finish in same lane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H</text:p>
          </table:table-cell>
          <table:table-cell office:value-type="string">
            <text:p>In piedi durante la nuotata (non a stile libero)</text:p>
          </table:table-cell>
          <table:table-cell office:value-type="string">
            <text:p>Standing on bottom during any stroke but freestyle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I</text:p>
          </table:table-cell>
          <table:table-cell office:value-type="string">
            <text:p>Ha nuotato nella corsia errata</text:p>
          </table:table-cell>
          <table:table-cell office:value-type="string">
            <text:p>Swimmer swam in wrong lane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J</text:p>
          </table:table-cell>
          <table:table-cell office:value-type="string">
            <text:p>Si è avvalso di aiuti</text:p>
          </table:table-cell>
          <table:table-cell office:value-type="string">
            <text:p>Swimmer made use of aids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K</text:p>
          </table:table-cell>
          <table:table-cell office:value-type="string">
            <text:p>Non ha terminato la gara</text:p>
          </table:table-cell>
          <table:table-cell office:value-type="string">
            <text:p>Swimmer did not finish 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L</text:p>
          </table:table-cell>
          <table:table-cell office:value-type="string">
            <text:p>Si è tirato alla corsia</text:p>
          </table:table-cell>
          <table:table-cell office:value-type="string">
            <text:p>Pulled on lane ropes</text:p>
          </table:table-cell>
        </table:table-row>
        <table:table-row table:style-name="ro1">
          <table:table-cell office:value-type="string">
            <text:p>GENERAL </text:p>
          </table:table-cell>
          <table:table-cell/>
          <table:table-cell office:value-type="string">
            <text:p>GM</text:p>
          </table:table-cell>
          <table:table-cell office:value-type="string">
            <text:p>Indossato un costume non approvato dalla FINA</text:p>
          </table:table-cell>
          <table:table-cell office:value-type="string">
            <text:p>Use of not FINA approved swim suit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A</text:p>
          </table:table-cell>
          <table:table-cell office:value-type="string">
            <text:p>Dita dei piedi sopra la superficie dell'acqua in partenza</text:p>
          </table:table-cell>
          <table:table-cell office:value-type="string">
            <text:p>Toes above water surface at start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B</text:p>
          </table:table-cell>
          <table:table-cell office:value-type="string">
            <text:p>La testa non è emersa entro i primi 15 metri dopo partenza o virate</text:p>
          </table:table-cell>
          <table:table-cell office:value-type="string">
            <text:p>Head did not break surface by 15 meters after start or turn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C</text:p>
          </table:table-cell>
          <table:table-cell office:value-type="string">
            <text:p>Spalle oltre la verticale</text:p>
          </table:table-cell>
          <table:table-cell office:value-type="string">
            <text:p>Shoulders past vertical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D</text:p>
          </table:table-cell>
          <table:table-cell office:value-type="string">
            <text:p>Non ha toccato ad una virata o all'arrivo</text:p>
          </table:table-cell>
          <table:table-cell office:value-type="string">
            <text:p>No touch at turn and/or finish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E</text:p>
          </table:table-cell>
          <table:table-cell/>
          <table:table-cell office:value-type="string">
            <text:p>Not on back of wall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F</text:p>
          </table:table-cell>
          <table:table-cell office:value-type="string">
            <text:p>Non ha terminato in posizione a dorso</text:p>
          </table:table-cell>
          <table:table-cell office:value-type="string">
            <text:p>Did not finish on back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G</text:p>
          </table:table-cell>
          <table:table-cell office:value-type="string">
            <text:p>Sulla pancia in virata: azione di virata non continua</text:p>
          </table:table-cell>
          <table:table-cell office:value-type="string">
            <text:p>Past vertical at turn: non continuous turning action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H</text:p>
          </table:table-cell>
          <table:table-cell office:value-type="string">
            <text:p>Sulla pancia in virata: azione di gambe indipendente</text:p>
          </table:table-cell>
          <table:table-cell office:value-type="string">
            <text:p>Past vertical at turn: independent kicks </text:p>
          </table:table-cell>
        </table:table-row>
        <table:table-row table:style-name="ro1">
          <table:table-cell office:value-type="string">
            <text:p>BACKSTROKE </text:p>
          </table:table-cell>
          <table:table-cell office:value-type="string">
            <text:p>DO</text:p>
          </table:table-cell>
          <table:table-cell office:value-type="string">
            <text:p>BaI</text:p>
          </table:table-cell>
          <table:table-cell office:value-type="string">
            <text:p>Sulla pancia in virata: azione di braccia indipendente</text:p>
          </table:table-cell>
          <table:table-cell office:value-type="string">
            <text:p>Past vertical at turn: independent strokes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A</text:p>
          </table:table-cell>
          <table:table-cell office:value-type="string">
            <text:p>La testa non è emersa entro i primi 15 metri dopo partenza o virate</text:p>
          </table:table-cell>
          <table:table-cell office:value-type="string">
            <text:p>Head did not break surface 15 meters after start or turn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B</text:p>
          </table:table-cell>
          <table:table-cell office:value-type="string">
            <text:p>Più di una trazione subacquea dopo partenza o virata</text:p>
          </table:table-cell>
          <table:table-cell office:value-type="string">
            <text:p>More than one arm pull under water atfer start or turn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C</text:p>
          </table:table-cell>
          <table:table-cell/>
          <table:table-cell office:value-type="string">
            <text:p>Not toward breast of the wall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D</text:p>
          </table:table-cell>
          <table:table-cell office:value-type="string">
            <text:p>Movimento delle braccia non simultaneo</text:p>
          </table:table-cell>
          <table:table-cell office:value-type="string">
            <text:p>Did not bring arms forward and/or backward simultaneously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E</text:p>
          </table:table-cell>
          <table:table-cell office:value-type="string">
            <text:p>Recupero delle braccia non simultaneo</text:p>
          </table:table-cell>
          <table:table-cell office:value-type="string">
            <text:p>Did not bring arms forward over water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F</text:p>
          </table:table-cell>
          <table:table-cell office:value-type="string">
            <text:p>Movimento dei piedi non eseguito nello stesso modo</text:p>
          </table:table-cell>
          <table:table-cell office:value-type="string">
            <text:p>Did not execute movement of both feet in same way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G</text:p>
          </table:table-cell>
          <table:table-cell office:value-type="string">
            <text:p>Non ha toccato il muro in virata o arrivo con entrambe le mani simultaneamente</text:p>
          </table:table-cell>
          <table:table-cell office:value-type="string">
            <text:p>Did not touch wall with both hands simultaneously at turn and/or finish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H</text:p>
          </table:table-cell>
          <table:table-cell office:value-type="string">
            <text:p>Non ha toccato alla virata o all'arrivo</text:p>
          </table:table-cell>
          <table:table-cell office:value-type="string">
            <text:p>No touch at turn and/or finish </text:p>
          </table:table-cell>
        </table:table-row>
        <table:table-row table:style-name="ro1">
          <table:table-cell office:value-type="string">
            <text:p>BUTTERFLY </text:p>
          </table:table-cell>
          <table:table-cell office:value-type="string">
            <text:p>FA</text:p>
          </table:table-cell>
          <table:table-cell office:value-type="string">
            <text:p>BfI</text:p>
          </table:table-cell>
          <table:table-cell office:value-type="string">
            <text:p>Movimento delle braccia non continuo durante la gara</text:p>
          </table:table-cell>
          <table:table-cell office:value-type="string">
            <text:p>Arm movements did not continue throughout race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A</text:p>
          </table:table-cell>
          <table:table-cell office:value-type="string">
            <text:p>La testa non ha rotto la superficie dell'acqua nel secondo ciclo</text:p>
          </table:table-cell>
          <table:table-cell office:value-type="string">
            <text:p>Head did not break surface before hands turned inside 2nd st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B</text:p>
          </table:table-cell>
          <table:table-cell office:value-type="string">
            <text:p>La testa non ha rotto la superficie dell'acqua durante ogni ciclo</text:p>
          </table:table-cell>
          <table:table-cell office:value-type="string">
            <text:p>Head did not break surface of water during each stroke cycle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C</text:p>
          </table:table-cell>
          <table:table-cell office:value-type="string">
            <text:p>Movimento delle braccia non simultaneo sul piano orizzontale</text:p>
          </table:table-cell>
          <table:table-cell office:value-type="string">
            <text:p>Arm movements not always simultaneous in horizontal plane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D</text:p>
          </table:table-cell>
          <table:table-cell office:value-type="string">
            <text:p>Movimento delle gambe non simultaneo sul piano orizzontale</text:p>
          </table:table-cell>
          <table:table-cell office:value-type="string">
            <text:p>Leg movements not always simultaneous in horizontal plane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E</text:p>
          </table:table-cell>
          <table:table-cell/>
          <table:table-cell office:value-type="string">
            <text:p>Hands not pushed forward on, under or over water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F</text:p>
          </table:table-cell>
          <table:table-cell office:value-type="string">
            <text:p>Gomito non sempre sommerso</text:p>
          </table:table-cell>
          <table:table-cell office:value-type="string">
            <text:p>Elbows not always submerged during race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G</text:p>
          </table:table-cell>
          <table:table-cell office:value-type="string">
            <text:p>Piedi non ruotati all'esterno durante la parte propulsiva del calcio</text:p>
          </table:table-cell>
          <table:table-cell office:value-type="string">
            <text:p>Feet not turned outward during propulsive part of kick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H</text:p>
          </table:table-cell>
          <table:table-cell office:value-type="string">
            <text:p>Non ha toccato il muro in virata o arrivo con entrambe le mani simultaneamente</text:p>
          </table:table-cell>
          <table:table-cell office:value-type="string">
            <text:p>Did not touch wall with both hands simultaneously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I</text:p>
          </table:table-cell>
          <table:table-cell/>
          <table:table-cell office:value-type="string">
            <text:p>Body not on breast from beginning of 1st arm stroke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J</text:p>
          </table:table-cell>
          <table:table-cell office:value-type="string">
            <text:p>Colpo di gambe a delfino non consentito</text:p>
          </table:table-cell>
          <table:table-cell office:value-type="string">
            <text:p>Illegal downward dolphin kick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K</text:p>
          </table:table-cell>
          <table:table-cell office:value-type="string">
            <text:p>Ciclo di nuotata interrotto</text:p>
          </table:table-cell>
          <table:table-cell office:value-type="string">
            <text:p>Broke stroke cycle</text:p>
          </table:table-cell>
        </table:table-row>
        <table:table-row table:style-name="ro1">
          <table:table-cell office:value-type="string">
            <text:p>BREASTROKE</text:p>
          </table:table-cell>
          <table:table-cell office:value-type="string">
            <text:p>RA</text:p>
          </table:table-cell>
          <table:table-cell office:value-type="string">
            <text:p>BrL</text:p>
          </table:table-cell>
          <table:table-cell office:value-type="string">
            <text:p>Più di un colpo di gambe a delfino in partenza o virata</text:p>
          </table:table-cell>
          <table:table-cell office:value-type="string">
            <text:p>More than one butterfly kick during the first arm stroke after start or turn</text:p>
          </table:table-cell>
        </table:table-row>
        <table:table-row table:style-name="ro1">
          <table:table-cell office:value-type="string">
            <text:p>FREESTYLE </text:p>
          </table:table-cell>
          <table:table-cell office:value-type="string">
            <text:p>SL</text:p>
          </table:table-cell>
          <table:table-cell office:value-type="string">
            <text:p>FrA</text:p>
          </table:table-cell>
          <table:table-cell office:value-type="string">
            <text:p>Non ha toccato ad una virata o all'arrivo</text:p>
          </table:table-cell>
          <table:table-cell office:value-type="string">
            <text:p>No touch at turn or finish </text:p>
          </table:table-cell>
        </table:table-row>
        <table:table-row table:style-name="ro1">
          <table:table-cell office:value-type="string">
            <text:p>FREESTYLE </text:p>
          </table:table-cell>
          <table:table-cell office:value-type="string">
            <text:p>SL</text:p>
          </table:table-cell>
          <table:table-cell office:value-type="string">
            <text:p>FrB</text:p>
          </table:table-cell>
          <table:table-cell/>
          <table:table-cell office:value-type="string">
            <text:p>Swam under water more than 15 meters after start or turn </text:p>
          </table:table-cell>
        </table:table-row>
        <table:table-row table:style-name="ro1">
          <table:table-cell office:value-type="string">
            <text:p>FREESTYLE </text:p>
          </table:table-cell>
          <table:table-cell office:value-type="string">
            <text:p>SL</text:p>
          </table:table-cell>
          <table:table-cell office:value-type="string">
            <text:p>FrC</text:p>
          </table:table-cell>
          <table:table-cell/>
          <table:table-cell office:value-type="string">
            <text:p>Walked on pool bottom and/or pushed off bottom </text:p>
          </table:table-cell>
        </table:table-row>
        <table:table-row table:style-name="ro1">
          <table:table-cell office:value-type="string">
            <text:p>INDIVIDUAL MEDLEY </text:p>
          </table:table-cell>
          <table:table-cell office:value-type="string">
            <text:p>MI</text:p>
          </table:table-cell>
          <table:table-cell office:value-type="string">
            <text:p>IMA</text:p>
          </table:table-cell>
          <table:table-cell/>
          <table:table-cell office:value-type="string">
            <text:p>Freestyle swum as backstroke, breststroke or butterfly </text:p>
          </table:table-cell>
        </table:table-row>
        <table:table-row table:style-name="ro1">
          <table:table-cell office:value-type="string">
            <text:p>INDIVIDUAL MEDLEY </text:p>
          </table:table-cell>
          <table:table-cell office:value-type="string">
            <text:p>MI</text:p>
          </table:table-cell>
          <table:table-cell office:value-type="string">
            <text:p>IMB</text:p>
          </table:table-cell>
          <table:table-cell/>
          <table:table-cell office:value-type="string">
            <text:p>Not swum in right order </text:p>
          </table:table-cell>
        </table:table-row>
        <table:table-row table:style-name="ro1">
          <table:table-cell office:value-type="string">
            <text:p>INDIVIDUAL MEDLEY </text:p>
          </table:table-cell>
          <table:table-cell office:value-type="string">
            <text:p>MI</text:p>
          </table:table-cell>
          <table:table-cell office:value-type="string">
            <text:p>IMC</text:p>
          </table:table-cell>
          <table:table-cell/>
          <table:table-cell office:value-type="string">
            <text:p>Stroke infraction – use stroke codes 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A2</text:p>
          </table:table-cell>
          <table:table-cell/>
          <table:table-cell office:value-type="string">
            <text:p>Early swimmer take-off swimmer #2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A3</text:p>
          </table:table-cell>
          <table:table-cell/>
          <table:table-cell office:value-type="string">
            <text:p>Early swimmer take-off swimmer #3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A4</text:p>
          </table:table-cell>
          <table:table-cell/>
          <table:table-cell office:value-type="string">
            <text:p>Early swimmer take-off swimmer #4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B</text:p>
          </table:table-cell>
          <table:table-cell/>
          <table:table-cell office:value-type="string">
            <text:p>Medley not swum in right order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C</text:p>
          </table:table-cell>
          <table:table-cell/>
          <table:table-cell office:value-type="string">
            <text:p>Changed order of swimmers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D</text:p>
          </table:table-cell>
          <table:table-cell/>
          <table:table-cell office:value-type="string">
            <text:p>Non listed swimmer swam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E1</text:p>
          </table:table-cell>
          <table:table-cell/>
          <table:table-cell office:value-type="string">
            <text:p>Stroke infraction swimmer #1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E2</text:p>
          </table:table-cell>
          <table:table-cell/>
          <table:table-cell office:value-type="string">
            <text:p>Stroke infraction swimmer #2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E3</text:p>
          </table:table-cell>
          <table:table-cell/>
          <table:table-cell office:value-type="string">
            <text:p>Stroke infraction swimmer #3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E4</text:p>
          </table:table-cell>
          <table:table-cell/>
          <table:table-cell office:value-type="string">
            <text:p>Stroke infraction swimmer #4</text:p>
          </table:table-cell>
        </table:table-row>
        <table:table-row table:style-name="ro1">
          <table:table-cell office:value-type="string">
            <text:p>RELAYS </text:p>
          </table:table-cell>
          <table:table-cell/>
          <table:table-cell office:value-type="string">
            <text:p>RF</text:p>
          </table:table-cell>
          <table:table-cell/>
          <table:table-cell office:value-type="string">
            <text:p>Swimmer other than swimmer designated to swim entered area</text:p>
          </table:table-cell>
        </table:table-row>
      </table:table>
      <table:table table:name="disqualification_code_typ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6" table:number-columns-repeated="1011" table:default-cell-style-name="Default"/>
        <table:table-row table:style-name="ro1">
          <table:table-cell office:value-type="string">
            <text:p>disqualification_code_types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1" office:value-type="string">
            <text:p>SQL</text:p>
          </table:table-cell>
          <table:table-cell office:value-type="string">
            <text:p>Resource IT</text:p>
          </table:table-cell>
          <table:table-cell office:value-type="string">
            <text:p>Resource EN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string">
            <text:p>stroke_types</text:p>
          </table:table-cell>
          <table:table-cell table:number-columns-repeated="8"/>
          <table:table-cell table:style-name="ce3" table:formula="of:=&quot;--&quot;&amp;CHAR(13)&amp;CHAR(10)&amp;&quot;-- Dump dei dati per la tabella &quot;&amp;[.$A$1]&amp;CHAR(13)&amp;CHAR(10)&amp;&quot;-- &quot;" office:value-type="string" office:string-value="--&#13;&#10;-- Dump dei dati per la tabella disqualification_code_types&#13;&#10;-- ">
            <text:p>--</text:p>
            <text:p>-- Dump dei dati per la tabella disqualification_code_types</text:p>
            <text:p>-- </text:p>
          </table:table-cell>
          <table:table-cell table:style-name="ce3" table:formula="of:=&quot;  &quot;&amp;[.$A$1]&amp;&quot;:&quot;" office:value-type="string" office:string-value="  disqualification_code_types:">
            <text:p><text:s text:c="2"/>disqualification_code_types:</text:p>
          </table:table-cell>
          <table:table-cell table:style-name="ce3" table:formula="of:=&quot;  &quot;&amp;[.$A$1]&amp;&quot;:&quot;" office:value-type="string" office:string-value="  disqualification_code_types:">
            <text:p><text:s text:c="2"/>disqualification_code_types: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cod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is_a_rela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scription_en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hort_name_en</text:p>
          </table:table-cell>
          <table:table-cell table:style-name="ce1" office:value-type="string">
            <text:p>stroke_type_id</text:p>
          </table:table-cell>
          <table:table-cell table:style-name="ce1"/>
          <table:table-cell table:formula="of:=&quot;INSERT INTO &quot;&amp;[.$A$1]&amp;&quot; (&quot;&amp;[.$A$4]&amp;&quot;,&quot;&amp;[.$C$4]&amp;&quot;,&quot;&amp;[.$D$4]&amp;&quot;,&quot;&amp;[.$I$4]&amp;&quot;,lock_version,created_at,updated_at) VALUES &quot;" office:value-type="string" office:string-value="INSERT INTO disqualification_code_types (id,code,is_a_relay,stroke_type_id,lock_version,created_at,updated_at) VALUES ">
            <text:p>INSERT INTO disqualification_code_types (id,code,is_a_relay,stroke_type_id,lock_version,created_at,updated_at) VALUES </text:p>
          </table:table-cell>
          <table:table-cell table:style-name="ce3" table:formula="of:=&quot;    &quot;&amp;[.$C$4]&amp;&quot;: &quot;&amp;CHAR(34)&amp;&quot;Cod.&quot;&amp;CHAR(34)" office:value-type="string" office:string-value="    code: &quot;Cod.&quot;">
            <text:p><text:s text:c="4"/>code: "Cod."</text:p>
          </table:table-cell>
          <table:table-cell table:style-name="ce3" table:formula="of:=&quot;    &quot;&amp;[.$C$4]&amp;&quot;: &quot;&amp;CHAR(34)&amp;[.$C$4]&amp;CHAR(34)" office:value-type="string" office:string-value="    code: &quot;code&quot;">
            <text:p><text:s text:c="4"/>code: "code"</text:p>
          </table:table-cell>
          <table:table-cell table:style-name="ce1" table:number-columns-repeated="1011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string">
            <text:p>GA</text:p>
          </table:table-cell>
          <table:table-cell office:value-type="float" office:value="0">
            <text:p>0</text:p>
          </table:table-cell>
          <table:table-cell office:value-type="string">
            <text:p>Falsa partenza</text:p>
          </table:table-cell>
          <table:table-cell office:value-type="string">
            <text:p>False start </text:p>
          </table:table-cell>
          <table:table-cell table:number-columns-repeated="2"/>
          <table:table-cell table:formula="of:=&quot;(select t.id from &quot;&amp;[.$B$3]&amp;&quot; t where t.&quot;&amp;[.$B$4]&amp;&quot; = '&quot;&amp;[.$B5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5]&amp;&quot;,'&quot;&amp;[.C5]&amp;&quot;',&quot;&amp;[.D5]&amp;&quot;,&quot;&amp;[.I5]&amp;&quot;,0,CURDATE(),CURDATE())&quot;&amp;IF([.$A6]&gt;0;&quot;,&quot;;&quot;;&quot;)" office:value-type="string" office:string-value="(1,'GA',0,(select t.id from stroke_types t where t.code = ''),0,CURDATE(),CURDATE()),">
            <text:p>(1,'GA',0,(select t.id from stroke_types t where t.code = ''),0,CURDATE(),CURDATE()),</text:p>
          </table:table-cell>
          <table:table-cell table:formula="of:=&quot;    i18n_short_&quot;&amp;[.$C5]&amp;&quot;: &quot;&amp;CHAR(34)&amp;SUBSTITUTE([.G5];&quot;'&quot;;&quot;''&quot;)&amp;CHAR(34)&amp;CHAR(13)&amp;CHAR(10)&amp;&quot;    i18n_description_&quot;&amp;[.$C5]&amp;&quot;: &quot;&amp;CHAR(34)&amp;SUBSTITUTE([.E5];&quot;'&quot;;&quot;''&quot;)&amp;CHAR(34)" office:value-type="string" office:string-value="    i18n_short_GA: &quot;&quot;&#13;&#10;    i18n_description_GA: &quot;Falsa partenza&quot;">
            <text:p><text:s text:c="4"/>i18n_short_GA: ""<text:line-break/> <text:s text:c="3"/>i18n_description_GA: "Falsa partenza"</text:p>
          </table:table-cell>
          <table:table-cell table:formula="of:=&quot;    i18n_short_&quot;&amp;[.$C5]&amp;&quot;: &quot;&amp;CHAR(34)&amp;SUBSTITUTE([.H5];&quot;'&quot;;&quot;''&quot;)&amp;CHAR(34)&amp;CHAR(13)&amp;CHAR(10)&amp;&quot;    i18n_description_&quot;&amp;[.$C5]&amp;&quot;: &quot;&amp;CHAR(34)&amp;SUBSTITUTE([.F5];&quot;'&quot;;&quot;''&quot;)&amp;CHAR(34)" office:value-type="string" office:string-value="    i18n_short_GA: &quot;&quot;&#13;&#10;    i18n_description_GA: &quot;False start &quot;">
            <text:p><text:s text:c="4"/>i18n_short_GA: ""<text:line-break/> <text:s text:c="3"/>i18n_description_GA: "False start "</text:p>
          </table:table-cell>
          <table:table-cell table:number-columns-repeated="1011"/>
        </table:table-row>
        <table:table-row table:style-name="ro4">
          <table:table-cell office:value-type="float" office:value="2">
            <text:p>2</text:p>
          </table:table-cell>
          <table:table-cell/>
          <table:table-cell office:value-type="string">
            <text:p>GB</text:p>
          </table:table-cell>
          <table:table-cell office:value-type="float" office:value="0">
            <text:p>0</text:p>
          </table:table-cell>
          <table:table-cell office:value-type="string">
            <text:p>Ritardo nella presentazione</text:p>
          </table:table-cell>
          <table:table-cell office:value-type="string">
            <text:p>Delay of meet </text:p>
          </table:table-cell>
          <table:table-cell table:number-columns-repeated="2"/>
          <table:table-cell table:formula="of:=&quot;(select t.id from &quot;&amp;[.$B$3]&amp;&quot; t where t.&quot;&amp;[.$B$4]&amp;&quot; = '&quot;&amp;[.$B6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6]&amp;&quot;,'&quot;&amp;[.C6]&amp;&quot;',&quot;&amp;[.D6]&amp;&quot;,&quot;&amp;[.I6]&amp;&quot;,0,CURDATE(),CURDATE())&quot;&amp;IF([.$A7]&gt;0;&quot;,&quot;;&quot;;&quot;)" office:value-type="string" office:string-value="(2,'GB',0,(select t.id from stroke_types t where t.code = ''),0,CURDATE(),CURDATE()),">
            <text:p>(2,'GB',0,(select t.id from stroke_types t where t.code = ''),0,CURDATE(),CURDATE()),</text:p>
          </table:table-cell>
          <table:table-cell table:formula="of:=&quot;    i18n_short_&quot;&amp;[.$C6]&amp;&quot;: &quot;&amp;CHAR(34)&amp;SUBSTITUTE([.G6];&quot;'&quot;;&quot;''&quot;)&amp;CHAR(34)&amp;CHAR(13)&amp;CHAR(10)&amp;&quot;    i18n_description_&quot;&amp;[.$C6]&amp;&quot;: &quot;&amp;CHAR(34)&amp;SUBSTITUTE([.E6];&quot;'&quot;;&quot;''&quot;)&amp;CHAR(34)" office:value-type="string" office:string-value="    i18n_short_GB: &quot;&quot;&#13;&#10;    i18n_description_GB: &quot;Ritardo nella presentazione&quot;">
            <text:p><text:s text:c="4"/>i18n_short_GB: ""<text:line-break/> <text:s text:c="3"/>i18n_description_GB: "Ritardo nella presentazione"</text:p>
          </table:table-cell>
          <table:table-cell table:formula="of:=&quot;    i18n_short_&quot;&amp;[.$C6]&amp;&quot;: &quot;&amp;CHAR(34)&amp;SUBSTITUTE([.H6];&quot;'&quot;;&quot;''&quot;)&amp;CHAR(34)&amp;CHAR(13)&amp;CHAR(10)&amp;&quot;    i18n_description_&quot;&amp;[.$C6]&amp;&quot;: &quot;&amp;CHAR(34)&amp;SUBSTITUTE([.F6];&quot;'&quot;;&quot;''&quot;)&amp;CHAR(34)" office:value-type="string" office:string-value="    i18n_short_GB: &quot;&quot;&#13;&#10;    i18n_description_GB: &quot;Delay of meet &quot;">
            <text:p><text:s text:c="4"/>i18n_short_GB: ""<text:line-break/> <text:s text:c="3"/>i18n_description_GB: "Delay of meet "</text:p>
          </table:table-cell>
          <table:table-cell table:number-columns-repeated="1011"/>
        </table:table-row>
        <table:table-row table:style-name="ro4">
          <table:table-cell office:value-type="float" office:value="3">
            <text:p>3</text:p>
          </table:table-cell>
          <table:table-cell/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string">
            <text:p>Comportamento antisportivo</text:p>
          </table:table-cell>
          <table:table-cell office:value-type="string">
            <text:p>Unsportsmanlike manner </text:p>
          </table:table-cell>
          <table:table-cell table:number-columns-repeated="2"/>
          <table:table-cell table:formula="of:=&quot;(select t.id from &quot;&amp;[.$B$3]&amp;&quot; t where t.&quot;&amp;[.$B$4]&amp;&quot; = '&quot;&amp;[.$B7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7]&amp;&quot;,'&quot;&amp;[.C7]&amp;&quot;',&quot;&amp;[.D7]&amp;&quot;,&quot;&amp;[.I7]&amp;&quot;,0,CURDATE(),CURDATE())&quot;&amp;IF([.$A8]&gt;0;&quot;,&quot;;&quot;;&quot;)" office:value-type="string" office:string-value="(3,'GC',0,(select t.id from stroke_types t where t.code = ''),0,CURDATE(),CURDATE()),">
            <text:p>(3,'GC',0,(select t.id from stroke_types t where t.code = ''),0,CURDATE(),CURDATE()),</text:p>
          </table:table-cell>
          <table:table-cell table:formula="of:=&quot;    i18n_short_&quot;&amp;[.$C7]&amp;&quot;: &quot;&amp;CHAR(34)&amp;SUBSTITUTE([.G7];&quot;'&quot;;&quot;''&quot;)&amp;CHAR(34)&amp;CHAR(13)&amp;CHAR(10)&amp;&quot;    i18n_description_&quot;&amp;[.$C7]&amp;&quot;: &quot;&amp;CHAR(34)&amp;SUBSTITUTE([.E7];&quot;'&quot;;&quot;''&quot;)&amp;CHAR(34)" office:value-type="string" office:string-value="    i18n_short_GC: &quot;&quot;&#13;&#10;    i18n_description_GC: &quot;Comportamento antisportivo&quot;">
            <text:p><text:s text:c="4"/>i18n_short_GC: ""<text:line-break/> <text:s text:c="3"/>i18n_description_GC: "Comportamento antisportivo"</text:p>
          </table:table-cell>
          <table:table-cell table:formula="of:=&quot;    i18n_short_&quot;&amp;[.$C7]&amp;&quot;: &quot;&amp;CHAR(34)&amp;SUBSTITUTE([.H7];&quot;'&quot;;&quot;''&quot;)&amp;CHAR(34)&amp;CHAR(13)&amp;CHAR(10)&amp;&quot;    i18n_description_&quot;&amp;[.$C7]&amp;&quot;: &quot;&amp;CHAR(34)&amp;SUBSTITUTE([.F7];&quot;'&quot;;&quot;''&quot;)&amp;CHAR(34)" office:value-type="string" office:string-value="    i18n_short_GC: &quot;&quot;&#13;&#10;    i18n_description_GC: &quot;Unsportsmanlike manner &quot;">
            <text:p><text:s text:c="4"/>i18n_short_GC: ""<text:line-break/> <text:s text:c="3"/>i18n_description_GC: "Unsportsmanlike manner "</text:p>
          </table:table-cell>
          <table:table-cell table:number-columns-repeated="1011"/>
        </table:table-row>
        <table:table-row table:style-name="ro4">
          <table:table-cell office:value-type="float" office:value="4">
            <text:p>4</text:p>
          </table:table-cell>
          <table:table-cell/>
          <table:table-cell office:value-type="string">
            <text:p>GD</text:p>
          </table:table-cell>
          <table:table-cell office:value-type="float" office:value="0">
            <text:p>0</text:p>
          </table:table-cell>
          <table:table-cell office:value-type="string">
            <text:p>Interferenze con un altro nuotatore</text:p>
          </table:table-cell>
          <table:table-cell office:value-type="string">
            <text:p>Interference with another swimmer </text:p>
          </table:table-cell>
          <table:table-cell table:number-columns-repeated="2"/>
          <table:table-cell table:formula="of:=&quot;(select t.id from &quot;&amp;[.$B$3]&amp;&quot; t where t.&quot;&amp;[.$B$4]&amp;&quot; = '&quot;&amp;[.$B8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8]&amp;&quot;,'&quot;&amp;[.C8]&amp;&quot;',&quot;&amp;[.D8]&amp;&quot;,&quot;&amp;[.I8]&amp;&quot;,0,CURDATE(),CURDATE())&quot;&amp;IF([.$A9]&gt;0;&quot;,&quot;;&quot;;&quot;)" office:value-type="string" office:string-value="(4,'GD',0,(select t.id from stroke_types t where t.code = ''),0,CURDATE(),CURDATE()),">
            <text:p>(4,'GD',0,(select t.id from stroke_types t where t.code = ''),0,CURDATE(),CURDATE()),</text:p>
          </table:table-cell>
          <table:table-cell table:formula="of:=&quot;    i18n_short_&quot;&amp;[.$C8]&amp;&quot;: &quot;&amp;CHAR(34)&amp;SUBSTITUTE([.G8];&quot;'&quot;;&quot;''&quot;)&amp;CHAR(34)&amp;CHAR(13)&amp;CHAR(10)&amp;&quot;    i18n_description_&quot;&amp;[.$C8]&amp;&quot;: &quot;&amp;CHAR(34)&amp;SUBSTITUTE([.E8];&quot;'&quot;;&quot;''&quot;)&amp;CHAR(34)" office:value-type="string" office:string-value="    i18n_short_GD: &quot;&quot;&#13;&#10;    i18n_description_GD: &quot;Interferenze con un altro nuotatore&quot;">
            <text:p><text:s text:c="4"/>i18n_short_GD: ""<text:line-break/> <text:s text:c="3"/>i18n_description_GD: "Interferenze con un altro nuotatore"</text:p>
          </table:table-cell>
          <table:table-cell table:formula="of:=&quot;    i18n_short_&quot;&amp;[.$C8]&amp;&quot;: &quot;&amp;CHAR(34)&amp;SUBSTITUTE([.H8];&quot;'&quot;;&quot;''&quot;)&amp;CHAR(34)&amp;CHAR(13)&amp;CHAR(10)&amp;&quot;    i18n_description_&quot;&amp;[.$C8]&amp;&quot;: &quot;&amp;CHAR(34)&amp;SUBSTITUTE([.F8];&quot;'&quot;;&quot;''&quot;)&amp;CHAR(34)" office:value-type="string" office:string-value="    i18n_short_GD: &quot;&quot;&#13;&#10;    i18n_description_GD: &quot;Interference with another swimmer &quot;">
            <text:p><text:s text:c="4"/>i18n_short_GD: ""<text:line-break/> <text:s text:c="3"/>i18n_description_GD: "Interference with another swimmer "</text:p>
          </table:table-cell>
          <table:table-cell table:number-columns-repeated="1011"/>
        </table:table-row>
        <table:table-row table:style-name="ro4">
          <table:table-cell office:value-type="float" office:value="5">
            <text:p>5</text:p>
          </table:table-cell>
          <table:table-cell/>
          <table:table-cell office:value-type="string">
            <text:p>GE</text:p>
          </table:table-cell>
          <table:table-cell office:value-type="float" office:value="0">
            <text:p>0</text:p>
          </table:table-cell>
          <table:table-cell office:value-type="string">
            <text:p>Non ha nuotato nello stile previsto</text:p>
          </table:table-cell>
          <table:table-cell office:value-type="string">
            <text:p>Did not swim stroke specified </text:p>
          </table:table-cell>
          <table:table-cell table:number-columns-repeated="2"/>
          <table:table-cell table:formula="of:=&quot;(select t.id from &quot;&amp;[.$B$3]&amp;&quot; t where t.&quot;&amp;[.$B$4]&amp;&quot; = '&quot;&amp;[.$B9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9]&amp;&quot;,'&quot;&amp;[.C9]&amp;&quot;',&quot;&amp;[.D9]&amp;&quot;,&quot;&amp;[.I9]&amp;&quot;,0,CURDATE(),CURDATE())&quot;&amp;IF([.$A10]&gt;0;&quot;,&quot;;&quot;;&quot;)" office:value-type="string" office:string-value="(5,'GE',0,(select t.id from stroke_types t where t.code = ''),0,CURDATE(),CURDATE()),">
            <text:p>(5,'GE',0,(select t.id from stroke_types t where t.code = ''),0,CURDATE(),CURDATE()),</text:p>
          </table:table-cell>
          <table:table-cell table:formula="of:=&quot;    i18n_short_&quot;&amp;[.$C9]&amp;&quot;: &quot;&amp;CHAR(34)&amp;SUBSTITUTE([.G9];&quot;'&quot;;&quot;''&quot;)&amp;CHAR(34)&amp;CHAR(13)&amp;CHAR(10)&amp;&quot;    i18n_description_&quot;&amp;[.$C9]&amp;&quot;: &quot;&amp;CHAR(34)&amp;SUBSTITUTE([.E9];&quot;'&quot;;&quot;''&quot;)&amp;CHAR(34)" office:value-type="string" office:string-value="    i18n_short_GE: &quot;&quot;&#13;&#10;    i18n_description_GE: &quot;Non ha nuotato nello stile previsto&quot;">
            <text:p><text:s text:c="4"/>i18n_short_GE: ""<text:line-break/> <text:s text:c="3"/>i18n_description_GE: "Non ha nuotato nello stile previsto"</text:p>
          </table:table-cell>
          <table:table-cell table:formula="of:=&quot;    i18n_short_&quot;&amp;[.$C9]&amp;&quot;: &quot;&amp;CHAR(34)&amp;SUBSTITUTE([.H9];&quot;'&quot;;&quot;''&quot;)&amp;CHAR(34)&amp;CHAR(13)&amp;CHAR(10)&amp;&quot;    i18n_description_&quot;&amp;[.$C9]&amp;&quot;: &quot;&amp;CHAR(34)&amp;SUBSTITUTE([.F9];&quot;'&quot;;&quot;''&quot;)&amp;CHAR(34)" office:value-type="string" office:string-value="    i18n_short_GE: &quot;&quot;&#13;&#10;    i18n_description_GE: &quot;Did not swim stroke specified &quot;">
            <text:p><text:s text:c="4"/>i18n_short_GE: ""<text:line-break/> <text:s text:c="3"/>i18n_description_GE: "Did not swim stroke specified "</text:p>
          </table:table-cell>
          <table:table-cell table:number-columns-repeated="1011"/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GF</text:p>
          </table:table-cell>
          <table:table-cell office:value-type="float" office:value="0">
            <text:p>0</text:p>
          </table:table-cell>
          <table:table-cell office:value-type="string">
            <text:p>Non ha nuotato la distanza prevista</text:p>
          </table:table-cell>
          <table:table-cell office:value-type="string">
            <text:p>Did not swim distance specified </text:p>
          </table:table-cell>
          <table:table-cell table:number-columns-repeated="2"/>
          <table:table-cell table:formula="of:=&quot;(select t.id from &quot;&amp;[.$B$3]&amp;&quot; t where t.&quot;&amp;[.$B$4]&amp;&quot; = '&quot;&amp;[.$B10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0]&amp;&quot;,'&quot;&amp;[.C10]&amp;&quot;',&quot;&amp;[.D10]&amp;&quot;,&quot;&amp;[.I10]&amp;&quot;,0,CURDATE(),CURDATE())&quot;&amp;IF([.$A11]&gt;0;&quot;,&quot;;&quot;;&quot;)" office:value-type="string" office:string-value="(6,'GF',0,(select t.id from stroke_types t where t.code = ''),0,CURDATE(),CURDATE()),">
            <text:p>(6,'GF',0,(select t.id from stroke_types t where t.code = ''),0,CURDATE(),CURDATE()),</text:p>
          </table:table-cell>
          <table:table-cell table:formula="of:=&quot;    i18n_short_&quot;&amp;[.$C10]&amp;&quot;: &quot;&amp;CHAR(34)&amp;SUBSTITUTE([.G10];&quot;'&quot;;&quot;''&quot;)&amp;CHAR(34)&amp;CHAR(13)&amp;CHAR(10)&amp;&quot;    i18n_description_&quot;&amp;[.$C10]&amp;&quot;: &quot;&amp;CHAR(34)&amp;SUBSTITUTE([.E10];&quot;'&quot;;&quot;''&quot;)&amp;CHAR(34)" office:value-type="string" office:string-value="    i18n_short_GF: &quot;&quot;&#13;&#10;    i18n_description_GF: &quot;Non ha nuotato la distanza prevista&quot;">
            <text:p><text:s text:c="4"/>i18n_short_GF: ""<text:line-break/> <text:s text:c="3"/>i18n_description_GF: "Non ha nuotato la distanza prevista"</text:p>
          </table:table-cell>
          <table:table-cell table:formula="of:=&quot;    i18n_short_&quot;&amp;[.$C10]&amp;&quot;: &quot;&amp;CHAR(34)&amp;SUBSTITUTE([.H10];&quot;'&quot;;&quot;''&quot;)&amp;CHAR(34)&amp;CHAR(13)&amp;CHAR(10)&amp;&quot;    i18n_description_&quot;&amp;[.$C10]&amp;&quot;: &quot;&amp;CHAR(34)&amp;SUBSTITUTE([.F10];&quot;'&quot;;&quot;''&quot;)&amp;CHAR(34)" office:value-type="string" office:string-value="    i18n_short_GF: &quot;&quot;&#13;&#10;    i18n_description_GF: &quot;Did not swim distance specified &quot;">
            <text:p><text:s text:c="4"/>i18n_short_GF: ""<text:line-break/> <text:s text:c="3"/>i18n_description_GF: "Did not swim distance specified "</text:p>
          </table:table-cell>
          <table:table-cell table:number-columns-repeated="1011"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GG</text:p>
          </table:table-cell>
          <table:table-cell office:value-type="float" office:value="0">
            <text:p>0</text:p>
          </table:table-cell>
          <table:table-cell office:value-type="string">
            <text:p>Ha terminato in una corsia differente da quella di partenza</text:p>
          </table:table-cell>
          <table:table-cell office:value-type="string">
            <text:p>Did not finish in same lane </text:p>
          </table:table-cell>
          <table:table-cell table:number-columns-repeated="2"/>
          <table:table-cell table:formula="of:=&quot;(select t.id from &quot;&amp;[.$B$3]&amp;&quot; t where t.&quot;&amp;[.$B$4]&amp;&quot; = '&quot;&amp;[.$B11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1]&amp;&quot;,'&quot;&amp;[.C11]&amp;&quot;',&quot;&amp;[.D11]&amp;&quot;,&quot;&amp;[.I11]&amp;&quot;,0,CURDATE(),CURDATE())&quot;&amp;IF([.$A12]&gt;0;&quot;,&quot;;&quot;;&quot;)" office:value-type="string" office:string-value="(7,'GG',0,(select t.id from stroke_types t where t.code = ''),0,CURDATE(),CURDATE()),">
            <text:p>(7,'GG',0,(select t.id from stroke_types t where t.code = ''),0,CURDATE(),CURDATE()),</text:p>
          </table:table-cell>
          <table:table-cell table:formula="of:=&quot;    i18n_short_&quot;&amp;[.$C11]&amp;&quot;: &quot;&amp;CHAR(34)&amp;SUBSTITUTE([.G11];&quot;'&quot;;&quot;''&quot;)&amp;CHAR(34)&amp;CHAR(13)&amp;CHAR(10)&amp;&quot;    i18n_description_&quot;&amp;[.$C11]&amp;&quot;: &quot;&amp;CHAR(34)&amp;SUBSTITUTE([.E11];&quot;'&quot;;&quot;''&quot;)&amp;CHAR(34)" office:value-type="string" office:string-value="    i18n_short_GG: &quot;&quot;&#13;&#10;    i18n_description_GG: &quot;Ha terminato in una corsia differente da quella di partenza&quot;">
            <text:p><text:s text:c="4"/>i18n_short_GG: ""<text:line-break/> <text:s text:c="3"/>i18n_description_GG: "Ha terminato in una corsia differente da quella di partenza"</text:p>
          </table:table-cell>
          <table:table-cell table:formula="of:=&quot;    i18n_short_&quot;&amp;[.$C11]&amp;&quot;: &quot;&amp;CHAR(34)&amp;SUBSTITUTE([.H11];&quot;'&quot;;&quot;''&quot;)&amp;CHAR(34)&amp;CHAR(13)&amp;CHAR(10)&amp;&quot;    i18n_description_&quot;&amp;[.$C11]&amp;&quot;: &quot;&amp;CHAR(34)&amp;SUBSTITUTE([.F11];&quot;'&quot;;&quot;''&quot;)&amp;CHAR(34)" office:value-type="string" office:string-value="    i18n_short_GG: &quot;&quot;&#13;&#10;    i18n_description_GG: &quot;Did not finish in same lane &quot;">
            <text:p><text:s text:c="4"/>i18n_short_GG: ""<text:line-break/> <text:s text:c="3"/>i18n_description_GG: "Did not finish in same lane "</text:p>
          </table:table-cell>
          <table:table-cell table:number-columns-repeated="1011"/>
        </table:table-row>
        <table:table-row table:style-name="ro4">
          <table:table-cell office:value-type="float" office:value="8">
            <text:p>8</text:p>
          </table:table-cell>
          <table:table-cell/>
          <table:table-cell office:value-type="string">
            <text:p>GH</text:p>
          </table:table-cell>
          <table:table-cell office:value-type="float" office:value="0">
            <text:p>0</text:p>
          </table:table-cell>
          <table:table-cell office:value-type="string">
            <text:p>In piedi durante la nuotata (non a stile libero)</text:p>
          </table:table-cell>
          <table:table-cell office:value-type="string">
            <text:p>Standing on bottom during any stroke but freestyle </text:p>
          </table:table-cell>
          <table:table-cell table:number-columns-repeated="2"/>
          <table:table-cell table:formula="of:=&quot;(select t.id from &quot;&amp;[.$B$3]&amp;&quot; t where t.&quot;&amp;[.$B$4]&amp;&quot; = '&quot;&amp;[.$B12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2]&amp;&quot;,'&quot;&amp;[.C12]&amp;&quot;',&quot;&amp;[.D12]&amp;&quot;,&quot;&amp;[.I12]&amp;&quot;,0,CURDATE(),CURDATE())&quot;&amp;IF([.$A13]&gt;0;&quot;,&quot;;&quot;;&quot;)" office:value-type="string" office:string-value="(8,'GH',0,(select t.id from stroke_types t where t.code = ''),0,CURDATE(),CURDATE()),">
            <text:p>(8,'GH',0,(select t.id from stroke_types t where t.code = ''),0,CURDATE(),CURDATE()),</text:p>
          </table:table-cell>
          <table:table-cell table:formula="of:=&quot;    i18n_short_&quot;&amp;[.$C12]&amp;&quot;: &quot;&amp;CHAR(34)&amp;SUBSTITUTE([.G12];&quot;'&quot;;&quot;''&quot;)&amp;CHAR(34)&amp;CHAR(13)&amp;CHAR(10)&amp;&quot;    i18n_description_&quot;&amp;[.$C12]&amp;&quot;: &quot;&amp;CHAR(34)&amp;SUBSTITUTE([.E12];&quot;'&quot;;&quot;''&quot;)&amp;CHAR(34)" office:value-type="string" office:string-value="    i18n_short_GH: &quot;&quot;&#13;&#10;    i18n_description_GH: &quot;In piedi durante la nuotata (non a stile libero)&quot;">
            <text:p><text:s text:c="4"/>i18n_short_GH: ""<text:line-break/> <text:s text:c="3"/>i18n_description_GH: "In piedi durante la nuotata (non a stile libero)"</text:p>
          </table:table-cell>
          <table:table-cell table:formula="of:=&quot;    i18n_short_&quot;&amp;[.$C12]&amp;&quot;: &quot;&amp;CHAR(34)&amp;SUBSTITUTE([.H12];&quot;'&quot;;&quot;''&quot;)&amp;CHAR(34)&amp;CHAR(13)&amp;CHAR(10)&amp;&quot;    i18n_description_&quot;&amp;[.$C12]&amp;&quot;: &quot;&amp;CHAR(34)&amp;SUBSTITUTE([.F12];&quot;'&quot;;&quot;''&quot;)&amp;CHAR(34)" office:value-type="string" office:string-value="    i18n_short_GH: &quot;&quot;&#13;&#10;    i18n_description_GH: &quot;Standing on bottom during any stroke but freestyle &quot;">
            <text:p><text:s text:c="4"/>i18n_short_GH: ""<text:line-break/> <text:s text:c="3"/>i18n_description_GH: "Standing on bottom during any stroke but freestyle "</text:p>
          </table:table-cell>
          <table:table-cell table:number-columns-repeated="1011"/>
        </table:table-row>
        <table:table-row table:style-name="ro4">
          <table:table-cell office:value-type="float" office:value="9">
            <text:p>9</text:p>
          </table:table-cell>
          <table:table-cell/>
          <table:table-cell office:value-type="string">
            <text:p>GI</text:p>
          </table:table-cell>
          <table:table-cell office:value-type="float" office:value="0">
            <text:p>0</text:p>
          </table:table-cell>
          <table:table-cell office:value-type="string">
            <text:p>Ha nuotato nella corsia errata</text:p>
          </table:table-cell>
          <table:table-cell office:value-type="string">
            <text:p>Swimmer swam in wrong lane </text:p>
          </table:table-cell>
          <table:table-cell table:number-columns-repeated="2"/>
          <table:table-cell table:formula="of:=&quot;(select t.id from &quot;&amp;[.$B$3]&amp;&quot; t where t.&quot;&amp;[.$B$4]&amp;&quot; = '&quot;&amp;[.$B13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3]&amp;&quot;,'&quot;&amp;[.C13]&amp;&quot;',&quot;&amp;[.D13]&amp;&quot;,&quot;&amp;[.I13]&amp;&quot;,0,CURDATE(),CURDATE())&quot;&amp;IF([.$A14]&gt;0;&quot;,&quot;;&quot;;&quot;)" office:value-type="string" office:string-value="(9,'GI',0,(select t.id from stroke_types t where t.code = ''),0,CURDATE(),CURDATE()),">
            <text:p>(9,'GI',0,(select t.id from stroke_types t where t.code = ''),0,CURDATE(),CURDATE()),</text:p>
          </table:table-cell>
          <table:table-cell table:formula="of:=&quot;    i18n_short_&quot;&amp;[.$C13]&amp;&quot;: &quot;&amp;CHAR(34)&amp;SUBSTITUTE([.G13];&quot;'&quot;;&quot;''&quot;)&amp;CHAR(34)&amp;CHAR(13)&amp;CHAR(10)&amp;&quot;    i18n_description_&quot;&amp;[.$C13]&amp;&quot;: &quot;&amp;CHAR(34)&amp;SUBSTITUTE([.E13];&quot;'&quot;;&quot;''&quot;)&amp;CHAR(34)" office:value-type="string" office:string-value="    i18n_short_GI: &quot;&quot;&#13;&#10;    i18n_description_GI: &quot;Ha nuotato nella corsia errata&quot;">
            <text:p><text:s text:c="4"/>i18n_short_GI: ""<text:line-break/> <text:s text:c="3"/>i18n_description_GI: "Ha nuotato nella corsia errata"</text:p>
          </table:table-cell>
          <table:table-cell table:formula="of:=&quot;    i18n_short_&quot;&amp;[.$C13]&amp;&quot;: &quot;&amp;CHAR(34)&amp;SUBSTITUTE([.H13];&quot;'&quot;;&quot;''&quot;)&amp;CHAR(34)&amp;CHAR(13)&amp;CHAR(10)&amp;&quot;    i18n_description_&quot;&amp;[.$C13]&amp;&quot;: &quot;&amp;CHAR(34)&amp;SUBSTITUTE([.F13];&quot;'&quot;;&quot;''&quot;)&amp;CHAR(34)" office:value-type="string" office:string-value="    i18n_short_GI: &quot;&quot;&#13;&#10;    i18n_description_GI: &quot;Swimmer swam in wrong lane &quot;">
            <text:p><text:s text:c="4"/>i18n_short_GI: ""<text:line-break/> <text:s text:c="3"/>i18n_description_GI: "Swimmer swam in wrong lane "</text:p>
          </table:table-cell>
          <table:table-cell table:number-columns-repeated="1011"/>
        </table:table-row>
        <table:table-row table:style-name="ro4">
          <table:table-cell office:value-type="float" office:value="10">
            <text:p>10</text:p>
          </table:table-cell>
          <table:table-cell/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string">
            <text:p>Si è avvalso di aiuti</text:p>
          </table:table-cell>
          <table:table-cell office:value-type="string">
            <text:p>Swimmer made use of aids </text:p>
          </table:table-cell>
          <table:table-cell table:number-columns-repeated="2"/>
          <table:table-cell table:formula="of:=&quot;(select t.id from &quot;&amp;[.$B$3]&amp;&quot; t where t.&quot;&amp;[.$B$4]&amp;&quot; = '&quot;&amp;[.$B14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4]&amp;&quot;,'&quot;&amp;[.C14]&amp;&quot;',&quot;&amp;[.D14]&amp;&quot;,&quot;&amp;[.I14]&amp;&quot;,0,CURDATE(),CURDATE())&quot;&amp;IF([.$A15]&gt;0;&quot;,&quot;;&quot;;&quot;)" office:value-type="string" office:string-value="(10,'GJ',0,(select t.id from stroke_types t where t.code = ''),0,CURDATE(),CURDATE()),">
            <text:p>(10,'GJ',0,(select t.id from stroke_types t where t.code = ''),0,CURDATE(),CURDATE()),</text:p>
          </table:table-cell>
          <table:table-cell table:formula="of:=&quot;    i18n_short_&quot;&amp;[.$C14]&amp;&quot;: &quot;&amp;CHAR(34)&amp;SUBSTITUTE([.G14];&quot;'&quot;;&quot;''&quot;)&amp;CHAR(34)&amp;CHAR(13)&amp;CHAR(10)&amp;&quot;    i18n_description_&quot;&amp;[.$C14]&amp;&quot;: &quot;&amp;CHAR(34)&amp;SUBSTITUTE([.E14];&quot;'&quot;;&quot;''&quot;)&amp;CHAR(34)" office:value-type="string" office:string-value="    i18n_short_GJ: &quot;&quot;&#13;&#10;    i18n_description_GJ: &quot;Si è avvalso di aiuti&quot;">
            <text:p><text:s text:c="4"/>i18n_short_GJ: ""<text:line-break/> <text:s text:c="3"/>i18n_description_GJ: "Si è avvalso di aiuti"</text:p>
          </table:table-cell>
          <table:table-cell table:formula="of:=&quot;    i18n_short_&quot;&amp;[.$C14]&amp;&quot;: &quot;&amp;CHAR(34)&amp;SUBSTITUTE([.H14];&quot;'&quot;;&quot;''&quot;)&amp;CHAR(34)&amp;CHAR(13)&amp;CHAR(10)&amp;&quot;    i18n_description_&quot;&amp;[.$C14]&amp;&quot;: &quot;&amp;CHAR(34)&amp;SUBSTITUTE([.F14];&quot;'&quot;;&quot;''&quot;)&amp;CHAR(34)" office:value-type="string" office:string-value="    i18n_short_GJ: &quot;&quot;&#13;&#10;    i18n_description_GJ: &quot;Swimmer made use of aids &quot;">
            <text:p><text:s text:c="4"/>i18n_short_GJ: ""<text:line-break/> <text:s text:c="3"/>i18n_description_GJ: "Swimmer made use of aids "</text:p>
          </table:table-cell>
          <table:table-cell table:number-columns-repeated="1011"/>
        </table:table-row>
        <table:table-row table:style-name="ro4">
          <table:table-cell office:value-type="float" office:value="11">
            <text:p>11</text:p>
          </table:table-cell>
          <table:table-cell/>
          <table:table-cell office:value-type="string">
            <text:p>GK</text:p>
          </table:table-cell>
          <table:table-cell office:value-type="float" office:value="0">
            <text:p>0</text:p>
          </table:table-cell>
          <table:table-cell office:value-type="string">
            <text:p>Non ha terminato la gara</text:p>
          </table:table-cell>
          <table:table-cell office:value-type="string">
            <text:p>Swimmer did not finish </text:p>
          </table:table-cell>
          <table:table-cell table:number-columns-repeated="2"/>
          <table:table-cell table:formula="of:=&quot;(select t.id from &quot;&amp;[.$B$3]&amp;&quot; t where t.&quot;&amp;[.$B$4]&amp;&quot; = '&quot;&amp;[.$B15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5]&amp;&quot;,'&quot;&amp;[.C15]&amp;&quot;',&quot;&amp;[.D15]&amp;&quot;,&quot;&amp;[.I15]&amp;&quot;,0,CURDATE(),CURDATE())&quot;&amp;IF([.$A16]&gt;0;&quot;,&quot;;&quot;;&quot;)" office:value-type="string" office:string-value="(11,'GK',0,(select t.id from stroke_types t where t.code = ''),0,CURDATE(),CURDATE()),">
            <text:p>(11,'GK',0,(select t.id from stroke_types t where t.code = ''),0,CURDATE(),CURDATE()),</text:p>
          </table:table-cell>
          <table:table-cell table:formula="of:=&quot;    i18n_short_&quot;&amp;[.$C15]&amp;&quot;: &quot;&amp;CHAR(34)&amp;SUBSTITUTE([.G15];&quot;'&quot;;&quot;''&quot;)&amp;CHAR(34)&amp;CHAR(13)&amp;CHAR(10)&amp;&quot;    i18n_description_&quot;&amp;[.$C15]&amp;&quot;: &quot;&amp;CHAR(34)&amp;SUBSTITUTE([.E15];&quot;'&quot;;&quot;''&quot;)&amp;CHAR(34)" office:value-type="string" office:string-value="    i18n_short_GK: &quot;&quot;&#13;&#10;    i18n_description_GK: &quot;Non ha terminato la gara&quot;">
            <text:p><text:s text:c="4"/>i18n_short_GK: ""<text:line-break/> <text:s text:c="3"/>i18n_description_GK: "Non ha terminato la gara"</text:p>
          </table:table-cell>
          <table:table-cell table:formula="of:=&quot;    i18n_short_&quot;&amp;[.$C15]&amp;&quot;: &quot;&amp;CHAR(34)&amp;SUBSTITUTE([.H15];&quot;'&quot;;&quot;''&quot;)&amp;CHAR(34)&amp;CHAR(13)&amp;CHAR(10)&amp;&quot;    i18n_description_&quot;&amp;[.$C15]&amp;&quot;: &quot;&amp;CHAR(34)&amp;SUBSTITUTE([.F15];&quot;'&quot;;&quot;''&quot;)&amp;CHAR(34)" office:value-type="string" office:string-value="    i18n_short_GK: &quot;&quot;&#13;&#10;    i18n_description_GK: &quot;Swimmer did not finish &quot;">
            <text:p><text:s text:c="4"/>i18n_short_GK: ""<text:line-break/> <text:s text:c="3"/>i18n_description_GK: "Swimmer did not finish "</text:p>
          </table:table-cell>
          <table:table-cell table:number-columns-repeated="1011"/>
        </table:table-row>
        <table:table-row table:style-name="ro4">
          <table:table-cell office:value-type="float" office:value="12">
            <text:p>12</text:p>
          </table:table-cell>
          <table:table-cell/>
          <table:table-cell office:value-type="string">
            <text:p>GL</text:p>
          </table:table-cell>
          <table:table-cell office:value-type="float" office:value="0">
            <text:p>0</text:p>
          </table:table-cell>
          <table:table-cell office:value-type="string">
            <text:p>Si è tirato alla corsia</text:p>
          </table:table-cell>
          <table:table-cell office:value-type="string">
            <text:p>Pulled on lane ropes</text:p>
          </table:table-cell>
          <table:table-cell table:number-columns-repeated="2"/>
          <table:table-cell table:formula="of:=&quot;(select t.id from &quot;&amp;[.$B$3]&amp;&quot; t where t.&quot;&amp;[.$B$4]&amp;&quot; = '&quot;&amp;[.$B16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6]&amp;&quot;,'&quot;&amp;[.C16]&amp;&quot;',&quot;&amp;[.D16]&amp;&quot;,&quot;&amp;[.I16]&amp;&quot;,0,CURDATE(),CURDATE())&quot;&amp;IF([.$A17]&gt;0;&quot;,&quot;;&quot;;&quot;)" office:value-type="string" office:string-value="(12,'GL',0,(select t.id from stroke_types t where t.code = ''),0,CURDATE(),CURDATE()),">
            <text:p>(12,'GL',0,(select t.id from stroke_types t where t.code = ''),0,CURDATE(),CURDATE()),</text:p>
          </table:table-cell>
          <table:table-cell table:formula="of:=&quot;    i18n_short_&quot;&amp;[.$C16]&amp;&quot;: &quot;&amp;CHAR(34)&amp;SUBSTITUTE([.G16];&quot;'&quot;;&quot;''&quot;)&amp;CHAR(34)&amp;CHAR(13)&amp;CHAR(10)&amp;&quot;    i18n_description_&quot;&amp;[.$C16]&amp;&quot;: &quot;&amp;CHAR(34)&amp;SUBSTITUTE([.E16];&quot;'&quot;;&quot;''&quot;)&amp;CHAR(34)" office:value-type="string" office:string-value="    i18n_short_GL: &quot;&quot;&#13;&#10;    i18n_description_GL: &quot;Si è tirato alla corsia&quot;">
            <text:p><text:s text:c="4"/>i18n_short_GL: ""<text:line-break/> <text:s text:c="3"/>i18n_description_GL: "Si è tirato alla corsia"</text:p>
          </table:table-cell>
          <table:table-cell table:formula="of:=&quot;    i18n_short_&quot;&amp;[.$C16]&amp;&quot;: &quot;&amp;CHAR(34)&amp;SUBSTITUTE([.H16];&quot;'&quot;;&quot;''&quot;)&amp;CHAR(34)&amp;CHAR(13)&amp;CHAR(10)&amp;&quot;    i18n_description_&quot;&amp;[.$C16]&amp;&quot;: &quot;&amp;CHAR(34)&amp;SUBSTITUTE([.F16];&quot;'&quot;;&quot;''&quot;)&amp;CHAR(34)" office:value-type="string" office:string-value="    i18n_short_GL: &quot;&quot;&#13;&#10;    i18n_description_GL: &quot;Pulled on lane ropes&quot;">
            <text:p><text:s text:c="4"/>i18n_short_GL: ""<text:line-break/> <text:s text:c="3"/>i18n_description_GL: "Pulled on lane ropes"</text:p>
          </table:table-cell>
          <table:table-cell table:number-columns-repeated="1011"/>
        </table:table-row>
        <table:table-row table:style-name="ro4">
          <table:table-cell office:value-type="float" office:value="13">
            <text:p>13</text:p>
          </table:table-cell>
          <table:table-cell/>
          <table:table-cell office:value-type="string">
            <text:p>GM</text:p>
          </table:table-cell>
          <table:table-cell office:value-type="float" office:value="0">
            <text:p>0</text:p>
          </table:table-cell>
          <table:table-cell office:value-type="string">
            <text:p>Indossato un costume non approvato dalla FINA</text:p>
          </table:table-cell>
          <table:table-cell office:value-type="string">
            <text:p>Use of not FINA approved swim suit</text:p>
          </table:table-cell>
          <table:table-cell table:number-columns-repeated="2"/>
          <table:table-cell table:formula="of:=&quot;(select t.id from &quot;&amp;[.$B$3]&amp;&quot; t where t.&quot;&amp;[.$B$4]&amp;&quot; = '&quot;&amp;[.$B17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17]&amp;&quot;,'&quot;&amp;[.C17]&amp;&quot;',&quot;&amp;[.D17]&amp;&quot;,&quot;&amp;[.I17]&amp;&quot;,0,CURDATE(),CURDATE())&quot;&amp;IF([.$A18]&gt;0;&quot;,&quot;;&quot;;&quot;)" office:value-type="string" office:string-value="(13,'GM',0,(select t.id from stroke_types t where t.code = ''),0,CURDATE(),CURDATE()),">
            <text:p>(13,'GM',0,(select t.id from stroke_types t where t.code = ''),0,CURDATE(),CURDATE()),</text:p>
          </table:table-cell>
          <table:table-cell table:formula="of:=&quot;    i18n_short_&quot;&amp;[.$C17]&amp;&quot;: &quot;&amp;CHAR(34)&amp;SUBSTITUTE([.G17];&quot;'&quot;;&quot;''&quot;)&amp;CHAR(34)&amp;CHAR(13)&amp;CHAR(10)&amp;&quot;    i18n_description_&quot;&amp;[.$C17]&amp;&quot;: &quot;&amp;CHAR(34)&amp;SUBSTITUTE([.E17];&quot;'&quot;;&quot;''&quot;)&amp;CHAR(34)" office:value-type="string" office:string-value="    i18n_short_GM: &quot;&quot;&#13;&#10;    i18n_description_GM: &quot;Indossato un costume non approvato dalla FINA&quot;">
            <text:p><text:s text:c="4"/>i18n_short_GM: ""<text:line-break/> <text:s text:c="3"/>i18n_description_GM: "Indossato un costume non approvato dalla FINA"</text:p>
          </table:table-cell>
          <table:table-cell table:formula="of:=&quot;    i18n_short_&quot;&amp;[.$C17]&amp;&quot;: &quot;&amp;CHAR(34)&amp;SUBSTITUTE([.H17];&quot;'&quot;;&quot;''&quot;)&amp;CHAR(34)&amp;CHAR(13)&amp;CHAR(10)&amp;&quot;    i18n_description_&quot;&amp;[.$C17]&amp;&quot;: &quot;&amp;CHAR(34)&amp;SUBSTITUTE([.F17];&quot;'&quot;;&quot;''&quot;)&amp;CHAR(34)" office:value-type="string" office:string-value="    i18n_short_GM: &quot;&quot;&#13;&#10;    i18n_description_GM: &quot;Use of not FINA approved swim suit&quot;">
            <text:p><text:s text:c="4"/>i18n_short_GM: ""<text:line-break/> <text:s text:c="3"/>i18n_description_GM: "Use of not FINA approved swim suit"</text:p>
          </table:table-cell>
          <table:table-cell table:number-columns-repeated="1011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DO</text:p>
          </table:table-cell>
          <table:table-cell office:value-type="string">
            <text:p>BaA</text:p>
          </table:table-cell>
          <table:table-cell office:value-type="float" office:value="0">
            <text:p>0</text:p>
          </table:table-cell>
          <table:table-cell office:value-type="string">
            <text:p>Dita dei piedi sopra la superficie dell'acqua in partenza</text:p>
          </table:table-cell>
          <table:table-cell office:value-type="string">
            <text:p>Toes above water surface at start </text:p>
          </table:table-cell>
          <table:table-cell table:number-columns-repeated="2"/>
          <table:table-cell table:formula="of:=&quot;(select t.id from &quot;&amp;[.$B$3]&amp;&quot; t where t.&quot;&amp;[.$B$4]&amp;&quot; = '&quot;&amp;[.$B18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18]&amp;&quot;,'&quot;&amp;[.C18]&amp;&quot;',&quot;&amp;[.D18]&amp;&quot;,&quot;&amp;[.I18]&amp;&quot;,0,CURDATE(),CURDATE())&quot;&amp;IF([.$A19]&gt;0;&quot;,&quot;;&quot;;&quot;)" office:value-type="string" office:string-value="(14,'BaA',0,(select t.id from stroke_types t where t.code = 'DO'),0,CURDATE(),CURDATE()),">
            <text:p>(14,'BaA',0,(select t.id from stroke_types t where t.code = 'DO'),0,CURDATE(),CURDATE()),</text:p>
          </table:table-cell>
          <table:table-cell table:formula="of:=&quot;    i18n_short_&quot;&amp;[.$C18]&amp;&quot;: &quot;&amp;CHAR(34)&amp;SUBSTITUTE([.G18];&quot;'&quot;;&quot;''&quot;)&amp;CHAR(34)&amp;CHAR(13)&amp;CHAR(10)&amp;&quot;    i18n_description_&quot;&amp;[.$C18]&amp;&quot;: &quot;&amp;CHAR(34)&amp;SUBSTITUTE([.E18];&quot;'&quot;;&quot;''&quot;)&amp;CHAR(34)" office:value-type="string" office:string-value="    i18n_short_BaA: &quot;&quot;&#13;&#10;    i18n_description_BaA: &quot;Dita dei piedi sopra la superficie dell''acqua in partenza&quot;">
            <text:p><text:s text:c="4"/>i18n_short_BaA: ""<text:line-break/> <text:s text:c="3"/>i18n_description_BaA: "Dita dei piedi sopra la superficie dell''acqua in partenza"</text:p>
          </table:table-cell>
          <table:table-cell table:formula="of:=&quot;    i18n_short_&quot;&amp;[.$C18]&amp;&quot;: &quot;&amp;CHAR(34)&amp;SUBSTITUTE([.H18];&quot;'&quot;;&quot;''&quot;)&amp;CHAR(34)&amp;CHAR(13)&amp;CHAR(10)&amp;&quot;    i18n_description_&quot;&amp;[.$C18]&amp;&quot;: &quot;&amp;CHAR(34)&amp;SUBSTITUTE([.F18];&quot;'&quot;;&quot;''&quot;)&amp;CHAR(34)" office:value-type="string" office:string-value="    i18n_short_BaA: &quot;&quot;&#13;&#10;    i18n_description_BaA: &quot;Toes above water surface at start &quot;">
            <text:p><text:s text:c="4"/>i18n_short_BaA: ""<text:line-break/> <text:s text:c="3"/>i18n_description_BaA: "Toes above water surface at start "</text:p>
          </table:table-cell>
          <table:table-cell table:number-columns-repeated="1011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DO</text:p>
          </table:table-cell>
          <table:table-cell office:value-type="string">
            <text:p>BaB</text:p>
          </table:table-cell>
          <table:table-cell office:value-type="float" office:value="0">
            <text:p>0</text:p>
          </table:table-cell>
          <table:table-cell office:value-type="string">
            <text:p>La testa non è emersa entro i primi 15 metri dopo partenza o virate</text:p>
          </table:table-cell>
          <table:table-cell office:value-type="string">
            <text:p>Head did not break surface by 15 meters after start or turn </text:p>
          </table:table-cell>
          <table:table-cell table:number-columns-repeated="2"/>
          <table:table-cell table:formula="of:=&quot;(select t.id from &quot;&amp;[.$B$3]&amp;&quot; t where t.&quot;&amp;[.$B$4]&amp;&quot; = '&quot;&amp;[.$B19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19]&amp;&quot;,'&quot;&amp;[.C19]&amp;&quot;',&quot;&amp;[.D19]&amp;&quot;,&quot;&amp;[.I19]&amp;&quot;,0,CURDATE(),CURDATE())&quot;&amp;IF([.$A20]&gt;0;&quot;,&quot;;&quot;;&quot;)" office:value-type="string" office:string-value="(15,'BaB',0,(select t.id from stroke_types t where t.code = 'DO'),0,CURDATE(),CURDATE()),">
            <text:p>(15,'BaB',0,(select t.id from stroke_types t where t.code = 'DO'),0,CURDATE(),CURDATE()),</text:p>
          </table:table-cell>
          <table:table-cell table:formula="of:=&quot;    i18n_short_&quot;&amp;[.$C19]&amp;&quot;: &quot;&amp;CHAR(34)&amp;SUBSTITUTE([.G19];&quot;'&quot;;&quot;''&quot;)&amp;CHAR(34)&amp;CHAR(13)&amp;CHAR(10)&amp;&quot;    i18n_description_&quot;&amp;[.$C19]&amp;&quot;: &quot;&amp;CHAR(34)&amp;SUBSTITUTE([.E19];&quot;'&quot;;&quot;''&quot;)&amp;CHAR(34)" office:value-type="string" office:string-value="    i18n_short_BaB: &quot;&quot;&#13;&#10;    i18n_description_BaB: &quot;La testa non è emersa entro i primi 15 metri dopo partenza o virate&quot;">
            <text:p><text:s text:c="4"/>i18n_short_BaB: ""<text:line-break/> <text:s text:c="3"/>i18n_description_BaB: "La testa non è emersa entro i primi 15 metri dopo partenza o virate"</text:p>
          </table:table-cell>
          <table:table-cell table:formula="of:=&quot;    i18n_short_&quot;&amp;[.$C19]&amp;&quot;: &quot;&amp;CHAR(34)&amp;SUBSTITUTE([.H19];&quot;'&quot;;&quot;''&quot;)&amp;CHAR(34)&amp;CHAR(13)&amp;CHAR(10)&amp;&quot;    i18n_description_&quot;&amp;[.$C19]&amp;&quot;: &quot;&amp;CHAR(34)&amp;SUBSTITUTE([.F19];&quot;'&quot;;&quot;''&quot;)&amp;CHAR(34)" office:value-type="string" office:string-value="    i18n_short_BaB: &quot;&quot;&#13;&#10;    i18n_description_BaB: &quot;Head did not break surface by 15 meters after start or turn &quot;">
            <text:p><text:s text:c="4"/>i18n_short_BaB: ""<text:line-break/> <text:s text:c="3"/>i18n_description_BaB: "Head did not break surface by 15 meters after start or turn "</text:p>
          </table:table-cell>
          <table:table-cell table:number-columns-repeated="1011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DO</text:p>
          </table:table-cell>
          <table:table-cell office:value-type="string">
            <text:p>BaC</text:p>
          </table:table-cell>
          <table:table-cell office:value-type="float" office:value="0">
            <text:p>0</text:p>
          </table:table-cell>
          <table:table-cell office:value-type="string">
            <text:p>Spalle oltre la verticale</text:p>
          </table:table-cell>
          <table:table-cell office:value-type="string">
            <text:p>Shoulders past vertical </text:p>
          </table:table-cell>
          <table:table-cell table:number-columns-repeated="2"/>
          <table:table-cell table:formula="of:=&quot;(select t.id from &quot;&amp;[.$B$3]&amp;&quot; t where t.&quot;&amp;[.$B$4]&amp;&quot; = '&quot;&amp;[.$B20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20]&amp;&quot;,'&quot;&amp;[.C20]&amp;&quot;',&quot;&amp;[.D20]&amp;&quot;,&quot;&amp;[.I20]&amp;&quot;,0,CURDATE(),CURDATE())&quot;&amp;IF([.$A21]&gt;0;&quot;,&quot;;&quot;;&quot;)" office:value-type="string" office:string-value="(16,'BaC',0,(select t.id from stroke_types t where t.code = 'DO'),0,CURDATE(),CURDATE()),">
            <text:p>(16,'BaC',0,(select t.id from stroke_types t where t.code = 'DO'),0,CURDATE(),CURDATE()),</text:p>
          </table:table-cell>
          <table:table-cell table:formula="of:=&quot;    i18n_short_&quot;&amp;[.$C20]&amp;&quot;: &quot;&amp;CHAR(34)&amp;SUBSTITUTE([.G20];&quot;'&quot;;&quot;''&quot;)&amp;CHAR(34)&amp;CHAR(13)&amp;CHAR(10)&amp;&quot;    i18n_description_&quot;&amp;[.$C20]&amp;&quot;: &quot;&amp;CHAR(34)&amp;SUBSTITUTE([.E20];&quot;'&quot;;&quot;''&quot;)&amp;CHAR(34)" office:value-type="string" office:string-value="    i18n_short_BaC: &quot;&quot;&#13;&#10;    i18n_description_BaC: &quot;Spalle oltre la verticale&quot;">
            <text:p><text:s text:c="4"/>i18n_short_BaC: ""<text:line-break/> <text:s text:c="3"/>i18n_description_BaC: "Spalle oltre la verticale"</text:p>
          </table:table-cell>
          <table:table-cell table:formula="of:=&quot;    i18n_short_&quot;&amp;[.$C20]&amp;&quot;: &quot;&amp;CHAR(34)&amp;SUBSTITUTE([.H20];&quot;'&quot;;&quot;''&quot;)&amp;CHAR(34)&amp;CHAR(13)&amp;CHAR(10)&amp;&quot;    i18n_description_&quot;&amp;[.$C20]&amp;&quot;: &quot;&amp;CHAR(34)&amp;SUBSTITUTE([.F20];&quot;'&quot;;&quot;''&quot;)&amp;CHAR(34)" office:value-type="string" office:string-value="    i18n_short_BaC: &quot;&quot;&#13;&#10;    i18n_description_BaC: &quot;Shoulders past vertical &quot;">
            <text:p><text:s text:c="4"/>i18n_short_BaC: ""<text:line-break/> <text:s text:c="3"/>i18n_description_BaC: "Shoulders past vertical "</text:p>
          </table:table-cell>
          <table:table-cell table:number-columns-repeated="1011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DO</text:p>
          </table:table-cell>
          <table:table-cell office:value-type="string">
            <text:p>BaD</text:p>
          </table:table-cell>
          <table:table-cell office:value-type="float" office:value="0">
            <text:p>0</text:p>
          </table:table-cell>
          <table:table-cell office:value-type="string">
            <text:p>Non ha toccato ad una virata o all'arrivo</text:p>
          </table:table-cell>
          <table:table-cell office:value-type="string">
            <text:p>No touch at turn and/or finish </text:p>
          </table:table-cell>
          <table:table-cell table:number-columns-repeated="2"/>
          <table:table-cell table:formula="of:=&quot;(select t.id from &quot;&amp;[.$B$3]&amp;&quot; t where t.&quot;&amp;[.$B$4]&amp;&quot; = '&quot;&amp;[.$B21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21]&amp;&quot;,'&quot;&amp;[.C21]&amp;&quot;',&quot;&amp;[.D21]&amp;&quot;,&quot;&amp;[.I21]&amp;&quot;,0,CURDATE(),CURDATE())&quot;&amp;IF([.$A22]&gt;0;&quot;,&quot;;&quot;;&quot;)" office:value-type="string" office:string-value="(17,'BaD',0,(select t.id from stroke_types t where t.code = 'DO'),0,CURDATE(),CURDATE()),">
            <text:p>(17,'BaD',0,(select t.id from stroke_types t where t.code = 'DO'),0,CURDATE(),CURDATE()),</text:p>
          </table:table-cell>
          <table:table-cell table:formula="of:=&quot;    i18n_short_&quot;&amp;[.$C21]&amp;&quot;: &quot;&amp;CHAR(34)&amp;SUBSTITUTE([.G21];&quot;'&quot;;&quot;''&quot;)&amp;CHAR(34)&amp;CHAR(13)&amp;CHAR(10)&amp;&quot;    i18n_description_&quot;&amp;[.$C21]&amp;&quot;: &quot;&amp;CHAR(34)&amp;SUBSTITUTE([.E21];&quot;'&quot;;&quot;''&quot;)&amp;CHAR(34)" office:value-type="string" office:string-value="    i18n_short_BaD: &quot;&quot;&#13;&#10;    i18n_description_BaD: &quot;Non ha toccato ad una virata o all''arrivo&quot;">
            <text:p><text:s text:c="4"/>i18n_short_BaD: ""<text:line-break/> <text:s text:c="3"/>i18n_description_BaD: "Non ha toccato ad una virata o all''arrivo"</text:p>
          </table:table-cell>
          <table:table-cell table:formula="of:=&quot;    i18n_short_&quot;&amp;[.$C21]&amp;&quot;: &quot;&amp;CHAR(34)&amp;SUBSTITUTE([.H21];&quot;'&quot;;&quot;''&quot;)&amp;CHAR(34)&amp;CHAR(13)&amp;CHAR(10)&amp;&quot;    i18n_description_&quot;&amp;[.$C21]&amp;&quot;: &quot;&amp;CHAR(34)&amp;SUBSTITUTE([.F21];&quot;'&quot;;&quot;''&quot;)&amp;CHAR(34)" office:value-type="string" office:string-value="    i18n_short_BaD: &quot;&quot;&#13;&#10;    i18n_description_BaD: &quot;No touch at turn and/or finish &quot;">
            <text:p><text:s text:c="4"/>i18n_short_BaD: ""<text:line-break/> <text:s text:c="3"/>i18n_description_BaD: "No touch at turn and/or finish "</text:p>
          </table:table-cell>
          <table:table-cell table:number-columns-repeated="1011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DO</text:p>
          </table:table-cell>
          <table:table-cell office:value-type="string">
            <text:p>BaE</text:p>
          </table:table-cell>
          <table:table-cell office:value-type="float" office:value="0">
            <text:p>0</text:p>
          </table:table-cell>
          <table:table-cell office:value-type="string">
            <text:p>Posizione non sul dorso</text:p>
          </table:table-cell>
          <table:table-cell office:value-type="string">
            <text:p>Not on back of wall </text:p>
          </table:table-cell>
          <table:table-cell table:number-columns-repeated="2"/>
          <table:table-cell table:formula="of:=&quot;(select t.id from &quot;&amp;[.$B$3]&amp;&quot; t where t.&quot;&amp;[.$B$4]&amp;&quot; = '&quot;&amp;[.$B22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22]&amp;&quot;,'&quot;&amp;[.C22]&amp;&quot;',&quot;&amp;[.D22]&amp;&quot;,&quot;&amp;[.I22]&amp;&quot;,0,CURDATE(),CURDATE())&quot;&amp;IF([.$A23]&gt;0;&quot;,&quot;;&quot;;&quot;)" office:value-type="string" office:string-value="(18,'BaE',0,(select t.id from stroke_types t where t.code = 'DO'),0,CURDATE(),CURDATE()),">
            <text:p>(18,'BaE',0,(select t.id from stroke_types t where t.code = 'DO'),0,CURDATE(),CURDATE()),</text:p>
          </table:table-cell>
          <table:table-cell table:formula="of:=&quot;    i18n_short_&quot;&amp;[.$C22]&amp;&quot;: &quot;&amp;CHAR(34)&amp;SUBSTITUTE([.G22];&quot;'&quot;;&quot;''&quot;)&amp;CHAR(34)&amp;CHAR(13)&amp;CHAR(10)&amp;&quot;    i18n_description_&quot;&amp;[.$C22]&amp;&quot;: &quot;&amp;CHAR(34)&amp;SUBSTITUTE([.E22];&quot;'&quot;;&quot;''&quot;)&amp;CHAR(34)" office:value-type="string" office:string-value="    i18n_short_BaE: &quot;&quot;&#13;&#10;    i18n_description_BaE: &quot;Posizione non sul dorso&quot;">
            <text:p><text:s text:c="4"/>i18n_short_BaE: ""<text:line-break/> <text:s text:c="3"/>i18n_description_BaE: "Posizione non sul dorso"</text:p>
          </table:table-cell>
          <table:table-cell table:formula="of:=&quot;    i18n_short_&quot;&amp;[.$C22]&amp;&quot;: &quot;&amp;CHAR(34)&amp;SUBSTITUTE([.H22];&quot;'&quot;;&quot;''&quot;)&amp;CHAR(34)&amp;CHAR(13)&amp;CHAR(10)&amp;&quot;    i18n_description_&quot;&amp;[.$C22]&amp;&quot;: &quot;&amp;CHAR(34)&amp;SUBSTITUTE([.F22];&quot;'&quot;;&quot;''&quot;)&amp;CHAR(34)" office:value-type="string" office:string-value="    i18n_short_BaE: &quot;&quot;&#13;&#10;    i18n_description_BaE: &quot;Not on back of wall &quot;">
            <text:p><text:s text:c="4"/>i18n_short_BaE: ""<text:line-break/> <text:s text:c="3"/>i18n_description_BaE: "Not on back of wall "</text:p>
          </table:table-cell>
          <table:table-cell table:number-columns-repeated="1011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DO</text:p>
          </table:table-cell>
          <table:table-cell office:value-type="string">
            <text:p>BaF</text:p>
          </table:table-cell>
          <table:table-cell office:value-type="float" office:value="0">
            <text:p>0</text:p>
          </table:table-cell>
          <table:table-cell office:value-type="string">
            <text:p>Non ha terminato in posizione a dorso</text:p>
          </table:table-cell>
          <table:table-cell office:value-type="string">
            <text:p>Did not finish on back </text:p>
          </table:table-cell>
          <table:table-cell table:number-columns-repeated="2"/>
          <table:table-cell table:formula="of:=&quot;(select t.id from &quot;&amp;[.$B$3]&amp;&quot; t where t.&quot;&amp;[.$B$4]&amp;&quot; = '&quot;&amp;[.$B23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23]&amp;&quot;,'&quot;&amp;[.C23]&amp;&quot;',&quot;&amp;[.D23]&amp;&quot;,&quot;&amp;[.I23]&amp;&quot;,0,CURDATE(),CURDATE())&quot;&amp;IF([.$A24]&gt;0;&quot;,&quot;;&quot;;&quot;)" office:value-type="string" office:string-value="(19,'BaF',0,(select t.id from stroke_types t where t.code = 'DO'),0,CURDATE(),CURDATE()),">
            <text:p>(19,'BaF',0,(select t.id from stroke_types t where t.code = 'DO'),0,CURDATE(),CURDATE()),</text:p>
          </table:table-cell>
          <table:table-cell table:formula="of:=&quot;    i18n_short_&quot;&amp;[.$C23]&amp;&quot;: &quot;&amp;CHAR(34)&amp;SUBSTITUTE([.G23];&quot;'&quot;;&quot;''&quot;)&amp;CHAR(34)&amp;CHAR(13)&amp;CHAR(10)&amp;&quot;    i18n_description_&quot;&amp;[.$C23]&amp;&quot;: &quot;&amp;CHAR(34)&amp;SUBSTITUTE([.E23];&quot;'&quot;;&quot;''&quot;)&amp;CHAR(34)" office:value-type="string" office:string-value="    i18n_short_BaF: &quot;&quot;&#13;&#10;    i18n_description_BaF: &quot;Non ha terminato in posizione a dorso&quot;">
            <text:p><text:s text:c="4"/>i18n_short_BaF: ""<text:line-break/> <text:s text:c="3"/>i18n_description_BaF: "Non ha terminato in posizione a dorso"</text:p>
          </table:table-cell>
          <table:table-cell table:formula="of:=&quot;    i18n_short_&quot;&amp;[.$C23]&amp;&quot;: &quot;&amp;CHAR(34)&amp;SUBSTITUTE([.H23];&quot;'&quot;;&quot;''&quot;)&amp;CHAR(34)&amp;CHAR(13)&amp;CHAR(10)&amp;&quot;    i18n_description_&quot;&amp;[.$C23]&amp;&quot;: &quot;&amp;CHAR(34)&amp;SUBSTITUTE([.F23];&quot;'&quot;;&quot;''&quot;)&amp;CHAR(34)" office:value-type="string" office:string-value="    i18n_short_BaF: &quot;&quot;&#13;&#10;    i18n_description_BaF: &quot;Did not finish on back &quot;">
            <text:p><text:s text:c="4"/>i18n_short_BaF: ""<text:line-break/> <text:s text:c="3"/>i18n_description_BaF: "Did not finish on back "</text:p>
          </table:table-cell>
          <table:table-cell table:number-columns-repeated="1011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DO</text:p>
          </table:table-cell>
          <table:table-cell office:value-type="string">
            <text:p>BaG</text:p>
          </table:table-cell>
          <table:table-cell office:value-type="float" office:value="0">
            <text:p>0</text:p>
          </table:table-cell>
          <table:table-cell office:value-type="string">
            <text:p>Sulla pancia in virata: azione di virata non continua</text:p>
          </table:table-cell>
          <table:table-cell office:value-type="string">
            <text:p>Past vertical at turn: non continuous turning action </text:p>
          </table:table-cell>
          <table:table-cell table:number-columns-repeated="2"/>
          <table:table-cell table:formula="of:=&quot;(select t.id from &quot;&amp;[.$B$3]&amp;&quot; t where t.&quot;&amp;[.$B$4]&amp;&quot; = '&quot;&amp;[.$B24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24]&amp;&quot;,'&quot;&amp;[.C24]&amp;&quot;',&quot;&amp;[.D24]&amp;&quot;,&quot;&amp;[.I24]&amp;&quot;,0,CURDATE(),CURDATE())&quot;&amp;IF([.$A25]&gt;0;&quot;,&quot;;&quot;;&quot;)" office:value-type="string" office:string-value="(20,'BaG',0,(select t.id from stroke_types t where t.code = 'DO'),0,CURDATE(),CURDATE()),">
            <text:p>(20,'BaG',0,(select t.id from stroke_types t where t.code = 'DO'),0,CURDATE(),CURDATE()),</text:p>
          </table:table-cell>
          <table:table-cell table:formula="of:=&quot;    i18n_short_&quot;&amp;[.$C24]&amp;&quot;: &quot;&amp;CHAR(34)&amp;SUBSTITUTE([.G24];&quot;'&quot;;&quot;''&quot;)&amp;CHAR(34)&amp;CHAR(13)&amp;CHAR(10)&amp;&quot;    i18n_description_&quot;&amp;[.$C24]&amp;&quot;: &quot;&amp;CHAR(34)&amp;SUBSTITUTE([.E24];&quot;'&quot;;&quot;''&quot;)&amp;CHAR(34)" office:value-type="string" office:string-value="    i18n_short_BaG: &quot;&quot;&#13;&#10;    i18n_description_BaG: &quot;Sulla pancia in virata: azione di virata non continua&quot;">
            <text:p><text:s text:c="4"/>i18n_short_BaG: ""<text:line-break/> <text:s text:c="3"/>i18n_description_BaG: "Sulla pancia in virata: azione di virata non continua"</text:p>
          </table:table-cell>
          <table:table-cell table:formula="of:=&quot;    i18n_short_&quot;&amp;[.$C24]&amp;&quot;: &quot;&amp;CHAR(34)&amp;SUBSTITUTE([.H24];&quot;'&quot;;&quot;''&quot;)&amp;CHAR(34)&amp;CHAR(13)&amp;CHAR(10)&amp;&quot;    i18n_description_&quot;&amp;[.$C24]&amp;&quot;: &quot;&amp;CHAR(34)&amp;SUBSTITUTE([.F24];&quot;'&quot;;&quot;''&quot;)&amp;CHAR(34)" office:value-type="string" office:string-value="    i18n_short_BaG: &quot;&quot;&#13;&#10;    i18n_description_BaG: &quot;Past vertical at turn: non continuous turning action &quot;">
            <text:p><text:s text:c="4"/>i18n_short_BaG: ""<text:line-break/> <text:s text:c="3"/>i18n_description_BaG: "Past vertical at turn: non continuous turning action "</text:p>
          </table:table-cell>
          <table:table-cell table:number-columns-repeated="1011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DO</text:p>
          </table:table-cell>
          <table:table-cell office:value-type="string">
            <text:p>BaH</text:p>
          </table:table-cell>
          <table:table-cell office:value-type="float" office:value="0">
            <text:p>0</text:p>
          </table:table-cell>
          <table:table-cell office:value-type="string">
            <text:p>Sulla pancia in virata: azione di gambe indipendente</text:p>
          </table:table-cell>
          <table:table-cell office:value-type="string">
            <text:p>Past vertical at turn: independent kicks </text:p>
          </table:table-cell>
          <table:table-cell table:number-columns-repeated="2"/>
          <table:table-cell table:formula="of:=&quot;(select t.id from &quot;&amp;[.$B$3]&amp;&quot; t where t.&quot;&amp;[.$B$4]&amp;&quot; = '&quot;&amp;[.$B25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25]&amp;&quot;,'&quot;&amp;[.C25]&amp;&quot;',&quot;&amp;[.D25]&amp;&quot;,&quot;&amp;[.I25]&amp;&quot;,0,CURDATE(),CURDATE())&quot;&amp;IF([.$A26]&gt;0;&quot;,&quot;;&quot;;&quot;)" office:value-type="string" office:string-value="(21,'BaH',0,(select t.id from stroke_types t where t.code = 'DO'),0,CURDATE(),CURDATE()),">
            <text:p>(21,'BaH',0,(select t.id from stroke_types t where t.code = 'DO'),0,CURDATE(),CURDATE()),</text:p>
          </table:table-cell>
          <table:table-cell table:formula="of:=&quot;    i18n_short_&quot;&amp;[.$C25]&amp;&quot;: &quot;&amp;CHAR(34)&amp;SUBSTITUTE([.G25];&quot;'&quot;;&quot;''&quot;)&amp;CHAR(34)&amp;CHAR(13)&amp;CHAR(10)&amp;&quot;    i18n_description_&quot;&amp;[.$C25]&amp;&quot;: &quot;&amp;CHAR(34)&amp;SUBSTITUTE([.E25];&quot;'&quot;;&quot;''&quot;)&amp;CHAR(34)" office:value-type="string" office:string-value="    i18n_short_BaH: &quot;&quot;&#13;&#10;    i18n_description_BaH: &quot;Sulla pancia in virata: azione di gambe indipendente&quot;">
            <text:p><text:s text:c="4"/>i18n_short_BaH: ""<text:line-break/> <text:s text:c="3"/>i18n_description_BaH: "Sulla pancia in virata: azione di gambe indipendente"</text:p>
          </table:table-cell>
          <table:table-cell table:formula="of:=&quot;    i18n_short_&quot;&amp;[.$C25]&amp;&quot;: &quot;&amp;CHAR(34)&amp;SUBSTITUTE([.H25];&quot;'&quot;;&quot;''&quot;)&amp;CHAR(34)&amp;CHAR(13)&amp;CHAR(10)&amp;&quot;    i18n_description_&quot;&amp;[.$C25]&amp;&quot;: &quot;&amp;CHAR(34)&amp;SUBSTITUTE([.F25];&quot;'&quot;;&quot;''&quot;)&amp;CHAR(34)" office:value-type="string" office:string-value="    i18n_short_BaH: &quot;&quot;&#13;&#10;    i18n_description_BaH: &quot;Past vertical at turn: independent kicks &quot;">
            <text:p><text:s text:c="4"/>i18n_short_BaH: ""<text:line-break/> <text:s text:c="3"/>i18n_description_BaH: "Past vertical at turn: independent kicks "</text:p>
          </table:table-cell>
          <table:table-cell table:number-columns-repeated="1011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DO</text:p>
          </table:table-cell>
          <table:table-cell office:value-type="string">
            <text:p>BaI</text:p>
          </table:table-cell>
          <table:table-cell office:value-type="float" office:value="0">
            <text:p>0</text:p>
          </table:table-cell>
          <table:table-cell office:value-type="string">
            <text:p>Sulla pancia in virata: azione di braccia indipendente</text:p>
          </table:table-cell>
          <table:table-cell office:value-type="string">
            <text:p>Past vertical at turn: independent strokes</text:p>
          </table:table-cell>
          <table:table-cell table:number-columns-repeated="2"/>
          <table:table-cell table:formula="of:=&quot;(select t.id from &quot;&amp;[.$B$3]&amp;&quot; t where t.&quot;&amp;[.$B$4]&amp;&quot; = '&quot;&amp;[.$B26]&amp;&quot;')&quot;" office:value-type="string" office:string-value="(select t.id from stroke_types t where t.code = 'DO')">
            <text:p>(select t.id from stroke_types t where t.code = 'DO')</text:p>
          </table:table-cell>
          <table:table-cell/>
          <table:table-cell table:formula="of:=&quot;(&quot;&amp;[.A26]&amp;&quot;,'&quot;&amp;[.C26]&amp;&quot;',&quot;&amp;[.D26]&amp;&quot;,&quot;&amp;[.I26]&amp;&quot;,0,CURDATE(),CURDATE())&quot;&amp;IF([.$A27]&gt;0;&quot;,&quot;;&quot;;&quot;)" office:value-type="string" office:string-value="(22,'BaI',0,(select t.id from stroke_types t where t.code = 'DO'),0,CURDATE(),CURDATE()),">
            <text:p>(22,'BaI',0,(select t.id from stroke_types t where t.code = 'DO'),0,CURDATE(),CURDATE()),</text:p>
          </table:table-cell>
          <table:table-cell table:formula="of:=&quot;    i18n_short_&quot;&amp;[.$C26]&amp;&quot;: &quot;&amp;CHAR(34)&amp;SUBSTITUTE([.G26];&quot;'&quot;;&quot;''&quot;)&amp;CHAR(34)&amp;CHAR(13)&amp;CHAR(10)&amp;&quot;    i18n_description_&quot;&amp;[.$C26]&amp;&quot;: &quot;&amp;CHAR(34)&amp;SUBSTITUTE([.E26];&quot;'&quot;;&quot;''&quot;)&amp;CHAR(34)" office:value-type="string" office:string-value="    i18n_short_BaI: &quot;&quot;&#13;&#10;    i18n_description_BaI: &quot;Sulla pancia in virata: azione di braccia indipendente&quot;">
            <text:p><text:s text:c="4"/>i18n_short_BaI: ""<text:line-break/> <text:s text:c="3"/>i18n_description_BaI: "Sulla pancia in virata: azione di braccia indipendente"</text:p>
          </table:table-cell>
          <table:table-cell table:formula="of:=&quot;    i18n_short_&quot;&amp;[.$C26]&amp;&quot;: &quot;&amp;CHAR(34)&amp;SUBSTITUTE([.H26];&quot;'&quot;;&quot;''&quot;)&amp;CHAR(34)&amp;CHAR(13)&amp;CHAR(10)&amp;&quot;    i18n_description_&quot;&amp;[.$C26]&amp;&quot;: &quot;&amp;CHAR(34)&amp;SUBSTITUTE([.F26];&quot;'&quot;;&quot;''&quot;)&amp;CHAR(34)" office:value-type="string" office:string-value="    i18n_short_BaI: &quot;&quot;&#13;&#10;    i18n_description_BaI: &quot;Past vertical at turn: independent strokes&quot;">
            <text:p><text:s text:c="4"/>i18n_short_BaI: ""<text:line-break/> <text:s text:c="3"/>i18n_description_BaI: "Past vertical at turn: independent strokes"</text:p>
          </table:table-cell>
          <table:table-cell table:number-columns-repeated="1011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FA</text:p>
          </table:table-cell>
          <table:table-cell office:value-type="string">
            <text:p>BfA</text:p>
          </table:table-cell>
          <table:table-cell office:value-type="float" office:value="0">
            <text:p>0</text:p>
          </table:table-cell>
          <table:table-cell office:value-type="string">
            <text:p>La testa non è emersa entro i primi 15 metri dopo partenza o virate</text:p>
          </table:table-cell>
          <table:table-cell office:value-type="string">
            <text:p>Head did not break surface 15 meters after start or turn </text:p>
          </table:table-cell>
          <table:table-cell table:number-columns-repeated="2"/>
          <table:table-cell table:formula="of:=&quot;(select t.id from &quot;&amp;[.$B$3]&amp;&quot; t where t.&quot;&amp;[.$B$4]&amp;&quot; = '&quot;&amp;[.$B27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27]&amp;&quot;,'&quot;&amp;[.C27]&amp;&quot;',&quot;&amp;[.D27]&amp;&quot;,&quot;&amp;[.I27]&amp;&quot;,0,CURDATE(),CURDATE())&quot;&amp;IF([.$A28]&gt;0;&quot;,&quot;;&quot;;&quot;)" office:value-type="string" office:string-value="(23,'BfA',0,(select t.id from stroke_types t where t.code = 'FA'),0,CURDATE(),CURDATE()),">
            <text:p>(23,'BfA',0,(select t.id from stroke_types t where t.code = 'FA'),0,CURDATE(),CURDATE()),</text:p>
          </table:table-cell>
          <table:table-cell table:formula="of:=&quot;    i18n_short_&quot;&amp;[.$C27]&amp;&quot;: &quot;&amp;CHAR(34)&amp;SUBSTITUTE([.G27];&quot;'&quot;;&quot;''&quot;)&amp;CHAR(34)&amp;CHAR(13)&amp;CHAR(10)&amp;&quot;    i18n_description_&quot;&amp;[.$C27]&amp;&quot;: &quot;&amp;CHAR(34)&amp;SUBSTITUTE([.E27];&quot;'&quot;;&quot;''&quot;)&amp;CHAR(34)" office:value-type="string" office:string-value="    i18n_short_BfA: &quot;&quot;&#13;&#10;    i18n_description_BfA: &quot;La testa non è emersa entro i primi 15 metri dopo partenza o virate&quot;">
            <text:p><text:s text:c="4"/>i18n_short_BfA: ""<text:line-break/> <text:s text:c="3"/>i18n_description_BfA: "La testa non è emersa entro i primi 15 metri dopo partenza o virate"</text:p>
          </table:table-cell>
          <table:table-cell table:formula="of:=&quot;    i18n_short_&quot;&amp;[.$C27]&amp;&quot;: &quot;&amp;CHAR(34)&amp;SUBSTITUTE([.H27];&quot;'&quot;;&quot;''&quot;)&amp;CHAR(34)&amp;CHAR(13)&amp;CHAR(10)&amp;&quot;    i18n_description_&quot;&amp;[.$C27]&amp;&quot;: &quot;&amp;CHAR(34)&amp;SUBSTITUTE([.F27];&quot;'&quot;;&quot;''&quot;)&amp;CHAR(34)" office:value-type="string" office:string-value="    i18n_short_BfA: &quot;&quot;&#13;&#10;    i18n_description_BfA: &quot;Head did not break surface 15 meters after start or turn &quot;">
            <text:p><text:s text:c="4"/>i18n_short_BfA: ""<text:line-break/> <text:s text:c="3"/>i18n_description_BfA: "Head did not break surface 15 meters after start or turn "</text:p>
          </table:table-cell>
          <table:table-cell table:number-columns-repeated="1011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FA</text:p>
          </table:table-cell>
          <table:table-cell office:value-type="string">
            <text:p>BfB</text:p>
          </table:table-cell>
          <table:table-cell office:value-type="float" office:value="0">
            <text:p>0</text:p>
          </table:table-cell>
          <table:table-cell office:value-type="string">
            <text:p>Più di una trazione subacquea dopo partenza o virata</text:p>
          </table:table-cell>
          <table:table-cell office:value-type="string">
            <text:p>More than one arm pull under water atfer start or turn </text:p>
          </table:table-cell>
          <table:table-cell table:number-columns-repeated="2"/>
          <table:table-cell table:formula="of:=&quot;(select t.id from &quot;&amp;[.$B$3]&amp;&quot; t where t.&quot;&amp;[.$B$4]&amp;&quot; = '&quot;&amp;[.$B28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28]&amp;&quot;,'&quot;&amp;[.C28]&amp;&quot;',&quot;&amp;[.D28]&amp;&quot;,&quot;&amp;[.I28]&amp;&quot;,0,CURDATE(),CURDATE())&quot;&amp;IF([.$A29]&gt;0;&quot;,&quot;;&quot;;&quot;)" office:value-type="string" office:string-value="(24,'BfB',0,(select t.id from stroke_types t where t.code = 'FA'),0,CURDATE(),CURDATE()),">
            <text:p>(24,'BfB',0,(select t.id from stroke_types t where t.code = 'FA'),0,CURDATE(),CURDATE()),</text:p>
          </table:table-cell>
          <table:table-cell table:formula="of:=&quot;    i18n_short_&quot;&amp;[.$C28]&amp;&quot;: &quot;&amp;CHAR(34)&amp;SUBSTITUTE([.G28];&quot;'&quot;;&quot;''&quot;)&amp;CHAR(34)&amp;CHAR(13)&amp;CHAR(10)&amp;&quot;    i18n_description_&quot;&amp;[.$C28]&amp;&quot;: &quot;&amp;CHAR(34)&amp;SUBSTITUTE([.E28];&quot;'&quot;;&quot;''&quot;)&amp;CHAR(34)" office:value-type="string" office:string-value="    i18n_short_BfB: &quot;&quot;&#13;&#10;    i18n_description_BfB: &quot;Più di una trazione subacquea dopo partenza o virata&quot;">
            <text:p><text:s text:c="4"/>i18n_short_BfB: ""<text:line-break/> <text:s text:c="3"/>i18n_description_BfB: "Più di una trazione subacquea dopo partenza o virata"</text:p>
          </table:table-cell>
          <table:table-cell table:formula="of:=&quot;    i18n_short_&quot;&amp;[.$C28]&amp;&quot;: &quot;&amp;CHAR(34)&amp;SUBSTITUTE([.H28];&quot;'&quot;;&quot;''&quot;)&amp;CHAR(34)&amp;CHAR(13)&amp;CHAR(10)&amp;&quot;    i18n_description_&quot;&amp;[.$C28]&amp;&quot;: &quot;&amp;CHAR(34)&amp;SUBSTITUTE([.F28];&quot;'&quot;;&quot;''&quot;)&amp;CHAR(34)" office:value-type="string" office:string-value="    i18n_short_BfB: &quot;&quot;&#13;&#10;    i18n_description_BfB: &quot;More than one arm pull under water atfer start or turn &quot;">
            <text:p><text:s text:c="4"/>i18n_short_BfB: ""<text:line-break/> <text:s text:c="3"/>i18n_description_BfB: "More than one arm pull under water atfer start or turn "</text:p>
          </table:table-cell>
          <table:table-cell table:number-columns-repeated="1011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FA</text:p>
          </table:table-cell>
          <table:table-cell office:value-type="string">
            <text:p>BfC</text:p>
          </table:table-cell>
          <table:table-cell office:value-type="float" office:value="0">
            <text:p>0</text:p>
          </table:table-cell>
          <table:table-cell office:value-type="string">
            <text:p>Posizione non sul petto</text:p>
          </table:table-cell>
          <table:table-cell office:value-type="string">
            <text:p>Not toward breast of the wall </text:p>
          </table:table-cell>
          <table:table-cell table:number-columns-repeated="2"/>
          <table:table-cell table:formula="of:=&quot;(select t.id from &quot;&amp;[.$B$3]&amp;&quot; t where t.&quot;&amp;[.$B$4]&amp;&quot; = '&quot;&amp;[.$B29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29]&amp;&quot;,'&quot;&amp;[.C29]&amp;&quot;',&quot;&amp;[.D29]&amp;&quot;,&quot;&amp;[.I29]&amp;&quot;,0,CURDATE(),CURDATE())&quot;&amp;IF([.$A30]&gt;0;&quot;,&quot;;&quot;;&quot;)" office:value-type="string" office:string-value="(25,'BfC',0,(select t.id from stroke_types t where t.code = 'FA'),0,CURDATE(),CURDATE()),">
            <text:p>(25,'BfC',0,(select t.id from stroke_types t where t.code = 'FA'),0,CURDATE(),CURDATE()),</text:p>
          </table:table-cell>
          <table:table-cell table:formula="of:=&quot;    i18n_short_&quot;&amp;[.$C29]&amp;&quot;: &quot;&amp;CHAR(34)&amp;SUBSTITUTE([.G29];&quot;'&quot;;&quot;''&quot;)&amp;CHAR(34)&amp;CHAR(13)&amp;CHAR(10)&amp;&quot;    i18n_description_&quot;&amp;[.$C29]&amp;&quot;: &quot;&amp;CHAR(34)&amp;SUBSTITUTE([.E29];&quot;'&quot;;&quot;''&quot;)&amp;CHAR(34)" office:value-type="string" office:string-value="    i18n_short_BfC: &quot;&quot;&#13;&#10;    i18n_description_BfC: &quot;Posizione non sul petto&quot;">
            <text:p><text:s text:c="4"/>i18n_short_BfC: ""<text:line-break/> <text:s text:c="3"/>i18n_description_BfC: "Posizione non sul petto"</text:p>
          </table:table-cell>
          <table:table-cell table:formula="of:=&quot;    i18n_short_&quot;&amp;[.$C29]&amp;&quot;: &quot;&amp;CHAR(34)&amp;SUBSTITUTE([.H29];&quot;'&quot;;&quot;''&quot;)&amp;CHAR(34)&amp;CHAR(13)&amp;CHAR(10)&amp;&quot;    i18n_description_&quot;&amp;[.$C29]&amp;&quot;: &quot;&amp;CHAR(34)&amp;SUBSTITUTE([.F29];&quot;'&quot;;&quot;''&quot;)&amp;CHAR(34)" office:value-type="string" office:string-value="    i18n_short_BfC: &quot;&quot;&#13;&#10;    i18n_description_BfC: &quot;Not toward breast of the wall &quot;">
            <text:p><text:s text:c="4"/>i18n_short_BfC: ""<text:line-break/> <text:s text:c="3"/>i18n_description_BfC: "Not toward breast of the wall "</text:p>
          </table:table-cell>
          <table:table-cell table:number-columns-repeated="1011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FA</text:p>
          </table:table-cell>
          <table:table-cell office:value-type="string">
            <text:p>BfD</text:p>
          </table:table-cell>
          <table:table-cell office:value-type="float" office:value="0">
            <text:p>0</text:p>
          </table:table-cell>
          <table:table-cell office:value-type="string">
            <text:p>Movimento delle braccia non simultaneo</text:p>
          </table:table-cell>
          <table:table-cell office:value-type="string">
            <text:p>Did not bring arms forward and/or backward simultaneously </text:p>
          </table:table-cell>
          <table:table-cell table:number-columns-repeated="2"/>
          <table:table-cell table:formula="of:=&quot;(select t.id from &quot;&amp;[.$B$3]&amp;&quot; t where t.&quot;&amp;[.$B$4]&amp;&quot; = '&quot;&amp;[.$B30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30]&amp;&quot;,'&quot;&amp;[.C30]&amp;&quot;',&quot;&amp;[.D30]&amp;&quot;,&quot;&amp;[.I30]&amp;&quot;,0,CURDATE(),CURDATE())&quot;&amp;IF([.$A31]&gt;0;&quot;,&quot;;&quot;;&quot;)" office:value-type="string" office:string-value="(26,'BfD',0,(select t.id from stroke_types t where t.code = 'FA'),0,CURDATE(),CURDATE()),">
            <text:p>(26,'BfD',0,(select t.id from stroke_types t where t.code = 'FA'),0,CURDATE(),CURDATE()),</text:p>
          </table:table-cell>
          <table:table-cell table:formula="of:=&quot;    i18n_short_&quot;&amp;[.$C30]&amp;&quot;: &quot;&amp;CHAR(34)&amp;SUBSTITUTE([.G30];&quot;'&quot;;&quot;''&quot;)&amp;CHAR(34)&amp;CHAR(13)&amp;CHAR(10)&amp;&quot;    i18n_description_&quot;&amp;[.$C30]&amp;&quot;: &quot;&amp;CHAR(34)&amp;SUBSTITUTE([.E30];&quot;'&quot;;&quot;''&quot;)&amp;CHAR(34)" office:value-type="string" office:string-value="    i18n_short_BfD: &quot;&quot;&#13;&#10;    i18n_description_BfD: &quot;Movimento delle braccia non simultaneo&quot;">
            <text:p><text:s text:c="4"/>i18n_short_BfD: ""<text:line-break/> <text:s text:c="3"/>i18n_description_BfD: "Movimento delle braccia non simultaneo"</text:p>
          </table:table-cell>
          <table:table-cell table:formula="of:=&quot;    i18n_short_&quot;&amp;[.$C30]&amp;&quot;: &quot;&amp;CHAR(34)&amp;SUBSTITUTE([.H30];&quot;'&quot;;&quot;''&quot;)&amp;CHAR(34)&amp;CHAR(13)&amp;CHAR(10)&amp;&quot;    i18n_description_&quot;&amp;[.$C30]&amp;&quot;: &quot;&amp;CHAR(34)&amp;SUBSTITUTE([.F30];&quot;'&quot;;&quot;''&quot;)&amp;CHAR(34)" office:value-type="string" office:string-value="    i18n_short_BfD: &quot;&quot;&#13;&#10;    i18n_description_BfD: &quot;Did not bring arms forward and/or backward simultaneously &quot;">
            <text:p><text:s text:c="4"/>i18n_short_BfD: ""<text:line-break/> <text:s text:c="3"/>i18n_description_BfD: "Did not bring arms forward and/or backward simultaneously "</text:p>
          </table:table-cell>
          <table:table-cell table:number-columns-repeated="1011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FA</text:p>
          </table:table-cell>
          <table:table-cell office:value-type="string">
            <text:p>BfE</text:p>
          </table:table-cell>
          <table:table-cell office:value-type="float" office:value="0">
            <text:p>0</text:p>
          </table:table-cell>
          <table:table-cell office:value-type="string">
            <text:p>Recupero delle braccia non simultaneo</text:p>
          </table:table-cell>
          <table:table-cell office:value-type="string">
            <text:p>Did not bring arms forward over water </text:p>
          </table:table-cell>
          <table:table-cell table:number-columns-repeated="2"/>
          <table:table-cell table:formula="of:=&quot;(select t.id from &quot;&amp;[.$B$3]&amp;&quot; t where t.&quot;&amp;[.$B$4]&amp;&quot; = '&quot;&amp;[.$B31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31]&amp;&quot;,'&quot;&amp;[.C31]&amp;&quot;',&quot;&amp;[.D31]&amp;&quot;,&quot;&amp;[.I31]&amp;&quot;,0,CURDATE(),CURDATE())&quot;&amp;IF([.$A32]&gt;0;&quot;,&quot;;&quot;;&quot;)" office:value-type="string" office:string-value="(27,'BfE',0,(select t.id from stroke_types t where t.code = 'FA'),0,CURDATE(),CURDATE()),">
            <text:p>(27,'BfE',0,(select t.id from stroke_types t where t.code = 'FA'),0,CURDATE(),CURDATE()),</text:p>
          </table:table-cell>
          <table:table-cell table:formula="of:=&quot;    i18n_short_&quot;&amp;[.$C31]&amp;&quot;: &quot;&amp;CHAR(34)&amp;SUBSTITUTE([.G31];&quot;'&quot;;&quot;''&quot;)&amp;CHAR(34)&amp;CHAR(13)&amp;CHAR(10)&amp;&quot;    i18n_description_&quot;&amp;[.$C31]&amp;&quot;: &quot;&amp;CHAR(34)&amp;SUBSTITUTE([.E31];&quot;'&quot;;&quot;''&quot;)&amp;CHAR(34)" office:value-type="string" office:string-value="    i18n_short_BfE: &quot;&quot;&#13;&#10;    i18n_description_BfE: &quot;Recupero delle braccia non simultaneo&quot;">
            <text:p><text:s text:c="4"/>i18n_short_BfE: ""<text:line-break/> <text:s text:c="3"/>i18n_description_BfE: "Recupero delle braccia non simultaneo"</text:p>
          </table:table-cell>
          <table:table-cell table:formula="of:=&quot;    i18n_short_&quot;&amp;[.$C31]&amp;&quot;: &quot;&amp;CHAR(34)&amp;SUBSTITUTE([.H31];&quot;'&quot;;&quot;''&quot;)&amp;CHAR(34)&amp;CHAR(13)&amp;CHAR(10)&amp;&quot;    i18n_description_&quot;&amp;[.$C31]&amp;&quot;: &quot;&amp;CHAR(34)&amp;SUBSTITUTE([.F31];&quot;'&quot;;&quot;''&quot;)&amp;CHAR(34)" office:value-type="string" office:string-value="    i18n_short_BfE: &quot;&quot;&#13;&#10;    i18n_description_BfE: &quot;Did not bring arms forward over water &quot;">
            <text:p><text:s text:c="4"/>i18n_short_BfE: ""<text:line-break/> <text:s text:c="3"/>i18n_description_BfE: "Did not bring arms forward over water "</text:p>
          </table:table-cell>
          <table:table-cell table:number-columns-repeated="1011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FA</text:p>
          </table:table-cell>
          <table:table-cell office:value-type="string">
            <text:p>BfF</text:p>
          </table:table-cell>
          <table:table-cell office:value-type="float" office:value="0">
            <text:p>0</text:p>
          </table:table-cell>
          <table:table-cell office:value-type="string">
            <text:p>Movimento dei piedi non eseguito nello stesso modo</text:p>
          </table:table-cell>
          <table:table-cell office:value-type="string">
            <text:p>Did not execute movement of both feet in same way </text:p>
          </table:table-cell>
          <table:table-cell table:number-columns-repeated="2"/>
          <table:table-cell table:formula="of:=&quot;(select t.id from &quot;&amp;[.$B$3]&amp;&quot; t where t.&quot;&amp;[.$B$4]&amp;&quot; = '&quot;&amp;[.$B32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32]&amp;&quot;,'&quot;&amp;[.C32]&amp;&quot;',&quot;&amp;[.D32]&amp;&quot;,&quot;&amp;[.I32]&amp;&quot;,0,CURDATE(),CURDATE())&quot;&amp;IF([.$A33]&gt;0;&quot;,&quot;;&quot;;&quot;)" office:value-type="string" office:string-value="(28,'BfF',0,(select t.id from stroke_types t where t.code = 'FA'),0,CURDATE(),CURDATE()),">
            <text:p>(28,'BfF',0,(select t.id from stroke_types t where t.code = 'FA'),0,CURDATE(),CURDATE()),</text:p>
          </table:table-cell>
          <table:table-cell table:formula="of:=&quot;    i18n_short_&quot;&amp;[.$C32]&amp;&quot;: &quot;&amp;CHAR(34)&amp;SUBSTITUTE([.G32];&quot;'&quot;;&quot;''&quot;)&amp;CHAR(34)&amp;CHAR(13)&amp;CHAR(10)&amp;&quot;    i18n_description_&quot;&amp;[.$C32]&amp;&quot;: &quot;&amp;CHAR(34)&amp;SUBSTITUTE([.E32];&quot;'&quot;;&quot;''&quot;)&amp;CHAR(34)" office:value-type="string" office:string-value="    i18n_short_BfF: &quot;&quot;&#13;&#10;    i18n_description_BfF: &quot;Movimento dei piedi non eseguito nello stesso modo&quot;">
            <text:p><text:s text:c="4"/>i18n_short_BfF: ""<text:line-break/> <text:s text:c="3"/>i18n_description_BfF: "Movimento dei piedi non eseguito nello stesso modo"</text:p>
          </table:table-cell>
          <table:table-cell table:formula="of:=&quot;    i18n_short_&quot;&amp;[.$C32]&amp;&quot;: &quot;&amp;CHAR(34)&amp;SUBSTITUTE([.H32];&quot;'&quot;;&quot;''&quot;)&amp;CHAR(34)&amp;CHAR(13)&amp;CHAR(10)&amp;&quot;    i18n_description_&quot;&amp;[.$C32]&amp;&quot;: &quot;&amp;CHAR(34)&amp;SUBSTITUTE([.F32];&quot;'&quot;;&quot;''&quot;)&amp;CHAR(34)" office:value-type="string" office:string-value="    i18n_short_BfF: &quot;&quot;&#13;&#10;    i18n_description_BfF: &quot;Did not execute movement of both feet in same way &quot;">
            <text:p><text:s text:c="4"/>i18n_short_BfF: ""<text:line-break/> <text:s text:c="3"/>i18n_description_BfF: "Did not execute movement of both feet in same way "</text:p>
          </table:table-cell>
          <table:table-cell table:number-columns-repeated="1011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FA</text:p>
          </table:table-cell>
          <table:table-cell office:value-type="string">
            <text:p>BfG</text:p>
          </table:table-cell>
          <table:table-cell office:value-type="float" office:value="0">
            <text:p>0</text:p>
          </table:table-cell>
          <table:table-cell office:value-type="string">
            <text:p>Non ha toccato il muro in virata o arrivo con entrambe le mani simultaneamente</text:p>
          </table:table-cell>
          <table:table-cell office:value-type="string">
            <text:p>Did not touch wall with both hands simultaneously at turn and/or finish </text:p>
          </table:table-cell>
          <table:table-cell table:number-columns-repeated="2"/>
          <table:table-cell table:formula="of:=&quot;(select t.id from &quot;&amp;[.$B$3]&amp;&quot; t where t.&quot;&amp;[.$B$4]&amp;&quot; = '&quot;&amp;[.$B33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33]&amp;&quot;,'&quot;&amp;[.C33]&amp;&quot;',&quot;&amp;[.D33]&amp;&quot;,&quot;&amp;[.I33]&amp;&quot;,0,CURDATE(),CURDATE())&quot;&amp;IF([.$A34]&gt;0;&quot;,&quot;;&quot;;&quot;)" office:value-type="string" office:string-value="(29,'BfG',0,(select t.id from stroke_types t where t.code = 'FA'),0,CURDATE(),CURDATE()),">
            <text:p>(29,'BfG',0,(select t.id from stroke_types t where t.code = 'FA'),0,CURDATE(),CURDATE()),</text:p>
          </table:table-cell>
          <table:table-cell table:formula="of:=&quot;    i18n_short_&quot;&amp;[.$C33]&amp;&quot;: &quot;&amp;CHAR(34)&amp;SUBSTITUTE([.G33];&quot;'&quot;;&quot;''&quot;)&amp;CHAR(34)&amp;CHAR(13)&amp;CHAR(10)&amp;&quot;    i18n_description_&quot;&amp;[.$C33]&amp;&quot;: &quot;&amp;CHAR(34)&amp;SUBSTITUTE([.E33];&quot;'&quot;;&quot;''&quot;)&amp;CHAR(34)" office:value-type="string" office:string-value="    i18n_short_BfG: &quot;&quot;&#13;&#10;    i18n_description_BfG: &quot;Non ha toccato il muro in virata o arrivo con entrambe le mani simultaneamente&quot;">
            <text:p><text:s text:c="4"/>i18n_short_BfG: ""<text:line-break/> <text:s text:c="3"/>i18n_description_BfG: "Non ha toccato il muro in virata o arrivo con entrambe le mani simultaneamente"</text:p>
          </table:table-cell>
          <table:table-cell table:formula="of:=&quot;    i18n_short_&quot;&amp;[.$C33]&amp;&quot;: &quot;&amp;CHAR(34)&amp;SUBSTITUTE([.H33];&quot;'&quot;;&quot;''&quot;)&amp;CHAR(34)&amp;CHAR(13)&amp;CHAR(10)&amp;&quot;    i18n_description_&quot;&amp;[.$C33]&amp;&quot;: &quot;&amp;CHAR(34)&amp;SUBSTITUTE([.F33];&quot;'&quot;;&quot;''&quot;)&amp;CHAR(34)" office:value-type="string" office:string-value="    i18n_short_BfG: &quot;&quot;&#13;&#10;    i18n_description_BfG: &quot;Did not touch wall with both hands simultaneously at turn and/or finish &quot;">
            <text:p><text:s text:c="4"/>i18n_short_BfG: ""<text:line-break/> <text:s text:c="3"/>i18n_description_BfG: "Did not touch wall with both hands simultaneously at turn and/or finish "</text:p>
          </table:table-cell>
          <table:table-cell table:number-columns-repeated="1011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FA</text:p>
          </table:table-cell>
          <table:table-cell office:value-type="string">
            <text:p>BfH</text:p>
          </table:table-cell>
          <table:table-cell office:value-type="float" office:value="0">
            <text:p>0</text:p>
          </table:table-cell>
          <table:table-cell office:value-type="string">
            <text:p>Non ha toccato alla virata o all'arrivo</text:p>
          </table:table-cell>
          <table:table-cell office:value-type="string">
            <text:p>No touch at turn and/or finish </text:p>
          </table:table-cell>
          <table:table-cell table:number-columns-repeated="2"/>
          <table:table-cell table:formula="of:=&quot;(select t.id from &quot;&amp;[.$B$3]&amp;&quot; t where t.&quot;&amp;[.$B$4]&amp;&quot; = '&quot;&amp;[.$B34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34]&amp;&quot;,'&quot;&amp;[.C34]&amp;&quot;',&quot;&amp;[.D34]&amp;&quot;,&quot;&amp;[.I34]&amp;&quot;,0,CURDATE(),CURDATE())&quot;&amp;IF([.$A35]&gt;0;&quot;,&quot;;&quot;;&quot;)" office:value-type="string" office:string-value="(30,'BfH',0,(select t.id from stroke_types t where t.code = 'FA'),0,CURDATE(),CURDATE()),">
            <text:p>(30,'BfH',0,(select t.id from stroke_types t where t.code = 'FA'),0,CURDATE(),CURDATE()),</text:p>
          </table:table-cell>
          <table:table-cell table:formula="of:=&quot;    i18n_short_&quot;&amp;[.$C34]&amp;&quot;: &quot;&amp;CHAR(34)&amp;SUBSTITUTE([.G34];&quot;'&quot;;&quot;''&quot;)&amp;CHAR(34)&amp;CHAR(13)&amp;CHAR(10)&amp;&quot;    i18n_description_&quot;&amp;[.$C34]&amp;&quot;: &quot;&amp;CHAR(34)&amp;SUBSTITUTE([.E34];&quot;'&quot;;&quot;''&quot;)&amp;CHAR(34)" office:value-type="string" office:string-value="    i18n_short_BfH: &quot;&quot;&#13;&#10;    i18n_description_BfH: &quot;Non ha toccato alla virata o all''arrivo&quot;">
            <text:p><text:s text:c="4"/>i18n_short_BfH: ""<text:line-break/> <text:s text:c="3"/>i18n_description_BfH: "Non ha toccato alla virata o all''arrivo"</text:p>
          </table:table-cell>
          <table:table-cell table:formula="of:=&quot;    i18n_short_&quot;&amp;[.$C34]&amp;&quot;: &quot;&amp;CHAR(34)&amp;SUBSTITUTE([.H34];&quot;'&quot;;&quot;''&quot;)&amp;CHAR(34)&amp;CHAR(13)&amp;CHAR(10)&amp;&quot;    i18n_description_&quot;&amp;[.$C34]&amp;&quot;: &quot;&amp;CHAR(34)&amp;SUBSTITUTE([.F34];&quot;'&quot;;&quot;''&quot;)&amp;CHAR(34)" office:value-type="string" office:string-value="    i18n_short_BfH: &quot;&quot;&#13;&#10;    i18n_description_BfH: &quot;No touch at turn and/or finish &quot;">
            <text:p><text:s text:c="4"/>i18n_short_BfH: ""<text:line-break/> <text:s text:c="3"/>i18n_description_BfH: "No touch at turn and/or finish "</text:p>
          </table:table-cell>
          <table:table-cell table:number-columns-repeated="1011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FA</text:p>
          </table:table-cell>
          <table:table-cell office:value-type="string">
            <text:p>BfI</text:p>
          </table:table-cell>
          <table:table-cell office:value-type="float" office:value="0">
            <text:p>0</text:p>
          </table:table-cell>
          <table:table-cell office:value-type="string">
            <text:p>Movimento delle braccia non continuo durante la gara</text:p>
          </table:table-cell>
          <table:table-cell office:value-type="string">
            <text:p>Arm movements did not continue throughout race</text:p>
          </table:table-cell>
          <table:table-cell table:number-columns-repeated="2"/>
          <table:table-cell table:formula="of:=&quot;(select t.id from &quot;&amp;[.$B$3]&amp;&quot; t where t.&quot;&amp;[.$B$4]&amp;&quot; = '&quot;&amp;[.$B35]&amp;&quot;')&quot;" office:value-type="string" office:string-value="(select t.id from stroke_types t where t.code = 'FA')">
            <text:p>(select t.id from stroke_types t where t.code = 'FA')</text:p>
          </table:table-cell>
          <table:table-cell/>
          <table:table-cell table:formula="of:=&quot;(&quot;&amp;[.A35]&amp;&quot;,'&quot;&amp;[.C35]&amp;&quot;',&quot;&amp;[.D35]&amp;&quot;,&quot;&amp;[.I35]&amp;&quot;,0,CURDATE(),CURDATE())&quot;&amp;IF([.$A36]&gt;0;&quot;,&quot;;&quot;;&quot;)" office:value-type="string" office:string-value="(31,'BfI',0,(select t.id from stroke_types t where t.code = 'FA'),0,CURDATE(),CURDATE()),">
            <text:p>(31,'BfI',0,(select t.id from stroke_types t where t.code = 'FA'),0,CURDATE(),CURDATE()),</text:p>
          </table:table-cell>
          <table:table-cell table:formula="of:=&quot;    i18n_short_&quot;&amp;[.$C35]&amp;&quot;: &quot;&amp;CHAR(34)&amp;SUBSTITUTE([.G35];&quot;'&quot;;&quot;''&quot;)&amp;CHAR(34)&amp;CHAR(13)&amp;CHAR(10)&amp;&quot;    i18n_description_&quot;&amp;[.$C35]&amp;&quot;: &quot;&amp;CHAR(34)&amp;SUBSTITUTE([.E35];&quot;'&quot;;&quot;''&quot;)&amp;CHAR(34)" office:value-type="string" office:string-value="    i18n_short_BfI: &quot;&quot;&#13;&#10;    i18n_description_BfI: &quot;Movimento delle braccia non continuo durante la gara&quot;">
            <text:p><text:s text:c="4"/>i18n_short_BfI: ""<text:line-break/> <text:s text:c="3"/>i18n_description_BfI: "Movimento delle braccia non continuo durante la gara"</text:p>
          </table:table-cell>
          <table:table-cell table:formula="of:=&quot;    i18n_short_&quot;&amp;[.$C35]&amp;&quot;: &quot;&amp;CHAR(34)&amp;SUBSTITUTE([.H35];&quot;'&quot;;&quot;''&quot;)&amp;CHAR(34)&amp;CHAR(13)&amp;CHAR(10)&amp;&quot;    i18n_description_&quot;&amp;[.$C35]&amp;&quot;: &quot;&amp;CHAR(34)&amp;SUBSTITUTE([.F35];&quot;'&quot;;&quot;''&quot;)&amp;CHAR(34)" office:value-type="string" office:string-value="    i18n_short_BfI: &quot;&quot;&#13;&#10;    i18n_description_BfI: &quot;Arm movements did not continue throughout race&quot;">
            <text:p><text:s text:c="4"/>i18n_short_BfI: ""<text:line-break/> <text:s text:c="3"/>i18n_description_BfI: "Arm movements did not continue throughout race"</text:p>
          </table:table-cell>
          <table:table-cell table:number-columns-repeated="1011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A</text:p>
          </table:table-cell>
          <table:table-cell office:value-type="string">
            <text:p>BrA</text:p>
          </table:table-cell>
          <table:table-cell office:value-type="float" office:value="0">
            <text:p>0</text:p>
          </table:table-cell>
          <table:table-cell office:value-type="string">
            <text:p>La testa non ha rotto la superficie dell'acqua nel secondo ciclo</text:p>
          </table:table-cell>
          <table:table-cell office:value-type="string">
            <text:p>Head did not break surface before hands turned inside 2nd st</text:p>
          </table:table-cell>
          <table:table-cell table:number-columns-repeated="2"/>
          <table:table-cell table:formula="of:=&quot;(select t.id from &quot;&amp;[.$B$3]&amp;&quot; t where t.&quot;&amp;[.$B$4]&amp;&quot; = '&quot;&amp;[.$B36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36]&amp;&quot;,'&quot;&amp;[.C36]&amp;&quot;',&quot;&amp;[.D36]&amp;&quot;,&quot;&amp;[.I36]&amp;&quot;,0,CURDATE(),CURDATE())&quot;&amp;IF([.$A37]&gt;0;&quot;,&quot;;&quot;;&quot;)" office:value-type="string" office:string-value="(32,'BrA',0,(select t.id from stroke_types t where t.code = 'RA'),0,CURDATE(),CURDATE()),">
            <text:p>(32,'BrA',0,(select t.id from stroke_types t where t.code = 'RA'),0,CURDATE(),CURDATE()),</text:p>
          </table:table-cell>
          <table:table-cell table:formula="of:=&quot;    i18n_short_&quot;&amp;[.$C36]&amp;&quot;: &quot;&amp;CHAR(34)&amp;SUBSTITUTE([.G36];&quot;'&quot;;&quot;''&quot;)&amp;CHAR(34)&amp;CHAR(13)&amp;CHAR(10)&amp;&quot;    i18n_description_&quot;&amp;[.$C36]&amp;&quot;: &quot;&amp;CHAR(34)&amp;SUBSTITUTE([.E36];&quot;'&quot;;&quot;''&quot;)&amp;CHAR(34)" office:value-type="string" office:string-value="    i18n_short_BrA: &quot;&quot;&#13;&#10;    i18n_description_BrA: &quot;La testa non ha rotto la superficie dell''acqua nel secondo ciclo&quot;">
            <text:p><text:s text:c="4"/>i18n_short_BrA: ""<text:line-break/> <text:s text:c="3"/>i18n_description_BrA: "La testa non ha rotto la superficie dell''acqua nel secondo ciclo"</text:p>
          </table:table-cell>
          <table:table-cell table:formula="of:=&quot;    i18n_short_&quot;&amp;[.$C36]&amp;&quot;: &quot;&amp;CHAR(34)&amp;SUBSTITUTE([.H36];&quot;'&quot;;&quot;''&quot;)&amp;CHAR(34)&amp;CHAR(13)&amp;CHAR(10)&amp;&quot;    i18n_description_&quot;&amp;[.$C36]&amp;&quot;: &quot;&amp;CHAR(34)&amp;SUBSTITUTE([.F36];&quot;'&quot;;&quot;''&quot;)&amp;CHAR(34)" office:value-type="string" office:string-value="    i18n_short_BrA: &quot;&quot;&#13;&#10;    i18n_description_BrA: &quot;Head did not break surface before hands turned inside 2nd st&quot;">
            <text:p><text:s text:c="4"/>i18n_short_BrA: ""<text:line-break/> <text:s text:c="3"/>i18n_description_BrA: "Head did not break surface before hands turned inside 2nd st"</text:p>
          </table:table-cell>
          <table:table-cell table:number-columns-repeated="1011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RA</text:p>
          </table:table-cell>
          <table:table-cell office:value-type="string">
            <text:p>BrB</text:p>
          </table:table-cell>
          <table:table-cell office:value-type="float" office:value="0">
            <text:p>0</text:p>
          </table:table-cell>
          <table:table-cell office:value-type="string">
            <text:p>La testa non ha rotto la superficie dell'acqua durante ogni ciclo</text:p>
          </table:table-cell>
          <table:table-cell office:value-type="string">
            <text:p>Head did not break surface of water during each stroke cycle</text:p>
          </table:table-cell>
          <table:table-cell table:number-columns-repeated="2"/>
          <table:table-cell table:formula="of:=&quot;(select t.id from &quot;&amp;[.$B$3]&amp;&quot; t where t.&quot;&amp;[.$B$4]&amp;&quot; = '&quot;&amp;[.$B37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37]&amp;&quot;,'&quot;&amp;[.C37]&amp;&quot;',&quot;&amp;[.D37]&amp;&quot;,&quot;&amp;[.I37]&amp;&quot;,0,CURDATE(),CURDATE())&quot;&amp;IF([.$A38]&gt;0;&quot;,&quot;;&quot;;&quot;)" office:value-type="string" office:string-value="(33,'BrB',0,(select t.id from stroke_types t where t.code = 'RA'),0,CURDATE(),CURDATE()),">
            <text:p>(33,'BrB',0,(select t.id from stroke_types t where t.code = 'RA'),0,CURDATE(),CURDATE()),</text:p>
          </table:table-cell>
          <table:table-cell table:formula="of:=&quot;    i18n_short_&quot;&amp;[.$C37]&amp;&quot;: &quot;&amp;CHAR(34)&amp;SUBSTITUTE([.G37];&quot;'&quot;;&quot;''&quot;)&amp;CHAR(34)&amp;CHAR(13)&amp;CHAR(10)&amp;&quot;    i18n_description_&quot;&amp;[.$C37]&amp;&quot;: &quot;&amp;CHAR(34)&amp;SUBSTITUTE([.E37];&quot;'&quot;;&quot;''&quot;)&amp;CHAR(34)" office:value-type="string" office:string-value="    i18n_short_BrB: &quot;&quot;&#13;&#10;    i18n_description_BrB: &quot;La testa non ha rotto la superficie dell''acqua durante ogni ciclo&quot;">
            <text:p><text:s text:c="4"/>i18n_short_BrB: ""<text:line-break/> <text:s text:c="3"/>i18n_description_BrB: "La testa non ha rotto la superficie dell''acqua durante ogni ciclo"</text:p>
          </table:table-cell>
          <table:table-cell table:formula="of:=&quot;    i18n_short_&quot;&amp;[.$C37]&amp;&quot;: &quot;&amp;CHAR(34)&amp;SUBSTITUTE([.H37];&quot;'&quot;;&quot;''&quot;)&amp;CHAR(34)&amp;CHAR(13)&amp;CHAR(10)&amp;&quot;    i18n_description_&quot;&amp;[.$C37]&amp;&quot;: &quot;&amp;CHAR(34)&amp;SUBSTITUTE([.F37];&quot;'&quot;;&quot;''&quot;)&amp;CHAR(34)" office:value-type="string" office:string-value="    i18n_short_BrB: &quot;&quot;&#13;&#10;    i18n_description_BrB: &quot;Head did not break surface of water during each stroke cycle&quot;">
            <text:p><text:s text:c="4"/>i18n_short_BrB: ""<text:line-break/> <text:s text:c="3"/>i18n_description_BrB: "Head did not break surface of water during each stroke cycle"</text:p>
          </table:table-cell>
          <table:table-cell table:number-columns-repeated="1011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RA</text:p>
          </table:table-cell>
          <table:table-cell office:value-type="string">
            <text:p>BrC</text:p>
          </table:table-cell>
          <table:table-cell office:value-type="float" office:value="0">
            <text:p>0</text:p>
          </table:table-cell>
          <table:table-cell office:value-type="string">
            <text:p>Movimento delle braccia non simultaneo sul piano orizzontale</text:p>
          </table:table-cell>
          <table:table-cell office:value-type="string">
            <text:p>Arm movements not always simultaneous in horizontal plane</text:p>
          </table:table-cell>
          <table:table-cell table:number-columns-repeated="2"/>
          <table:table-cell table:formula="of:=&quot;(select t.id from &quot;&amp;[.$B$3]&amp;&quot; t where t.&quot;&amp;[.$B$4]&amp;&quot; = '&quot;&amp;[.$B38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38]&amp;&quot;,'&quot;&amp;[.C38]&amp;&quot;',&quot;&amp;[.D38]&amp;&quot;,&quot;&amp;[.I38]&amp;&quot;,0,CURDATE(),CURDATE())&quot;&amp;IF([.$A39]&gt;0;&quot;,&quot;;&quot;;&quot;)" office:value-type="string" office:string-value="(34,'BrC',0,(select t.id from stroke_types t where t.code = 'RA'),0,CURDATE(),CURDATE()),">
            <text:p>(34,'BrC',0,(select t.id from stroke_types t where t.code = 'RA'),0,CURDATE(),CURDATE()),</text:p>
          </table:table-cell>
          <table:table-cell table:formula="of:=&quot;    i18n_short_&quot;&amp;[.$C38]&amp;&quot;: &quot;&amp;CHAR(34)&amp;SUBSTITUTE([.G38];&quot;'&quot;;&quot;''&quot;)&amp;CHAR(34)&amp;CHAR(13)&amp;CHAR(10)&amp;&quot;    i18n_description_&quot;&amp;[.$C38]&amp;&quot;: &quot;&amp;CHAR(34)&amp;SUBSTITUTE([.E38];&quot;'&quot;;&quot;''&quot;)&amp;CHAR(34)" office:value-type="string" office:string-value="    i18n_short_BrC: &quot;&quot;&#13;&#10;    i18n_description_BrC: &quot;Movimento delle braccia non simultaneo sul piano orizzontale&quot;">
            <text:p><text:s text:c="4"/>i18n_short_BrC: ""<text:line-break/> <text:s text:c="3"/>i18n_description_BrC: "Movimento delle braccia non simultaneo sul piano orizzontale"</text:p>
          </table:table-cell>
          <table:table-cell table:formula="of:=&quot;    i18n_short_&quot;&amp;[.$C38]&amp;&quot;: &quot;&amp;CHAR(34)&amp;SUBSTITUTE([.H38];&quot;'&quot;;&quot;''&quot;)&amp;CHAR(34)&amp;CHAR(13)&amp;CHAR(10)&amp;&quot;    i18n_description_&quot;&amp;[.$C38]&amp;&quot;: &quot;&amp;CHAR(34)&amp;SUBSTITUTE([.F38];&quot;'&quot;;&quot;''&quot;)&amp;CHAR(34)" office:value-type="string" office:string-value="    i18n_short_BrC: &quot;&quot;&#13;&#10;    i18n_description_BrC: &quot;Arm movements not always simultaneous in horizontal plane&quot;">
            <text:p><text:s text:c="4"/>i18n_short_BrC: ""<text:line-break/> <text:s text:c="3"/>i18n_description_BrC: "Arm movements not always simultaneous in horizontal plane"</text:p>
          </table:table-cell>
          <table:table-cell table:number-columns-repeated="1011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RA</text:p>
          </table:table-cell>
          <table:table-cell office:value-type="string">
            <text:p>BrD</text:p>
          </table:table-cell>
          <table:table-cell office:value-type="float" office:value="0">
            <text:p>0</text:p>
          </table:table-cell>
          <table:table-cell office:value-type="string">
            <text:p>Movimento delle gambe non simultaneo sul piano orizzontale</text:p>
          </table:table-cell>
          <table:table-cell office:value-type="string">
            <text:p>Leg movements not always simultaneous in horizontal plane</text:p>
          </table:table-cell>
          <table:table-cell table:number-columns-repeated="2"/>
          <table:table-cell table:formula="of:=&quot;(select t.id from &quot;&amp;[.$B$3]&amp;&quot; t where t.&quot;&amp;[.$B$4]&amp;&quot; = '&quot;&amp;[.$B39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39]&amp;&quot;,'&quot;&amp;[.C39]&amp;&quot;',&quot;&amp;[.D39]&amp;&quot;,&quot;&amp;[.I39]&amp;&quot;,0,CURDATE(),CURDATE())&quot;&amp;IF([.$A40]&gt;0;&quot;,&quot;;&quot;;&quot;)" office:value-type="string" office:string-value="(35,'BrD',0,(select t.id from stroke_types t where t.code = 'RA'),0,CURDATE(),CURDATE()),">
            <text:p>(35,'BrD',0,(select t.id from stroke_types t where t.code = 'RA'),0,CURDATE(),CURDATE()),</text:p>
          </table:table-cell>
          <table:table-cell table:formula="of:=&quot;    i18n_short_&quot;&amp;[.$C39]&amp;&quot;: &quot;&amp;CHAR(34)&amp;SUBSTITUTE([.G39];&quot;'&quot;;&quot;''&quot;)&amp;CHAR(34)&amp;CHAR(13)&amp;CHAR(10)&amp;&quot;    i18n_description_&quot;&amp;[.$C39]&amp;&quot;: &quot;&amp;CHAR(34)&amp;SUBSTITUTE([.E39];&quot;'&quot;;&quot;''&quot;)&amp;CHAR(34)" office:value-type="string" office:string-value="    i18n_short_BrD: &quot;&quot;&#13;&#10;    i18n_description_BrD: &quot;Movimento delle gambe non simultaneo sul piano orizzontale&quot;">
            <text:p><text:s text:c="4"/>i18n_short_BrD: ""<text:line-break/> <text:s text:c="3"/>i18n_description_BrD: "Movimento delle gambe non simultaneo sul piano orizzontale"</text:p>
          </table:table-cell>
          <table:table-cell table:formula="of:=&quot;    i18n_short_&quot;&amp;[.$C39]&amp;&quot;: &quot;&amp;CHAR(34)&amp;SUBSTITUTE([.H39];&quot;'&quot;;&quot;''&quot;)&amp;CHAR(34)&amp;CHAR(13)&amp;CHAR(10)&amp;&quot;    i18n_description_&quot;&amp;[.$C39]&amp;&quot;: &quot;&amp;CHAR(34)&amp;SUBSTITUTE([.F39];&quot;'&quot;;&quot;''&quot;)&amp;CHAR(34)" office:value-type="string" office:string-value="    i18n_short_BrD: &quot;&quot;&#13;&#10;    i18n_description_BrD: &quot;Leg movements not always simultaneous in horizontal plane&quot;">
            <text:p><text:s text:c="4"/>i18n_short_BrD: ""<text:line-break/> <text:s text:c="3"/>i18n_description_BrD: "Leg movements not always simultaneous in horizontal plane"</text:p>
          </table:table-cell>
          <table:table-cell table:number-columns-repeated="1011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A</text:p>
          </table:table-cell>
          <table:table-cell office:value-type="string">
            <text:p>BrE</text:p>
          </table:table-cell>
          <table:table-cell office:value-type="float" office:value="0">
            <text:p>0</text:p>
          </table:table-cell>
          <table:table-cell office:value-type="string">
            <text:p>Mani non portate in avanti, sopra o sotto la superficie dell'acqua</text:p>
          </table:table-cell>
          <table:table-cell office:value-type="string">
            <text:p>Hands not pushed forward on, under or over water</text:p>
          </table:table-cell>
          <table:table-cell table:number-columns-repeated="2"/>
          <table:table-cell table:formula="of:=&quot;(select t.id from &quot;&amp;[.$B$3]&amp;&quot; t where t.&quot;&amp;[.$B$4]&amp;&quot; = '&quot;&amp;[.$B40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0]&amp;&quot;,'&quot;&amp;[.C40]&amp;&quot;',&quot;&amp;[.D40]&amp;&quot;,&quot;&amp;[.I40]&amp;&quot;,0,CURDATE(),CURDATE())&quot;&amp;IF([.$A41]&gt;0;&quot;,&quot;;&quot;;&quot;)" office:value-type="string" office:string-value="(36,'BrE',0,(select t.id from stroke_types t where t.code = 'RA'),0,CURDATE(),CURDATE()),">
            <text:p>(36,'BrE',0,(select t.id from stroke_types t where t.code = 'RA'),0,CURDATE(),CURDATE()),</text:p>
          </table:table-cell>
          <table:table-cell table:formula="of:=&quot;    i18n_short_&quot;&amp;[.$C40]&amp;&quot;: &quot;&amp;CHAR(34)&amp;SUBSTITUTE([.G40];&quot;'&quot;;&quot;''&quot;)&amp;CHAR(34)&amp;CHAR(13)&amp;CHAR(10)&amp;&quot;    i18n_description_&quot;&amp;[.$C40]&amp;&quot;: &quot;&amp;CHAR(34)&amp;SUBSTITUTE([.E40];&quot;'&quot;;&quot;''&quot;)&amp;CHAR(34)" office:value-type="string" office:string-value="    i18n_short_BrE: &quot;&quot;&#13;&#10;    i18n_description_BrE: &quot;Mani non portate in avanti, sopra o sotto la superficie dell''acqua&quot;">
            <text:p><text:s text:c="4"/>i18n_short_BrE: ""<text:line-break/> <text:s text:c="3"/>i18n_description_BrE: "Mani non portate in avanti, sopra o sotto la superficie dell''acqua"</text:p>
          </table:table-cell>
          <table:table-cell table:formula="of:=&quot;    i18n_short_&quot;&amp;[.$C40]&amp;&quot;: &quot;&amp;CHAR(34)&amp;SUBSTITUTE([.H40];&quot;'&quot;;&quot;''&quot;)&amp;CHAR(34)&amp;CHAR(13)&amp;CHAR(10)&amp;&quot;    i18n_description_&quot;&amp;[.$C40]&amp;&quot;: &quot;&amp;CHAR(34)&amp;SUBSTITUTE([.F40];&quot;'&quot;;&quot;''&quot;)&amp;CHAR(34)" office:value-type="string" office:string-value="    i18n_short_BrE: &quot;&quot;&#13;&#10;    i18n_description_BrE: &quot;Hands not pushed forward on, under or over water&quot;">
            <text:p><text:s text:c="4"/>i18n_short_BrE: ""<text:line-break/> <text:s text:c="3"/>i18n_description_BrE: "Hands not pushed forward on, under or over water"</text:p>
          </table:table-cell>
          <table:table-cell table:number-columns-repeated="1011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RA</text:p>
          </table:table-cell>
          <table:table-cell office:value-type="string">
            <text:p>BrF</text:p>
          </table:table-cell>
          <table:table-cell office:value-type="float" office:value="0">
            <text:p>0</text:p>
          </table:table-cell>
          <table:table-cell office:value-type="string">
            <text:p>Gomito non sempre sommerso</text:p>
          </table:table-cell>
          <table:table-cell office:value-type="string">
            <text:p>Elbows not always submerged during race</text:p>
          </table:table-cell>
          <table:table-cell table:number-columns-repeated="2"/>
          <table:table-cell table:formula="of:=&quot;(select t.id from &quot;&amp;[.$B$3]&amp;&quot; t where t.&quot;&amp;[.$B$4]&amp;&quot; = '&quot;&amp;[.$B41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1]&amp;&quot;,'&quot;&amp;[.C41]&amp;&quot;',&quot;&amp;[.D41]&amp;&quot;,&quot;&amp;[.I41]&amp;&quot;,0,CURDATE(),CURDATE())&quot;&amp;IF([.$A42]&gt;0;&quot;,&quot;;&quot;;&quot;)" office:value-type="string" office:string-value="(37,'BrF',0,(select t.id from stroke_types t where t.code = 'RA'),0,CURDATE(),CURDATE()),">
            <text:p>(37,'BrF',0,(select t.id from stroke_types t where t.code = 'RA'),0,CURDATE(),CURDATE()),</text:p>
          </table:table-cell>
          <table:table-cell table:formula="of:=&quot;    i18n_short_&quot;&amp;[.$C41]&amp;&quot;: &quot;&amp;CHAR(34)&amp;SUBSTITUTE([.G41];&quot;'&quot;;&quot;''&quot;)&amp;CHAR(34)&amp;CHAR(13)&amp;CHAR(10)&amp;&quot;    i18n_description_&quot;&amp;[.$C41]&amp;&quot;: &quot;&amp;CHAR(34)&amp;SUBSTITUTE([.E41];&quot;'&quot;;&quot;''&quot;)&amp;CHAR(34)" office:value-type="string" office:string-value="    i18n_short_BrF: &quot;&quot;&#13;&#10;    i18n_description_BrF: &quot;Gomito non sempre sommerso&quot;">
            <text:p><text:s text:c="4"/>i18n_short_BrF: ""<text:line-break/> <text:s text:c="3"/>i18n_description_BrF: "Gomito non sempre sommerso"</text:p>
          </table:table-cell>
          <table:table-cell table:formula="of:=&quot;    i18n_short_&quot;&amp;[.$C41]&amp;&quot;: &quot;&amp;CHAR(34)&amp;SUBSTITUTE([.H41];&quot;'&quot;;&quot;''&quot;)&amp;CHAR(34)&amp;CHAR(13)&amp;CHAR(10)&amp;&quot;    i18n_description_&quot;&amp;[.$C41]&amp;&quot;: &quot;&amp;CHAR(34)&amp;SUBSTITUTE([.F41];&quot;'&quot;;&quot;''&quot;)&amp;CHAR(34)" office:value-type="string" office:string-value="    i18n_short_BrF: &quot;&quot;&#13;&#10;    i18n_description_BrF: &quot;Elbows not always submerged during race&quot;">
            <text:p><text:s text:c="4"/>i18n_short_BrF: ""<text:line-break/> <text:s text:c="3"/>i18n_description_BrF: "Elbows not always submerged during race"</text:p>
          </table:table-cell>
          <table:table-cell table:number-columns-repeated="1011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A</text:p>
          </table:table-cell>
          <table:table-cell office:value-type="string">
            <text:p>BrG</text:p>
          </table:table-cell>
          <table:table-cell office:value-type="float" office:value="0">
            <text:p>0</text:p>
          </table:table-cell>
          <table:table-cell office:value-type="string">
            <text:p>Piedi non ruotati all'esterno durante la parte propulsiva del calcio</text:p>
          </table:table-cell>
          <table:table-cell office:value-type="string">
            <text:p>Feet not turned outward during propulsive part of kick</text:p>
          </table:table-cell>
          <table:table-cell table:number-columns-repeated="2"/>
          <table:table-cell table:formula="of:=&quot;(select t.id from &quot;&amp;[.$B$3]&amp;&quot; t where t.&quot;&amp;[.$B$4]&amp;&quot; = '&quot;&amp;[.$B42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2]&amp;&quot;,'&quot;&amp;[.C42]&amp;&quot;',&quot;&amp;[.D42]&amp;&quot;,&quot;&amp;[.I42]&amp;&quot;,0,CURDATE(),CURDATE())&quot;&amp;IF([.$A43]&gt;0;&quot;,&quot;;&quot;;&quot;)" office:value-type="string" office:string-value="(38,'BrG',0,(select t.id from stroke_types t where t.code = 'RA'),0,CURDATE(),CURDATE()),">
            <text:p>(38,'BrG',0,(select t.id from stroke_types t where t.code = 'RA'),0,CURDATE(),CURDATE()),</text:p>
          </table:table-cell>
          <table:table-cell table:formula="of:=&quot;    i18n_short_&quot;&amp;[.$C42]&amp;&quot;: &quot;&amp;CHAR(34)&amp;SUBSTITUTE([.G42];&quot;'&quot;;&quot;''&quot;)&amp;CHAR(34)&amp;CHAR(13)&amp;CHAR(10)&amp;&quot;    i18n_description_&quot;&amp;[.$C42]&amp;&quot;: &quot;&amp;CHAR(34)&amp;SUBSTITUTE([.E42];&quot;'&quot;;&quot;''&quot;)&amp;CHAR(34)" office:value-type="string" office:string-value="    i18n_short_BrG: &quot;&quot;&#13;&#10;    i18n_description_BrG: &quot;Piedi non ruotati all''esterno durante la parte propulsiva del calcio&quot;">
            <text:p><text:s text:c="4"/>i18n_short_BrG: ""<text:line-break/> <text:s text:c="3"/>i18n_description_BrG: "Piedi non ruotati all''esterno durante la parte propulsiva del calcio"</text:p>
          </table:table-cell>
          <table:table-cell table:formula="of:=&quot;    i18n_short_&quot;&amp;[.$C42]&amp;&quot;: &quot;&amp;CHAR(34)&amp;SUBSTITUTE([.H42];&quot;'&quot;;&quot;''&quot;)&amp;CHAR(34)&amp;CHAR(13)&amp;CHAR(10)&amp;&quot;    i18n_description_&quot;&amp;[.$C42]&amp;&quot;: &quot;&amp;CHAR(34)&amp;SUBSTITUTE([.F42];&quot;'&quot;;&quot;''&quot;)&amp;CHAR(34)" office:value-type="string" office:string-value="    i18n_short_BrG: &quot;&quot;&#13;&#10;    i18n_description_BrG: &quot;Feet not turned outward during propulsive part of kick&quot;">
            <text:p><text:s text:c="4"/>i18n_short_BrG: ""<text:line-break/> <text:s text:c="3"/>i18n_description_BrG: "Feet not turned outward during propulsive part of kick"</text:p>
          </table:table-cell>
          <table:table-cell table:number-columns-repeated="1011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RA</text:p>
          </table:table-cell>
          <table:table-cell office:value-type="string">
            <text:p>BrH</text:p>
          </table:table-cell>
          <table:table-cell office:value-type="float" office:value="0">
            <text:p>0</text:p>
          </table:table-cell>
          <table:table-cell office:value-type="string">
            <text:p>Non ha toccato il muro in virata o arrivo con entrambe le mani simultaneamente</text:p>
          </table:table-cell>
          <table:table-cell office:value-type="string">
            <text:p>Did not touch wall with both hands simultaneously</text:p>
          </table:table-cell>
          <table:table-cell table:number-columns-repeated="2"/>
          <table:table-cell table:formula="of:=&quot;(select t.id from &quot;&amp;[.$B$3]&amp;&quot; t where t.&quot;&amp;[.$B$4]&amp;&quot; = '&quot;&amp;[.$B43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3]&amp;&quot;,'&quot;&amp;[.C43]&amp;&quot;',&quot;&amp;[.D43]&amp;&quot;,&quot;&amp;[.I43]&amp;&quot;,0,CURDATE(),CURDATE())&quot;&amp;IF([.$A44]&gt;0;&quot;,&quot;;&quot;;&quot;)" office:value-type="string" office:string-value="(39,'BrH',0,(select t.id from stroke_types t where t.code = 'RA'),0,CURDATE(),CURDATE()),">
            <text:p>(39,'BrH',0,(select t.id from stroke_types t where t.code = 'RA'),0,CURDATE(),CURDATE()),</text:p>
          </table:table-cell>
          <table:table-cell table:formula="of:=&quot;    i18n_short_&quot;&amp;[.$C43]&amp;&quot;: &quot;&amp;CHAR(34)&amp;SUBSTITUTE([.G43];&quot;'&quot;;&quot;''&quot;)&amp;CHAR(34)&amp;CHAR(13)&amp;CHAR(10)&amp;&quot;    i18n_description_&quot;&amp;[.$C43]&amp;&quot;: &quot;&amp;CHAR(34)&amp;SUBSTITUTE([.E43];&quot;'&quot;;&quot;''&quot;)&amp;CHAR(34)" office:value-type="string" office:string-value="    i18n_short_BrH: &quot;&quot;&#13;&#10;    i18n_description_BrH: &quot;Non ha toccato il muro in virata o arrivo con entrambe le mani simultaneamente&quot;">
            <text:p><text:s text:c="4"/>i18n_short_BrH: ""<text:line-break/> <text:s text:c="3"/>i18n_description_BrH: "Non ha toccato il muro in virata o arrivo con entrambe le mani simultaneamente"</text:p>
          </table:table-cell>
          <table:table-cell table:formula="of:=&quot;    i18n_short_&quot;&amp;[.$C43]&amp;&quot;: &quot;&amp;CHAR(34)&amp;SUBSTITUTE([.H43];&quot;'&quot;;&quot;''&quot;)&amp;CHAR(34)&amp;CHAR(13)&amp;CHAR(10)&amp;&quot;    i18n_description_&quot;&amp;[.$C43]&amp;&quot;: &quot;&amp;CHAR(34)&amp;SUBSTITUTE([.F43];&quot;'&quot;;&quot;''&quot;)&amp;CHAR(34)" office:value-type="string" office:string-value="    i18n_short_BrH: &quot;&quot;&#13;&#10;    i18n_description_BrH: &quot;Did not touch wall with both hands simultaneously&quot;">
            <text:p><text:s text:c="4"/>i18n_short_BrH: ""<text:line-break/> <text:s text:c="3"/>i18n_description_BrH: "Did not touch wall with both hands simultaneously"</text:p>
          </table:table-cell>
          <table:table-cell table:number-columns-repeated="1011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RA</text:p>
          </table:table-cell>
          <table:table-cell office:value-type="string">
            <text:p>BrI</text:p>
          </table:table-cell>
          <table:table-cell office:value-type="float" office:value="0">
            <text:p>0</text:p>
          </table:table-cell>
          <table:table-cell office:value-type="string">
            <text:p>Posizione non sul petto all'inizio del primo ciclo di braccia</text:p>
          </table:table-cell>
          <table:table-cell office:value-type="string">
            <text:p>Body not on breast from beginning of 1st arm stroke</text:p>
          </table:table-cell>
          <table:table-cell table:number-columns-repeated="2"/>
          <table:table-cell table:formula="of:=&quot;(select t.id from &quot;&amp;[.$B$3]&amp;&quot; t where t.&quot;&amp;[.$B$4]&amp;&quot; = '&quot;&amp;[.$B44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4]&amp;&quot;,'&quot;&amp;[.C44]&amp;&quot;',&quot;&amp;[.D44]&amp;&quot;,&quot;&amp;[.I44]&amp;&quot;,0,CURDATE(),CURDATE())&quot;&amp;IF([.$A45]&gt;0;&quot;,&quot;;&quot;;&quot;)" office:value-type="string" office:string-value="(40,'BrI',0,(select t.id from stroke_types t where t.code = 'RA'),0,CURDATE(),CURDATE()),">
            <text:p>(40,'BrI',0,(select t.id from stroke_types t where t.code = 'RA'),0,CURDATE(),CURDATE()),</text:p>
          </table:table-cell>
          <table:table-cell table:formula="of:=&quot;    i18n_short_&quot;&amp;[.$C44]&amp;&quot;: &quot;&amp;CHAR(34)&amp;SUBSTITUTE([.G44];&quot;'&quot;;&quot;''&quot;)&amp;CHAR(34)&amp;CHAR(13)&amp;CHAR(10)&amp;&quot;    i18n_description_&quot;&amp;[.$C44]&amp;&quot;: &quot;&amp;CHAR(34)&amp;SUBSTITUTE([.E44];&quot;'&quot;;&quot;''&quot;)&amp;CHAR(34)" office:value-type="string" office:string-value="    i18n_short_BrI: &quot;&quot;&#13;&#10;    i18n_description_BrI: &quot;Posizione non sul petto all''inizio del primo ciclo di braccia&quot;">
            <text:p><text:s text:c="4"/>i18n_short_BrI: ""<text:line-break/> <text:s text:c="3"/>i18n_description_BrI: "Posizione non sul petto all''inizio del primo ciclo di braccia"</text:p>
          </table:table-cell>
          <table:table-cell table:formula="of:=&quot;    i18n_short_&quot;&amp;[.$C44]&amp;&quot;: &quot;&amp;CHAR(34)&amp;SUBSTITUTE([.H44];&quot;'&quot;;&quot;''&quot;)&amp;CHAR(34)&amp;CHAR(13)&amp;CHAR(10)&amp;&quot;    i18n_description_&quot;&amp;[.$C44]&amp;&quot;: &quot;&amp;CHAR(34)&amp;SUBSTITUTE([.F44];&quot;'&quot;;&quot;''&quot;)&amp;CHAR(34)" office:value-type="string" office:string-value="    i18n_short_BrI: &quot;&quot;&#13;&#10;    i18n_description_BrI: &quot;Body not on breast from beginning of 1st arm stroke&quot;">
            <text:p><text:s text:c="4"/>i18n_short_BrI: ""<text:line-break/> <text:s text:c="3"/>i18n_description_BrI: "Body not on breast from beginning of 1st arm stroke"</text:p>
          </table:table-cell>
          <table:table-cell table:number-columns-repeated="1011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RA</text:p>
          </table:table-cell>
          <table:table-cell office:value-type="string">
            <text:p>BrJ</text:p>
          </table:table-cell>
          <table:table-cell office:value-type="float" office:value="0">
            <text:p>0</text:p>
          </table:table-cell>
          <table:table-cell office:value-type="string">
            <text:p>Colpo di gambe a delfino non consentito</text:p>
          </table:table-cell>
          <table:table-cell office:value-type="string">
            <text:p>Illegal downward dolphin kick</text:p>
          </table:table-cell>
          <table:table-cell table:number-columns-repeated="2"/>
          <table:table-cell table:formula="of:=&quot;(select t.id from &quot;&amp;[.$B$3]&amp;&quot; t where t.&quot;&amp;[.$B$4]&amp;&quot; = '&quot;&amp;[.$B45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5]&amp;&quot;,'&quot;&amp;[.C45]&amp;&quot;',&quot;&amp;[.D45]&amp;&quot;,&quot;&amp;[.I45]&amp;&quot;,0,CURDATE(),CURDATE())&quot;&amp;IF([.$A46]&gt;0;&quot;,&quot;;&quot;;&quot;)" office:value-type="string" office:string-value="(41,'BrJ',0,(select t.id from stroke_types t where t.code = 'RA'),0,CURDATE(),CURDATE()),">
            <text:p>(41,'BrJ',0,(select t.id from stroke_types t where t.code = 'RA'),0,CURDATE(),CURDATE()),</text:p>
          </table:table-cell>
          <table:table-cell table:formula="of:=&quot;    i18n_short_&quot;&amp;[.$C45]&amp;&quot;: &quot;&amp;CHAR(34)&amp;SUBSTITUTE([.G45];&quot;'&quot;;&quot;''&quot;)&amp;CHAR(34)&amp;CHAR(13)&amp;CHAR(10)&amp;&quot;    i18n_description_&quot;&amp;[.$C45]&amp;&quot;: &quot;&amp;CHAR(34)&amp;SUBSTITUTE([.E45];&quot;'&quot;;&quot;''&quot;)&amp;CHAR(34)" office:value-type="string" office:string-value="    i18n_short_BrJ: &quot;&quot;&#13;&#10;    i18n_description_BrJ: &quot;Colpo di gambe a delfino non consentito&quot;">
            <text:p><text:s text:c="4"/>i18n_short_BrJ: ""<text:line-break/> <text:s text:c="3"/>i18n_description_BrJ: "Colpo di gambe a delfino non consentito"</text:p>
          </table:table-cell>
          <table:table-cell table:formula="of:=&quot;    i18n_short_&quot;&amp;[.$C45]&amp;&quot;: &quot;&amp;CHAR(34)&amp;SUBSTITUTE([.H45];&quot;'&quot;;&quot;''&quot;)&amp;CHAR(34)&amp;CHAR(13)&amp;CHAR(10)&amp;&quot;    i18n_description_&quot;&amp;[.$C45]&amp;&quot;: &quot;&amp;CHAR(34)&amp;SUBSTITUTE([.F45];&quot;'&quot;;&quot;''&quot;)&amp;CHAR(34)" office:value-type="string" office:string-value="    i18n_short_BrJ: &quot;&quot;&#13;&#10;    i18n_description_BrJ: &quot;Illegal downward dolphin kick&quot;">
            <text:p><text:s text:c="4"/>i18n_short_BrJ: ""<text:line-break/> <text:s text:c="3"/>i18n_description_BrJ: "Illegal downward dolphin kick"</text:p>
          </table:table-cell>
          <table:table-cell table:number-columns-repeated="1011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RA</text:p>
          </table:table-cell>
          <table:table-cell office:value-type="string">
            <text:p>BrK</text:p>
          </table:table-cell>
          <table:table-cell office:value-type="float" office:value="0">
            <text:p>0</text:p>
          </table:table-cell>
          <table:table-cell office:value-type="string">
            <text:p>Ciclo di nuotata interrotto</text:p>
          </table:table-cell>
          <table:table-cell office:value-type="string">
            <text:p>Broke stroke cycle</text:p>
          </table:table-cell>
          <table:table-cell table:number-columns-repeated="2"/>
          <table:table-cell table:formula="of:=&quot;(select t.id from &quot;&amp;[.$B$3]&amp;&quot; t where t.&quot;&amp;[.$B$4]&amp;&quot; = '&quot;&amp;[.$B46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6]&amp;&quot;,'&quot;&amp;[.C46]&amp;&quot;',&quot;&amp;[.D46]&amp;&quot;,&quot;&amp;[.I46]&amp;&quot;,0,CURDATE(),CURDATE())&quot;&amp;IF([.$A47]&gt;0;&quot;,&quot;;&quot;;&quot;)" office:value-type="string" office:string-value="(42,'BrK',0,(select t.id from stroke_types t where t.code = 'RA'),0,CURDATE(),CURDATE()),">
            <text:p>(42,'BrK',0,(select t.id from stroke_types t where t.code = 'RA'),0,CURDATE(),CURDATE()),</text:p>
          </table:table-cell>
          <table:table-cell table:formula="of:=&quot;    i18n_short_&quot;&amp;[.$C46]&amp;&quot;: &quot;&amp;CHAR(34)&amp;SUBSTITUTE([.G46];&quot;'&quot;;&quot;''&quot;)&amp;CHAR(34)&amp;CHAR(13)&amp;CHAR(10)&amp;&quot;    i18n_description_&quot;&amp;[.$C46]&amp;&quot;: &quot;&amp;CHAR(34)&amp;SUBSTITUTE([.E46];&quot;'&quot;;&quot;''&quot;)&amp;CHAR(34)" office:value-type="string" office:string-value="    i18n_short_BrK: &quot;&quot;&#13;&#10;    i18n_description_BrK: &quot;Ciclo di nuotata interrotto&quot;">
            <text:p><text:s text:c="4"/>i18n_short_BrK: ""<text:line-break/> <text:s text:c="3"/>i18n_description_BrK: "Ciclo di nuotata interrotto"</text:p>
          </table:table-cell>
          <table:table-cell table:formula="of:=&quot;    i18n_short_&quot;&amp;[.$C46]&amp;&quot;: &quot;&amp;CHAR(34)&amp;SUBSTITUTE([.H46];&quot;'&quot;;&quot;''&quot;)&amp;CHAR(34)&amp;CHAR(13)&amp;CHAR(10)&amp;&quot;    i18n_description_&quot;&amp;[.$C46]&amp;&quot;: &quot;&amp;CHAR(34)&amp;SUBSTITUTE([.F46];&quot;'&quot;;&quot;''&quot;)&amp;CHAR(34)" office:value-type="string" office:string-value="    i18n_short_BrK: &quot;&quot;&#13;&#10;    i18n_description_BrK: &quot;Broke stroke cycle&quot;">
            <text:p><text:s text:c="4"/>i18n_short_BrK: ""<text:line-break/> <text:s text:c="3"/>i18n_description_BrK: "Broke stroke cycle"</text:p>
          </table:table-cell>
          <table:table-cell table:number-columns-repeated="1011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RA</text:p>
          </table:table-cell>
          <table:table-cell office:value-type="string">
            <text:p>BrL</text:p>
          </table:table-cell>
          <table:table-cell office:value-type="float" office:value="0">
            <text:p>0</text:p>
          </table:table-cell>
          <table:table-cell office:value-type="string">
            <text:p>Più di un colpo di gambe a delfino in partenza o virata</text:p>
          </table:table-cell>
          <table:table-cell office:value-type="string">
            <text:p>More than one butterfly kick during the first arm stroke after start or turn</text:p>
          </table:table-cell>
          <table:table-cell table:number-columns-repeated="2"/>
          <table:table-cell table:formula="of:=&quot;(select t.id from &quot;&amp;[.$B$3]&amp;&quot; t where t.&quot;&amp;[.$B$4]&amp;&quot; = '&quot;&amp;[.$B47]&amp;&quot;')&quot;" office:value-type="string" office:string-value="(select t.id from stroke_types t where t.code = 'RA')">
            <text:p>(select t.id from stroke_types t where t.code = 'RA')</text:p>
          </table:table-cell>
          <table:table-cell/>
          <table:table-cell table:formula="of:=&quot;(&quot;&amp;[.A47]&amp;&quot;,'&quot;&amp;[.C47]&amp;&quot;',&quot;&amp;[.D47]&amp;&quot;,&quot;&amp;[.I47]&amp;&quot;,0,CURDATE(),CURDATE())&quot;&amp;IF([.$A48]&gt;0;&quot;,&quot;;&quot;;&quot;)" office:value-type="string" office:string-value="(43,'BrL',0,(select t.id from stroke_types t where t.code = 'RA'),0,CURDATE(),CURDATE()),">
            <text:p>(43,'BrL',0,(select t.id from stroke_types t where t.code = 'RA'),0,CURDATE(),CURDATE()),</text:p>
          </table:table-cell>
          <table:table-cell table:formula="of:=&quot;    i18n_short_&quot;&amp;[.$C47]&amp;&quot;: &quot;&amp;CHAR(34)&amp;SUBSTITUTE([.G47];&quot;'&quot;;&quot;''&quot;)&amp;CHAR(34)&amp;CHAR(13)&amp;CHAR(10)&amp;&quot;    i18n_description_&quot;&amp;[.$C47]&amp;&quot;: &quot;&amp;CHAR(34)&amp;SUBSTITUTE([.E47];&quot;'&quot;;&quot;''&quot;)&amp;CHAR(34)" office:value-type="string" office:string-value="    i18n_short_BrL: &quot;&quot;&#13;&#10;    i18n_description_BrL: &quot;Più di un colpo di gambe a delfino in partenza o virata&quot;">
            <text:p><text:s text:c="4"/>i18n_short_BrL: ""<text:line-break/> <text:s text:c="3"/>i18n_description_BrL: "Più di un colpo di gambe a delfino in partenza o virata"</text:p>
          </table:table-cell>
          <table:table-cell table:formula="of:=&quot;    i18n_short_&quot;&amp;[.$C47]&amp;&quot;: &quot;&amp;CHAR(34)&amp;SUBSTITUTE([.H47];&quot;'&quot;;&quot;''&quot;)&amp;CHAR(34)&amp;CHAR(13)&amp;CHAR(10)&amp;&quot;    i18n_description_&quot;&amp;[.$C47]&amp;&quot;: &quot;&amp;CHAR(34)&amp;SUBSTITUTE([.F47];&quot;'&quot;;&quot;''&quot;)&amp;CHAR(34)" office:value-type="string" office:string-value="    i18n_short_BrL: &quot;&quot;&#13;&#10;    i18n_description_BrL: &quot;More than one butterfly kick during the first arm stroke after start or turn&quot;">
            <text:p><text:s text:c="4"/>i18n_short_BrL: ""<text:line-break/> <text:s text:c="3"/>i18n_description_BrL: "More than one butterfly kick during the first arm stroke after start or turn"</text:p>
          </table:table-cell>
          <table:table-cell table:number-columns-repeated="1011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SL</text:p>
          </table:table-cell>
          <table:table-cell office:value-type="string">
            <text:p>FrA</text:p>
          </table:table-cell>
          <table:table-cell office:value-type="float" office:value="0">
            <text:p>0</text:p>
          </table:table-cell>
          <table:table-cell office:value-type="string">
            <text:p>Non ha toccato ad una virata o all'arrivo</text:p>
          </table:table-cell>
          <table:table-cell office:value-type="string">
            <text:p>No touch at turn or finish </text:p>
          </table:table-cell>
          <table:table-cell table:number-columns-repeated="2"/>
          <table:table-cell table:formula="of:=&quot;(select t.id from &quot;&amp;[.$B$3]&amp;&quot; t where t.&quot;&amp;[.$B$4]&amp;&quot; = '&quot;&amp;[.$B48]&amp;&quot;')&quot;" office:value-type="string" office:string-value="(select t.id from stroke_types t where t.code = 'SL')">
            <text:p>(select t.id from stroke_types t where t.code = 'SL')</text:p>
          </table:table-cell>
          <table:table-cell/>
          <table:table-cell table:formula="of:=&quot;(&quot;&amp;[.A48]&amp;&quot;,'&quot;&amp;[.C48]&amp;&quot;',&quot;&amp;[.D48]&amp;&quot;,&quot;&amp;[.I48]&amp;&quot;,0,CURDATE(),CURDATE())&quot;&amp;IF([.$A49]&gt;0;&quot;,&quot;;&quot;;&quot;)" office:value-type="string" office:string-value="(44,'FrA',0,(select t.id from stroke_types t where t.code = 'SL'),0,CURDATE(),CURDATE()),">
            <text:p>(44,'FrA',0,(select t.id from stroke_types t where t.code = 'SL'),0,CURDATE(),CURDATE()),</text:p>
          </table:table-cell>
          <table:table-cell table:formula="of:=&quot;    i18n_short_&quot;&amp;[.$C48]&amp;&quot;: &quot;&amp;CHAR(34)&amp;SUBSTITUTE([.G48];&quot;'&quot;;&quot;''&quot;)&amp;CHAR(34)&amp;CHAR(13)&amp;CHAR(10)&amp;&quot;    i18n_description_&quot;&amp;[.$C48]&amp;&quot;: &quot;&amp;CHAR(34)&amp;SUBSTITUTE([.E48];&quot;'&quot;;&quot;''&quot;)&amp;CHAR(34)" office:value-type="string" office:string-value="    i18n_short_FrA: &quot;&quot;&#13;&#10;    i18n_description_FrA: &quot;Non ha toccato ad una virata o all''arrivo&quot;">
            <text:p><text:s text:c="4"/>i18n_short_FrA: ""<text:line-break/> <text:s text:c="3"/>i18n_description_FrA: "Non ha toccato ad una virata o all''arrivo"</text:p>
          </table:table-cell>
          <table:table-cell table:formula="of:=&quot;    i18n_short_&quot;&amp;[.$C48]&amp;&quot;: &quot;&amp;CHAR(34)&amp;SUBSTITUTE([.H48];&quot;'&quot;;&quot;''&quot;)&amp;CHAR(34)&amp;CHAR(13)&amp;CHAR(10)&amp;&quot;    i18n_description_&quot;&amp;[.$C48]&amp;&quot;: &quot;&amp;CHAR(34)&amp;SUBSTITUTE([.F48];&quot;'&quot;;&quot;''&quot;)&amp;CHAR(34)" office:value-type="string" office:string-value="    i18n_short_FrA: &quot;&quot;&#13;&#10;    i18n_description_FrA: &quot;No touch at turn or finish &quot;">
            <text:p><text:s text:c="4"/>i18n_short_FrA: ""<text:line-break/> <text:s text:c="3"/>i18n_description_FrA: "No touch at turn or finish "</text:p>
          </table:table-cell>
          <table:table-cell table:number-columns-repeated="1011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SL</text:p>
          </table:table-cell>
          <table:table-cell office:value-type="string">
            <text:p>FrB</text:p>
          </table:table-cell>
          <table:table-cell office:value-type="float" office:value="0">
            <text:p>0</text:p>
          </table:table-cell>
          <table:table-cell office:value-type="string">
            <text:p>Nuotato più di 15 metri sott'acqua dopo partenza o virata</text:p>
          </table:table-cell>
          <table:table-cell office:value-type="string">
            <text:p>Swam under water more than 15 meters after start or turn </text:p>
          </table:table-cell>
          <table:table-cell table:number-columns-repeated="2"/>
          <table:table-cell table:formula="of:=&quot;(select t.id from &quot;&amp;[.$B$3]&amp;&quot; t where t.&quot;&amp;[.$B$4]&amp;&quot; = '&quot;&amp;[.$B49]&amp;&quot;')&quot;" office:value-type="string" office:string-value="(select t.id from stroke_types t where t.code = 'SL')">
            <text:p>(select t.id from stroke_types t where t.code = 'SL')</text:p>
          </table:table-cell>
          <table:table-cell/>
          <table:table-cell table:formula="of:=&quot;(&quot;&amp;[.A49]&amp;&quot;,'&quot;&amp;[.C49]&amp;&quot;',&quot;&amp;[.D49]&amp;&quot;,&quot;&amp;[.I49]&amp;&quot;,0,CURDATE(),CURDATE())&quot;&amp;IF([.$A50]&gt;0;&quot;,&quot;;&quot;;&quot;)" office:value-type="string" office:string-value="(45,'FrB',0,(select t.id from stroke_types t where t.code = 'SL'),0,CURDATE(),CURDATE()),">
            <text:p>(45,'FrB',0,(select t.id from stroke_types t where t.code = 'SL'),0,CURDATE(),CURDATE()),</text:p>
          </table:table-cell>
          <table:table-cell table:formula="of:=&quot;    i18n_short_&quot;&amp;[.$C49]&amp;&quot;: &quot;&amp;CHAR(34)&amp;SUBSTITUTE([.G49];&quot;'&quot;;&quot;''&quot;)&amp;CHAR(34)&amp;CHAR(13)&amp;CHAR(10)&amp;&quot;    i18n_description_&quot;&amp;[.$C49]&amp;&quot;: &quot;&amp;CHAR(34)&amp;SUBSTITUTE([.E49];&quot;'&quot;;&quot;''&quot;)&amp;CHAR(34)" office:value-type="string" office:string-value="    i18n_short_FrB: &quot;&quot;&#13;&#10;    i18n_description_FrB: &quot;Nuotato più di 15 metri sott''acqua dopo partenza o virata&quot;">
            <text:p><text:s text:c="4"/>i18n_short_FrB: ""<text:line-break/> <text:s text:c="3"/>i18n_description_FrB: "Nuotato più di 15 metri sott''acqua dopo partenza o virata"</text:p>
          </table:table-cell>
          <table:table-cell table:formula="of:=&quot;    i18n_short_&quot;&amp;[.$C49]&amp;&quot;: &quot;&amp;CHAR(34)&amp;SUBSTITUTE([.H49];&quot;'&quot;;&quot;''&quot;)&amp;CHAR(34)&amp;CHAR(13)&amp;CHAR(10)&amp;&quot;    i18n_description_&quot;&amp;[.$C49]&amp;&quot;: &quot;&amp;CHAR(34)&amp;SUBSTITUTE([.F49];&quot;'&quot;;&quot;''&quot;)&amp;CHAR(34)" office:value-type="string" office:string-value="    i18n_short_FrB: &quot;&quot;&#13;&#10;    i18n_description_FrB: &quot;Swam under water more than 15 meters after start or turn &quot;">
            <text:p><text:s text:c="4"/>i18n_short_FrB: ""<text:line-break/> <text:s text:c="3"/>i18n_description_FrB: "Swam under water more than 15 meters after start or turn "</text:p>
          </table:table-cell>
          <table:table-cell table:number-columns-repeated="1011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SL</text:p>
          </table:table-cell>
          <table:table-cell office:value-type="string">
            <text:p>FrC</text:p>
          </table:table-cell>
          <table:table-cell office:value-type="float" office:value="0">
            <text:p>0</text:p>
          </table:table-cell>
          <table:table-cell office:value-type="string">
            <text:p>Camminato o spinto sul fondo</text:p>
          </table:table-cell>
          <table:table-cell office:value-type="string">
            <text:p>Walked on pool bottom and/or pushed off bottom </text:p>
          </table:table-cell>
          <table:table-cell table:number-columns-repeated="2"/>
          <table:table-cell table:formula="of:=&quot;(select t.id from &quot;&amp;[.$B$3]&amp;&quot; t where t.&quot;&amp;[.$B$4]&amp;&quot; = '&quot;&amp;[.$B50]&amp;&quot;')&quot;" office:value-type="string" office:string-value="(select t.id from stroke_types t where t.code = 'SL')">
            <text:p>(select t.id from stroke_types t where t.code = 'SL')</text:p>
          </table:table-cell>
          <table:table-cell/>
          <table:table-cell table:formula="of:=&quot;(&quot;&amp;[.A50]&amp;&quot;,'&quot;&amp;[.C50]&amp;&quot;',&quot;&amp;[.D50]&amp;&quot;,&quot;&amp;[.I50]&amp;&quot;,0,CURDATE(),CURDATE())&quot;&amp;IF([.$A51]&gt;0;&quot;,&quot;;&quot;;&quot;)" office:value-type="string" office:string-value="(46,'FrC',0,(select t.id from stroke_types t where t.code = 'SL'),0,CURDATE(),CURDATE()),">
            <text:p>(46,'FrC',0,(select t.id from stroke_types t where t.code = 'SL'),0,CURDATE(),CURDATE()),</text:p>
          </table:table-cell>
          <table:table-cell table:formula="of:=&quot;    i18n_short_&quot;&amp;[.$C50]&amp;&quot;: &quot;&amp;CHAR(34)&amp;SUBSTITUTE([.G50];&quot;'&quot;;&quot;''&quot;)&amp;CHAR(34)&amp;CHAR(13)&amp;CHAR(10)&amp;&quot;    i18n_description_&quot;&amp;[.$C50]&amp;&quot;: &quot;&amp;CHAR(34)&amp;SUBSTITUTE([.E50];&quot;'&quot;;&quot;''&quot;)&amp;CHAR(34)" office:value-type="string" office:string-value="    i18n_short_FrC: &quot;&quot;&#13;&#10;    i18n_description_FrC: &quot;Camminato o spinto sul fondo&quot;">
            <text:p><text:s text:c="4"/>i18n_short_FrC: ""<text:line-break/> <text:s text:c="3"/>i18n_description_FrC: "Camminato o spinto sul fondo"</text:p>
          </table:table-cell>
          <table:table-cell table:formula="of:=&quot;    i18n_short_&quot;&amp;[.$C50]&amp;&quot;: &quot;&amp;CHAR(34)&amp;SUBSTITUTE([.H50];&quot;'&quot;;&quot;''&quot;)&amp;CHAR(34)&amp;CHAR(13)&amp;CHAR(10)&amp;&quot;    i18n_description_&quot;&amp;[.$C50]&amp;&quot;: &quot;&amp;CHAR(34)&amp;SUBSTITUTE([.F50];&quot;'&quot;;&quot;''&quot;)&amp;CHAR(34)" office:value-type="string" office:string-value="    i18n_short_FrC: &quot;&quot;&#13;&#10;    i18n_description_FrC: &quot;Walked on pool bottom and/or pushed off bottom &quot;">
            <text:p><text:s text:c="4"/>i18n_short_FrC: ""<text:line-break/> <text:s text:c="3"/>i18n_description_FrC: "Walked on pool bottom and/or pushed off bottom "</text:p>
          </table:table-cell>
          <table:table-cell table:number-columns-repeated="1011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MI</text:p>
          </table:table-cell>
          <table:table-cell office:value-type="string">
            <text:p>IMA</text:p>
          </table:table-cell>
          <table:table-cell office:value-type="float" office:value="0">
            <text:p>0</text:p>
          </table:table-cell>
          <table:table-cell office:value-type="string">
            <text:p>Frazione a stile nuotata a dorso, delfino o rana</text:p>
          </table:table-cell>
          <table:table-cell office:value-type="string">
            <text:p>Freestyle swum as backstroke, breststroke or butterfly </text:p>
          </table:table-cell>
          <table:table-cell table:number-columns-repeated="2"/>
          <table:table-cell table:formula="of:=&quot;(select t.id from &quot;&amp;[.$B$3]&amp;&quot; t where t.&quot;&amp;[.$B$4]&amp;&quot; = '&quot;&amp;[.$B51]&amp;&quot;')&quot;" office:value-type="string" office:string-value="(select t.id from stroke_types t where t.code = 'MI')">
            <text:p>(select t.id from stroke_types t where t.code = 'MI')</text:p>
          </table:table-cell>
          <table:table-cell/>
          <table:table-cell table:formula="of:=&quot;(&quot;&amp;[.A51]&amp;&quot;,'&quot;&amp;[.C51]&amp;&quot;',&quot;&amp;[.D51]&amp;&quot;,&quot;&amp;[.I51]&amp;&quot;,0,CURDATE(),CURDATE())&quot;&amp;IF([.$A52]&gt;0;&quot;,&quot;;&quot;;&quot;)" office:value-type="string" office:string-value="(47,'IMA',0,(select t.id from stroke_types t where t.code = 'MI'),0,CURDATE(),CURDATE()),">
            <text:p>(47,'IMA',0,(select t.id from stroke_types t where t.code = 'MI'),0,CURDATE(),CURDATE()),</text:p>
          </table:table-cell>
          <table:table-cell table:formula="of:=&quot;    i18n_short_&quot;&amp;[.$C51]&amp;&quot;: &quot;&amp;CHAR(34)&amp;SUBSTITUTE([.G51];&quot;'&quot;;&quot;''&quot;)&amp;CHAR(34)&amp;CHAR(13)&amp;CHAR(10)&amp;&quot;    i18n_description_&quot;&amp;[.$C51]&amp;&quot;: &quot;&amp;CHAR(34)&amp;SUBSTITUTE([.E51];&quot;'&quot;;&quot;''&quot;)&amp;CHAR(34)" office:value-type="string" office:string-value="    i18n_short_IMA: &quot;&quot;&#13;&#10;    i18n_description_IMA: &quot;Frazione a stile nuotata a dorso, delfino o rana&quot;">
            <text:p><text:s text:c="4"/>i18n_short_IMA: ""<text:line-break/> <text:s text:c="3"/>i18n_description_IMA: "Frazione a stile nuotata a dorso, delfino o rana"</text:p>
          </table:table-cell>
          <table:table-cell table:formula="of:=&quot;    i18n_short_&quot;&amp;[.$C51]&amp;&quot;: &quot;&amp;CHAR(34)&amp;SUBSTITUTE([.H51];&quot;'&quot;;&quot;''&quot;)&amp;CHAR(34)&amp;CHAR(13)&amp;CHAR(10)&amp;&quot;    i18n_description_&quot;&amp;[.$C51]&amp;&quot;: &quot;&amp;CHAR(34)&amp;SUBSTITUTE([.F51];&quot;'&quot;;&quot;''&quot;)&amp;CHAR(34)" office:value-type="string" office:string-value="    i18n_short_IMA: &quot;&quot;&#13;&#10;    i18n_description_IMA: &quot;Freestyle swum as backstroke, breststroke or butterfly &quot;">
            <text:p><text:s text:c="4"/>i18n_short_IMA: ""<text:line-break/> <text:s text:c="3"/>i18n_description_IMA: "Freestyle swum as backstroke, breststroke or butterfly "</text:p>
          </table:table-cell>
          <table:table-cell table:number-columns-repeated="1011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MI</text:p>
          </table:table-cell>
          <table:table-cell office:value-type="string">
            <text:p>IMB</text:p>
          </table:table-cell>
          <table:table-cell office:value-type="float" office:value="0">
            <text:p>0</text:p>
          </table:table-cell>
          <table:table-cell office:value-type="string">
            <text:p>Stili nuotati in ordine non corretto</text:p>
          </table:table-cell>
          <table:table-cell office:value-type="string">
            <text:p>Not swum in right order </text:p>
          </table:table-cell>
          <table:table-cell table:number-columns-repeated="2"/>
          <table:table-cell table:formula="of:=&quot;(select t.id from &quot;&amp;[.$B$3]&amp;&quot; t where t.&quot;&amp;[.$B$4]&amp;&quot; = '&quot;&amp;[.$B52]&amp;&quot;')&quot;" office:value-type="string" office:string-value="(select t.id from stroke_types t where t.code = 'MI')">
            <text:p>(select t.id from stroke_types t where t.code = 'MI')</text:p>
          </table:table-cell>
          <table:table-cell/>
          <table:table-cell table:formula="of:=&quot;(&quot;&amp;[.A52]&amp;&quot;,'&quot;&amp;[.C52]&amp;&quot;',&quot;&amp;[.D52]&amp;&quot;,&quot;&amp;[.I52]&amp;&quot;,0,CURDATE(),CURDATE())&quot;&amp;IF([.$A53]&gt;0;&quot;,&quot;;&quot;;&quot;)" office:value-type="string" office:string-value="(48,'IMB',0,(select t.id from stroke_types t where t.code = 'MI'),0,CURDATE(),CURDATE()),">
            <text:p>(48,'IMB',0,(select t.id from stroke_types t where t.code = 'MI'),0,CURDATE(),CURDATE()),</text:p>
          </table:table-cell>
          <table:table-cell table:formula="of:=&quot;    i18n_short_&quot;&amp;[.$C52]&amp;&quot;: &quot;&amp;CHAR(34)&amp;SUBSTITUTE([.G52];&quot;'&quot;;&quot;''&quot;)&amp;CHAR(34)&amp;CHAR(13)&amp;CHAR(10)&amp;&quot;    i18n_description_&quot;&amp;[.$C52]&amp;&quot;: &quot;&amp;CHAR(34)&amp;SUBSTITUTE([.E52];&quot;'&quot;;&quot;''&quot;)&amp;CHAR(34)" office:value-type="string" office:string-value="    i18n_short_IMB: &quot;&quot;&#13;&#10;    i18n_description_IMB: &quot;Stili nuotati in ordine non corretto&quot;">
            <text:p><text:s text:c="4"/>i18n_short_IMB: ""<text:line-break/> <text:s text:c="3"/>i18n_description_IMB: "Stili nuotati in ordine non corretto"</text:p>
          </table:table-cell>
          <table:table-cell table:formula="of:=&quot;    i18n_short_&quot;&amp;[.$C52]&amp;&quot;: &quot;&amp;CHAR(34)&amp;SUBSTITUTE([.H52];&quot;'&quot;;&quot;''&quot;)&amp;CHAR(34)&amp;CHAR(13)&amp;CHAR(10)&amp;&quot;    i18n_description_&quot;&amp;[.$C52]&amp;&quot;: &quot;&amp;CHAR(34)&amp;SUBSTITUTE([.F52];&quot;'&quot;;&quot;''&quot;)&amp;CHAR(34)" office:value-type="string" office:string-value="    i18n_short_IMB: &quot;&quot;&#13;&#10;    i18n_description_IMB: &quot;Not swum in right order &quot;">
            <text:p><text:s text:c="4"/>i18n_short_IMB: ""<text:line-break/> <text:s text:c="3"/>i18n_description_IMB: "Not swum in right order "</text:p>
          </table:table-cell>
          <table:table-cell table:number-columns-repeated="1011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MI</text:p>
          </table:table-cell>
          <table:table-cell office:value-type="string">
            <text:p>IMC</text:p>
          </table:table-cell>
          <table:table-cell office:value-type="float" office:value="0">
            <text:p>0</text:p>
          </table:table-cell>
          <table:table-cell office:value-type="string">
            <text:p>Errore tecnico di uno degli stili (specificare)</text:p>
          </table:table-cell>
          <table:table-cell office:value-type="string">
            <text:p>Stroke infraction – use stroke codes </text:p>
          </table:table-cell>
          <table:table-cell table:number-columns-repeated="2"/>
          <table:table-cell table:formula="of:=&quot;(select t.id from &quot;&amp;[.$B$3]&amp;&quot; t where t.&quot;&amp;[.$B$4]&amp;&quot; = '&quot;&amp;[.$B53]&amp;&quot;')&quot;" office:value-type="string" office:string-value="(select t.id from stroke_types t where t.code = 'MI')">
            <text:p>(select t.id from stroke_types t where t.code = 'MI')</text:p>
          </table:table-cell>
          <table:table-cell/>
          <table:table-cell table:formula="of:=&quot;(&quot;&amp;[.A53]&amp;&quot;,'&quot;&amp;[.C53]&amp;&quot;',&quot;&amp;[.D53]&amp;&quot;,&quot;&amp;[.I53]&amp;&quot;,0,CURDATE(),CURDATE())&quot;&amp;IF([.$A54]&gt;0;&quot;,&quot;;&quot;;&quot;)" office:value-type="string" office:string-value="(49,'IMC',0,(select t.id from stroke_types t where t.code = 'MI'),0,CURDATE(),CURDATE()),">
            <text:p>(49,'IMC',0,(select t.id from stroke_types t where t.code = 'MI'),0,CURDATE(),CURDATE()),</text:p>
          </table:table-cell>
          <table:table-cell table:formula="of:=&quot;    i18n_short_&quot;&amp;[.$C53]&amp;&quot;: &quot;&amp;CHAR(34)&amp;SUBSTITUTE([.G53];&quot;'&quot;;&quot;''&quot;)&amp;CHAR(34)&amp;CHAR(13)&amp;CHAR(10)&amp;&quot;    i18n_description_&quot;&amp;[.$C53]&amp;&quot;: &quot;&amp;CHAR(34)&amp;SUBSTITUTE([.E53];&quot;'&quot;;&quot;''&quot;)&amp;CHAR(34)" office:value-type="string" office:string-value="    i18n_short_IMC: &quot;&quot;&#13;&#10;    i18n_description_IMC: &quot;Errore tecnico di uno degli stili (specificare)&quot;">
            <text:p><text:s text:c="4"/>i18n_short_IMC: ""<text:line-break/> <text:s text:c="3"/>i18n_description_IMC: "Errore tecnico di uno degli stili (specificare)"</text:p>
          </table:table-cell>
          <table:table-cell table:formula="of:=&quot;    i18n_short_&quot;&amp;[.$C53]&amp;&quot;: &quot;&amp;CHAR(34)&amp;SUBSTITUTE([.H53];&quot;'&quot;;&quot;''&quot;)&amp;CHAR(34)&amp;CHAR(13)&amp;CHAR(10)&amp;&quot;    i18n_description_&quot;&amp;[.$C53]&amp;&quot;: &quot;&amp;CHAR(34)&amp;SUBSTITUTE([.F53];&quot;'&quot;;&quot;''&quot;)&amp;CHAR(34)" office:value-type="string" office:string-value="    i18n_short_IMC: &quot;&quot;&#13;&#10;    i18n_description_IMC: &quot;Stroke infraction – use stroke codes &quot;">
            <text:p><text:s text:c="4"/>i18n_short_IMC: ""<text:line-break/> <text:s text:c="3"/>i18n_description_IMC: "Stroke infraction – use stroke codes "</text:p>
          </table:table-cell>
          <table:table-cell table:number-columns-repeated="1011"/>
        </table:table-row>
        <table:table-row table:style-name="ro4">
          <table:table-cell office:value-type="float" office:value="50">
            <text:p>50</text:p>
          </table:table-cell>
          <table:table-cell/>
          <table:table-cell office:value-type="string">
            <text:p>RA2</text:p>
          </table:table-cell>
          <table:table-cell office:value-type="float" office:value="1">
            <text:p>1</text:p>
          </table:table-cell>
          <table:table-cell office:value-type="string">
            <text:p>Cambio anticipato frazione 2</text:p>
          </table:table-cell>
          <table:table-cell office:value-type="string">
            <text:p>Early swimmer take-off swimmer #2</text:p>
          </table:table-cell>
          <table:table-cell table:number-columns-repeated="2"/>
          <table:table-cell table:formula="of:=&quot;(select t.id from &quot;&amp;[.$B$3]&amp;&quot; t where t.&quot;&amp;[.$B$4]&amp;&quot; = '&quot;&amp;[.$B54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54]&amp;&quot;,'&quot;&amp;[.C54]&amp;&quot;',&quot;&amp;[.D54]&amp;&quot;,&quot;&amp;[.I54]&amp;&quot;,0,CURDATE(),CURDATE())&quot;&amp;IF([.$A55]&gt;0;&quot;,&quot;;&quot;;&quot;)" office:value-type="string" office:string-value="(50,'RA2',1,(select t.id from stroke_types t where t.code = ''),0,CURDATE(),CURDATE()),">
            <text:p>(50,'RA2',1,(select t.id from stroke_types t where t.code = ''),0,CURDATE(),CURDATE()),</text:p>
          </table:table-cell>
          <table:table-cell table:formula="of:=&quot;    i18n_short_&quot;&amp;[.$C54]&amp;&quot;: &quot;&amp;CHAR(34)&amp;SUBSTITUTE([.G54];&quot;'&quot;;&quot;''&quot;)&amp;CHAR(34)&amp;CHAR(13)&amp;CHAR(10)&amp;&quot;    i18n_description_&quot;&amp;[.$C54]&amp;&quot;: &quot;&amp;CHAR(34)&amp;SUBSTITUTE([.E54];&quot;'&quot;;&quot;''&quot;)&amp;CHAR(34)" office:value-type="string" office:string-value="    i18n_short_RA2: &quot;&quot;&#13;&#10;    i18n_description_RA2: &quot;Cambio anticipato frazione 2&quot;">
            <text:p><text:s text:c="4"/>i18n_short_RA2: ""<text:line-break/> <text:s text:c="3"/>i18n_description_RA2: "Cambio anticipato frazione 2"</text:p>
          </table:table-cell>
          <table:table-cell table:formula="of:=&quot;    i18n_short_&quot;&amp;[.$C54]&amp;&quot;: &quot;&amp;CHAR(34)&amp;SUBSTITUTE([.H54];&quot;'&quot;;&quot;''&quot;)&amp;CHAR(34)&amp;CHAR(13)&amp;CHAR(10)&amp;&quot;    i18n_description_&quot;&amp;[.$C54]&amp;&quot;: &quot;&amp;CHAR(34)&amp;SUBSTITUTE([.F54];&quot;'&quot;;&quot;''&quot;)&amp;CHAR(34)" office:value-type="string" office:string-value="    i18n_short_RA2: &quot;&quot;&#13;&#10;    i18n_description_RA2: &quot;Early swimmer take-off swimmer #2&quot;">
            <text:p><text:s text:c="4"/>i18n_short_RA2: ""<text:line-break/> <text:s text:c="3"/>i18n_description_RA2: "Early swimmer take-off swimmer #2"</text:p>
          </table:table-cell>
          <table:table-cell table:number-columns-repeated="1011"/>
        </table:table-row>
        <table:table-row table:style-name="ro4">
          <table:table-cell office:value-type="float" office:value="51">
            <text:p>51</text:p>
          </table:table-cell>
          <table:table-cell/>
          <table:table-cell office:value-type="string">
            <text:p>RA3</text:p>
          </table:table-cell>
          <table:table-cell office:value-type="float" office:value="1">
            <text:p>1</text:p>
          </table:table-cell>
          <table:table-cell office:value-type="string">
            <text:p>Cambio anticipato frazione 3</text:p>
          </table:table-cell>
          <table:table-cell office:value-type="string">
            <text:p>Early swimmer take-off swimmer #3</text:p>
          </table:table-cell>
          <table:table-cell table:number-columns-repeated="2"/>
          <table:table-cell table:formula="of:=&quot;(select t.id from &quot;&amp;[.$B$3]&amp;&quot; t where t.&quot;&amp;[.$B$4]&amp;&quot; = '&quot;&amp;[.$B55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55]&amp;&quot;,'&quot;&amp;[.C55]&amp;&quot;',&quot;&amp;[.D55]&amp;&quot;,&quot;&amp;[.I55]&amp;&quot;,0,CURDATE(),CURDATE())&quot;&amp;IF([.$A56]&gt;0;&quot;,&quot;;&quot;;&quot;)" office:value-type="string" office:string-value="(51,'RA3',1,(select t.id from stroke_types t where t.code = ''),0,CURDATE(),CURDATE()),">
            <text:p>(51,'RA3',1,(select t.id from stroke_types t where t.code = ''),0,CURDATE(),CURDATE()),</text:p>
          </table:table-cell>
          <table:table-cell table:formula="of:=&quot;    i18n_short_&quot;&amp;[.$C55]&amp;&quot;: &quot;&amp;CHAR(34)&amp;SUBSTITUTE([.G55];&quot;'&quot;;&quot;''&quot;)&amp;CHAR(34)&amp;CHAR(13)&amp;CHAR(10)&amp;&quot;    i18n_description_&quot;&amp;[.$C55]&amp;&quot;: &quot;&amp;CHAR(34)&amp;SUBSTITUTE([.E55];&quot;'&quot;;&quot;''&quot;)&amp;CHAR(34)" office:value-type="string" office:string-value="    i18n_short_RA3: &quot;&quot;&#13;&#10;    i18n_description_RA3: &quot;Cambio anticipato frazione 3&quot;">
            <text:p><text:s text:c="4"/>i18n_short_RA3: ""<text:line-break/> <text:s text:c="3"/>i18n_description_RA3: "Cambio anticipato frazione 3"</text:p>
          </table:table-cell>
          <table:table-cell table:formula="of:=&quot;    i18n_short_&quot;&amp;[.$C55]&amp;&quot;: &quot;&amp;CHAR(34)&amp;SUBSTITUTE([.H55];&quot;'&quot;;&quot;''&quot;)&amp;CHAR(34)&amp;CHAR(13)&amp;CHAR(10)&amp;&quot;    i18n_description_&quot;&amp;[.$C55]&amp;&quot;: &quot;&amp;CHAR(34)&amp;SUBSTITUTE([.F55];&quot;'&quot;;&quot;''&quot;)&amp;CHAR(34)" office:value-type="string" office:string-value="    i18n_short_RA3: &quot;&quot;&#13;&#10;    i18n_description_RA3: &quot;Early swimmer take-off swimmer #3&quot;">
            <text:p><text:s text:c="4"/>i18n_short_RA3: ""<text:line-break/> <text:s text:c="3"/>i18n_description_RA3: "Early swimmer take-off swimmer #3"</text:p>
          </table:table-cell>
          <table:table-cell table:number-columns-repeated="1011"/>
        </table:table-row>
        <table:table-row table:style-name="ro4">
          <table:table-cell office:value-type="float" office:value="52">
            <text:p>52</text:p>
          </table:table-cell>
          <table:table-cell/>
          <table:table-cell office:value-type="string">
            <text:p>RA4</text:p>
          </table:table-cell>
          <table:table-cell office:value-type="float" office:value="1">
            <text:p>1</text:p>
          </table:table-cell>
          <table:table-cell office:value-type="string">
            <text:p>Cambio anticipato frazione 4</text:p>
          </table:table-cell>
          <table:table-cell office:value-type="string">
            <text:p>Early swimmer take-off swimmer #4</text:p>
          </table:table-cell>
          <table:table-cell table:number-columns-repeated="2"/>
          <table:table-cell table:formula="of:=&quot;(select t.id from &quot;&amp;[.$B$3]&amp;&quot; t where t.&quot;&amp;[.$B$4]&amp;&quot; = '&quot;&amp;[.$B56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56]&amp;&quot;,'&quot;&amp;[.C56]&amp;&quot;',&quot;&amp;[.D56]&amp;&quot;,&quot;&amp;[.I56]&amp;&quot;,0,CURDATE(),CURDATE())&quot;&amp;IF([.$A57]&gt;0;&quot;,&quot;;&quot;;&quot;)" office:value-type="string" office:string-value="(52,'RA4',1,(select t.id from stroke_types t where t.code = ''),0,CURDATE(),CURDATE()),">
            <text:p>(52,'RA4',1,(select t.id from stroke_types t where t.code = ''),0,CURDATE(),CURDATE()),</text:p>
          </table:table-cell>
          <table:table-cell table:formula="of:=&quot;    i18n_short_&quot;&amp;[.$C56]&amp;&quot;: &quot;&amp;CHAR(34)&amp;SUBSTITUTE([.G56];&quot;'&quot;;&quot;''&quot;)&amp;CHAR(34)&amp;CHAR(13)&amp;CHAR(10)&amp;&quot;    i18n_description_&quot;&amp;[.$C56]&amp;&quot;: &quot;&amp;CHAR(34)&amp;SUBSTITUTE([.E56];&quot;'&quot;;&quot;''&quot;)&amp;CHAR(34)" office:value-type="string" office:string-value="    i18n_short_RA4: &quot;&quot;&#13;&#10;    i18n_description_RA4: &quot;Cambio anticipato frazione 4&quot;">
            <text:p><text:s text:c="4"/>i18n_short_RA4: ""<text:line-break/> <text:s text:c="3"/>i18n_description_RA4: "Cambio anticipato frazione 4"</text:p>
          </table:table-cell>
          <table:table-cell table:formula="of:=&quot;    i18n_short_&quot;&amp;[.$C56]&amp;&quot;: &quot;&amp;CHAR(34)&amp;SUBSTITUTE([.H56];&quot;'&quot;;&quot;''&quot;)&amp;CHAR(34)&amp;CHAR(13)&amp;CHAR(10)&amp;&quot;    i18n_description_&quot;&amp;[.$C56]&amp;&quot;: &quot;&amp;CHAR(34)&amp;SUBSTITUTE([.F56];&quot;'&quot;;&quot;''&quot;)&amp;CHAR(34)" office:value-type="string" office:string-value="    i18n_short_RA4: &quot;&quot;&#13;&#10;    i18n_description_RA4: &quot;Early swimmer take-off swimmer #4&quot;">
            <text:p><text:s text:c="4"/>i18n_short_RA4: ""<text:line-break/> <text:s text:c="3"/>i18n_description_RA4: "Early swimmer take-off swimmer #4"</text:p>
          </table:table-cell>
          <table:table-cell table:number-columns-repeated="1011"/>
        </table:table-row>
        <table:table-row table:style-name="ro4">
          <table:table-cell office:value-type="float" office:value="53">
            <text:p>53</text:p>
          </table:table-cell>
          <table:table-cell/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string">
            <text:p>Stili nuotati in ordine non corretto</text:p>
          </table:table-cell>
          <table:table-cell office:value-type="string">
            <text:p>Medley not swum in right order</text:p>
          </table:table-cell>
          <table:table-cell table:number-columns-repeated="2"/>
          <table:table-cell table:formula="of:=&quot;(select t.id from &quot;&amp;[.$B$3]&amp;&quot; t where t.&quot;&amp;[.$B$4]&amp;&quot; = '&quot;&amp;[.$B57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57]&amp;&quot;,'&quot;&amp;[.C57]&amp;&quot;',&quot;&amp;[.D57]&amp;&quot;,&quot;&amp;[.I57]&amp;&quot;,0,CURDATE(),CURDATE())&quot;&amp;IF([.$A58]&gt;0;&quot;,&quot;;&quot;;&quot;)" office:value-type="string" office:string-value="(53,'RB',1,(select t.id from stroke_types t where t.code = ''),0,CURDATE(),CURDATE()),">
            <text:p>(53,'RB',1,(select t.id from stroke_types t where t.code = ''),0,CURDATE(),CURDATE()),</text:p>
          </table:table-cell>
          <table:table-cell table:formula="of:=&quot;    i18n_short_&quot;&amp;[.$C57]&amp;&quot;: &quot;&amp;CHAR(34)&amp;SUBSTITUTE([.G57];&quot;'&quot;;&quot;''&quot;)&amp;CHAR(34)&amp;CHAR(13)&amp;CHAR(10)&amp;&quot;    i18n_description_&quot;&amp;[.$C57]&amp;&quot;: &quot;&amp;CHAR(34)&amp;SUBSTITUTE([.E57];&quot;'&quot;;&quot;''&quot;)&amp;CHAR(34)" office:value-type="string" office:string-value="    i18n_short_RB: &quot;&quot;&#13;&#10;    i18n_description_RB: &quot;Stili nuotati in ordine non corretto&quot;">
            <text:p><text:s text:c="4"/>i18n_short_RB: ""<text:line-break/> <text:s text:c="3"/>i18n_description_RB: "Stili nuotati in ordine non corretto"</text:p>
          </table:table-cell>
          <table:table-cell table:formula="of:=&quot;    i18n_short_&quot;&amp;[.$C57]&amp;&quot;: &quot;&amp;CHAR(34)&amp;SUBSTITUTE([.H57];&quot;'&quot;;&quot;''&quot;)&amp;CHAR(34)&amp;CHAR(13)&amp;CHAR(10)&amp;&quot;    i18n_description_&quot;&amp;[.$C57]&amp;&quot;: &quot;&amp;CHAR(34)&amp;SUBSTITUTE([.F57];&quot;'&quot;;&quot;''&quot;)&amp;CHAR(34)" office:value-type="string" office:string-value="    i18n_short_RB: &quot;&quot;&#13;&#10;    i18n_description_RB: &quot;Medley not swum in right order&quot;">
            <text:p><text:s text:c="4"/>i18n_short_RB: ""<text:line-break/> <text:s text:c="3"/>i18n_description_RB: "Medley not swum in right order"</text:p>
          </table:table-cell>
          <table:table-cell table:number-columns-repeated="1011"/>
        </table:table-row>
        <table:table-row table:style-name="ro4">
          <table:table-cell office:value-type="float" office:value="54">
            <text:p>54</text:p>
          </table:table-cell>
          <table:table-cell/>
          <table:table-cell office:value-type="string">
            <text:p>RC</text:p>
          </table:table-cell>
          <table:table-cell office:value-type="float" office:value="1">
            <text:p>1</text:p>
          </table:table-cell>
          <table:table-cell office:value-type="string">
            <text:p>Ordine frazionisti cambiato</text:p>
          </table:table-cell>
          <table:table-cell office:value-type="string">
            <text:p>Changed order of swimmers</text:p>
          </table:table-cell>
          <table:table-cell table:number-columns-repeated="2"/>
          <table:table-cell table:formula="of:=&quot;(select t.id from &quot;&amp;[.$B$3]&amp;&quot; t where t.&quot;&amp;[.$B$4]&amp;&quot; = '&quot;&amp;[.$B58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58]&amp;&quot;,'&quot;&amp;[.C58]&amp;&quot;',&quot;&amp;[.D58]&amp;&quot;,&quot;&amp;[.I58]&amp;&quot;,0,CURDATE(),CURDATE())&quot;&amp;IF([.$A59]&gt;0;&quot;,&quot;;&quot;;&quot;)" office:value-type="string" office:string-value="(54,'RC',1,(select t.id from stroke_types t where t.code = ''),0,CURDATE(),CURDATE()),">
            <text:p>(54,'RC',1,(select t.id from stroke_types t where t.code = ''),0,CURDATE(),CURDATE()),</text:p>
          </table:table-cell>
          <table:table-cell table:formula="of:=&quot;    i18n_short_&quot;&amp;[.$C58]&amp;&quot;: &quot;&amp;CHAR(34)&amp;SUBSTITUTE([.G58];&quot;'&quot;;&quot;''&quot;)&amp;CHAR(34)&amp;CHAR(13)&amp;CHAR(10)&amp;&quot;    i18n_description_&quot;&amp;[.$C58]&amp;&quot;: &quot;&amp;CHAR(34)&amp;SUBSTITUTE([.E58];&quot;'&quot;;&quot;''&quot;)&amp;CHAR(34)" office:value-type="string" office:string-value="    i18n_short_RC: &quot;&quot;&#13;&#10;    i18n_description_RC: &quot;Ordine frazionisti cambiato&quot;">
            <text:p><text:s text:c="4"/>i18n_short_RC: ""<text:line-break/> <text:s text:c="3"/>i18n_description_RC: "Ordine frazionisti cambiato"</text:p>
          </table:table-cell>
          <table:table-cell table:formula="of:=&quot;    i18n_short_&quot;&amp;[.$C58]&amp;&quot;: &quot;&amp;CHAR(34)&amp;SUBSTITUTE([.H58];&quot;'&quot;;&quot;''&quot;)&amp;CHAR(34)&amp;CHAR(13)&amp;CHAR(10)&amp;&quot;    i18n_description_&quot;&amp;[.$C58]&amp;&quot;: &quot;&amp;CHAR(34)&amp;SUBSTITUTE([.F58];&quot;'&quot;;&quot;''&quot;)&amp;CHAR(34)" office:value-type="string" office:string-value="    i18n_short_RC: &quot;&quot;&#13;&#10;    i18n_description_RC: &quot;Changed order of swimmers&quot;">
            <text:p><text:s text:c="4"/>i18n_short_RC: ""<text:line-break/> <text:s text:c="3"/>i18n_description_RC: "Changed order of swimmers"</text:p>
          </table:table-cell>
          <table:table-cell table:number-columns-repeated="1011"/>
        </table:table-row>
        <table:table-row table:style-name="ro4">
          <table:table-cell office:value-type="float" office:value="55">
            <text:p>55</text:p>
          </table:table-cell>
          <table:table-cell/>
          <table:table-cell office:value-type="string">
            <text:p>RD</text:p>
          </table:table-cell>
          <table:table-cell office:value-type="float" office:value="1">
            <text:p>1</text:p>
          </table:table-cell>
          <table:table-cell office:value-type="string">
            <text:p>Frazionista non in elenco</text:p>
          </table:table-cell>
          <table:table-cell office:value-type="string">
            <text:p>Non listed swimmer swam</text:p>
          </table:table-cell>
          <table:table-cell table:number-columns-repeated="2"/>
          <table:table-cell table:formula="of:=&quot;(select t.id from &quot;&amp;[.$B$3]&amp;&quot; t where t.&quot;&amp;[.$B$4]&amp;&quot; = '&quot;&amp;[.$B59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59]&amp;&quot;,'&quot;&amp;[.C59]&amp;&quot;',&quot;&amp;[.D59]&amp;&quot;,&quot;&amp;[.I59]&amp;&quot;,0,CURDATE(),CURDATE())&quot;&amp;IF([.$A60]&gt;0;&quot;,&quot;;&quot;;&quot;)" office:value-type="string" office:string-value="(55,'RD',1,(select t.id from stroke_types t where t.code = ''),0,CURDATE(),CURDATE()),">
            <text:p>(55,'RD',1,(select t.id from stroke_types t where t.code = ''),0,CURDATE(),CURDATE()),</text:p>
          </table:table-cell>
          <table:table-cell table:formula="of:=&quot;    i18n_short_&quot;&amp;[.$C59]&amp;&quot;: &quot;&amp;CHAR(34)&amp;SUBSTITUTE([.G59];&quot;'&quot;;&quot;''&quot;)&amp;CHAR(34)&amp;CHAR(13)&amp;CHAR(10)&amp;&quot;    i18n_description_&quot;&amp;[.$C59]&amp;&quot;: &quot;&amp;CHAR(34)&amp;SUBSTITUTE([.E59];&quot;'&quot;;&quot;''&quot;)&amp;CHAR(34)" office:value-type="string" office:string-value="    i18n_short_RD: &quot;&quot;&#13;&#10;    i18n_description_RD: &quot;Frazionista non in elenco&quot;">
            <text:p><text:s text:c="4"/>i18n_short_RD: ""<text:line-break/> <text:s text:c="3"/>i18n_description_RD: "Frazionista non in elenco"</text:p>
          </table:table-cell>
          <table:table-cell table:formula="of:=&quot;    i18n_short_&quot;&amp;[.$C59]&amp;&quot;: &quot;&amp;CHAR(34)&amp;SUBSTITUTE([.H59];&quot;'&quot;;&quot;''&quot;)&amp;CHAR(34)&amp;CHAR(13)&amp;CHAR(10)&amp;&quot;    i18n_description_&quot;&amp;[.$C59]&amp;&quot;: &quot;&amp;CHAR(34)&amp;SUBSTITUTE([.F59];&quot;'&quot;;&quot;''&quot;)&amp;CHAR(34)" office:value-type="string" office:string-value="    i18n_short_RD: &quot;&quot;&#13;&#10;    i18n_description_RD: &quot;Non listed swimmer swam&quot;">
            <text:p><text:s text:c="4"/>i18n_short_RD: ""<text:line-break/> <text:s text:c="3"/>i18n_description_RD: "Non listed swimmer swam"</text:p>
          </table:table-cell>
          <table:table-cell table:number-columns-repeated="1011"/>
        </table:table-row>
        <table:table-row table:style-name="ro4">
          <table:table-cell office:value-type="float" office:value="56">
            <text:p>56</text:p>
          </table:table-cell>
          <table:table-cell/>
          <table:table-cell office:value-type="string">
            <text:p>RE1</text:p>
          </table:table-cell>
          <table:table-cell office:value-type="float" office:value="1">
            <text:p>1</text:p>
          </table:table-cell>
          <table:table-cell office:value-type="string">
            <text:p>Errore tecnico di nuotata frazionista 1</text:p>
          </table:table-cell>
          <table:table-cell office:value-type="string">
            <text:p>Stroke infraction swimmer #1</text:p>
          </table:table-cell>
          <table:table-cell table:number-columns-repeated="2"/>
          <table:table-cell table:formula="of:=&quot;(select t.id from &quot;&amp;[.$B$3]&amp;&quot; t where t.&quot;&amp;[.$B$4]&amp;&quot; = '&quot;&amp;[.$B60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60]&amp;&quot;,'&quot;&amp;[.C60]&amp;&quot;',&quot;&amp;[.D60]&amp;&quot;,&quot;&amp;[.I60]&amp;&quot;,0,CURDATE(),CURDATE())&quot;&amp;IF([.$A61]&gt;0;&quot;,&quot;;&quot;;&quot;)" office:value-type="string" office:string-value="(56,'RE1',1,(select t.id from stroke_types t where t.code = ''),0,CURDATE(),CURDATE()),">
            <text:p>(56,'RE1',1,(select t.id from stroke_types t where t.code = ''),0,CURDATE(),CURDATE()),</text:p>
          </table:table-cell>
          <table:table-cell table:formula="of:=&quot;    i18n_short_&quot;&amp;[.$C60]&amp;&quot;: &quot;&amp;CHAR(34)&amp;SUBSTITUTE([.G60];&quot;'&quot;;&quot;''&quot;)&amp;CHAR(34)&amp;CHAR(13)&amp;CHAR(10)&amp;&quot;    i18n_description_&quot;&amp;[.$C60]&amp;&quot;: &quot;&amp;CHAR(34)&amp;SUBSTITUTE([.E60];&quot;'&quot;;&quot;''&quot;)&amp;CHAR(34)" office:value-type="string" office:string-value="    i18n_short_RE1: &quot;&quot;&#13;&#10;    i18n_description_RE1: &quot;Errore tecnico di nuotata frazionista 1&quot;">
            <text:p><text:s text:c="4"/>i18n_short_RE1: ""<text:line-break/> <text:s text:c="3"/>i18n_description_RE1: "Errore tecnico di nuotata frazionista 1"</text:p>
          </table:table-cell>
          <table:table-cell table:formula="of:=&quot;    i18n_short_&quot;&amp;[.$C60]&amp;&quot;: &quot;&amp;CHAR(34)&amp;SUBSTITUTE([.H60];&quot;'&quot;;&quot;''&quot;)&amp;CHAR(34)&amp;CHAR(13)&amp;CHAR(10)&amp;&quot;    i18n_description_&quot;&amp;[.$C60]&amp;&quot;: &quot;&amp;CHAR(34)&amp;SUBSTITUTE([.F60];&quot;'&quot;;&quot;''&quot;)&amp;CHAR(34)" office:value-type="string" office:string-value="    i18n_short_RE1: &quot;&quot;&#13;&#10;    i18n_description_RE1: &quot;Stroke infraction swimmer #1&quot;">
            <text:p><text:s text:c="4"/>i18n_short_RE1: ""<text:line-break/> <text:s text:c="3"/>i18n_description_RE1: "Stroke infraction swimmer #1"</text:p>
          </table:table-cell>
          <table:table-cell table:number-columns-repeated="1011"/>
        </table:table-row>
        <table:table-row table:style-name="ro4">
          <table:table-cell office:value-type="float" office:value="57">
            <text:p>57</text:p>
          </table:table-cell>
          <table:table-cell/>
          <table:table-cell office:value-type="string">
            <text:p>RE2</text:p>
          </table:table-cell>
          <table:table-cell office:value-type="float" office:value="1">
            <text:p>1</text:p>
          </table:table-cell>
          <table:table-cell office:value-type="string">
            <text:p>Errore tecnico di nuotata frazionista 2</text:p>
          </table:table-cell>
          <table:table-cell office:value-type="string">
            <text:p>Stroke infraction swimmer #2</text:p>
          </table:table-cell>
          <table:table-cell table:number-columns-repeated="2"/>
          <table:table-cell table:formula="of:=&quot;(select t.id from &quot;&amp;[.$B$3]&amp;&quot; t where t.&quot;&amp;[.$B$4]&amp;&quot; = '&quot;&amp;[.$B61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61]&amp;&quot;,'&quot;&amp;[.C61]&amp;&quot;',&quot;&amp;[.D61]&amp;&quot;,&quot;&amp;[.I61]&amp;&quot;,0,CURDATE(),CURDATE())&quot;&amp;IF([.$A62]&gt;0;&quot;,&quot;;&quot;;&quot;)" office:value-type="string" office:string-value="(57,'RE2',1,(select t.id from stroke_types t where t.code = ''),0,CURDATE(),CURDATE()),">
            <text:p>(57,'RE2',1,(select t.id from stroke_types t where t.code = ''),0,CURDATE(),CURDATE()),</text:p>
          </table:table-cell>
          <table:table-cell table:formula="of:=&quot;    i18n_short_&quot;&amp;[.$C61]&amp;&quot;: &quot;&amp;CHAR(34)&amp;SUBSTITUTE([.G61];&quot;'&quot;;&quot;''&quot;)&amp;CHAR(34)&amp;CHAR(13)&amp;CHAR(10)&amp;&quot;    i18n_description_&quot;&amp;[.$C61]&amp;&quot;: &quot;&amp;CHAR(34)&amp;SUBSTITUTE([.E61];&quot;'&quot;;&quot;''&quot;)&amp;CHAR(34)" office:value-type="string" office:string-value="    i18n_short_RE2: &quot;&quot;&#13;&#10;    i18n_description_RE2: &quot;Errore tecnico di nuotata frazionista 2&quot;">
            <text:p><text:s text:c="4"/>i18n_short_RE2: ""<text:line-break/> <text:s text:c="3"/>i18n_description_RE2: "Errore tecnico di nuotata frazionista 2"</text:p>
          </table:table-cell>
          <table:table-cell table:formula="of:=&quot;    i18n_short_&quot;&amp;[.$C61]&amp;&quot;: &quot;&amp;CHAR(34)&amp;SUBSTITUTE([.H61];&quot;'&quot;;&quot;''&quot;)&amp;CHAR(34)&amp;CHAR(13)&amp;CHAR(10)&amp;&quot;    i18n_description_&quot;&amp;[.$C61]&amp;&quot;: &quot;&amp;CHAR(34)&amp;SUBSTITUTE([.F61];&quot;'&quot;;&quot;''&quot;)&amp;CHAR(34)" office:value-type="string" office:string-value="    i18n_short_RE2: &quot;&quot;&#13;&#10;    i18n_description_RE2: &quot;Stroke infraction swimmer #2&quot;">
            <text:p><text:s text:c="4"/>i18n_short_RE2: ""<text:line-break/> <text:s text:c="3"/>i18n_description_RE2: "Stroke infraction swimmer #2"</text:p>
          </table:table-cell>
          <table:table-cell table:number-columns-repeated="1011"/>
        </table:table-row>
        <table:table-row table:style-name="ro4">
          <table:table-cell office:value-type="float" office:value="58">
            <text:p>58</text:p>
          </table:table-cell>
          <table:table-cell/>
          <table:table-cell office:value-type="string">
            <text:p>RE3</text:p>
          </table:table-cell>
          <table:table-cell office:value-type="float" office:value="1">
            <text:p>1</text:p>
          </table:table-cell>
          <table:table-cell office:value-type="string">
            <text:p>Errore tecnico di nuotata frazionista 3</text:p>
          </table:table-cell>
          <table:table-cell office:value-type="string">
            <text:p>Stroke infraction swimmer #3</text:p>
          </table:table-cell>
          <table:table-cell table:number-columns-repeated="2"/>
          <table:table-cell table:formula="of:=&quot;(select t.id from &quot;&amp;[.$B$3]&amp;&quot; t where t.&quot;&amp;[.$B$4]&amp;&quot; = '&quot;&amp;[.$B62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62]&amp;&quot;,'&quot;&amp;[.C62]&amp;&quot;',&quot;&amp;[.D62]&amp;&quot;,&quot;&amp;[.I62]&amp;&quot;,0,CURDATE(),CURDATE())&quot;&amp;IF([.$A63]&gt;0;&quot;,&quot;;&quot;;&quot;)" office:value-type="string" office:string-value="(58,'RE3',1,(select t.id from stroke_types t where t.code = ''),0,CURDATE(),CURDATE()),">
            <text:p>(58,'RE3',1,(select t.id from stroke_types t where t.code = ''),0,CURDATE(),CURDATE()),</text:p>
          </table:table-cell>
          <table:table-cell table:formula="of:=&quot;    i18n_short_&quot;&amp;[.$C62]&amp;&quot;: &quot;&amp;CHAR(34)&amp;SUBSTITUTE([.G62];&quot;'&quot;;&quot;''&quot;)&amp;CHAR(34)&amp;CHAR(13)&amp;CHAR(10)&amp;&quot;    i18n_description_&quot;&amp;[.$C62]&amp;&quot;: &quot;&amp;CHAR(34)&amp;SUBSTITUTE([.E62];&quot;'&quot;;&quot;''&quot;)&amp;CHAR(34)" office:value-type="string" office:string-value="    i18n_short_RE3: &quot;&quot;&#13;&#10;    i18n_description_RE3: &quot;Errore tecnico di nuotata frazionista 3&quot;">
            <text:p><text:s text:c="4"/>i18n_short_RE3: ""<text:line-break/> <text:s text:c="3"/>i18n_description_RE3: "Errore tecnico di nuotata frazionista 3"</text:p>
          </table:table-cell>
          <table:table-cell table:formula="of:=&quot;    i18n_short_&quot;&amp;[.$C62]&amp;&quot;: &quot;&amp;CHAR(34)&amp;SUBSTITUTE([.H62];&quot;'&quot;;&quot;''&quot;)&amp;CHAR(34)&amp;CHAR(13)&amp;CHAR(10)&amp;&quot;    i18n_description_&quot;&amp;[.$C62]&amp;&quot;: &quot;&amp;CHAR(34)&amp;SUBSTITUTE([.F62];&quot;'&quot;;&quot;''&quot;)&amp;CHAR(34)" office:value-type="string" office:string-value="    i18n_short_RE3: &quot;&quot;&#13;&#10;    i18n_description_RE3: &quot;Stroke infraction swimmer #3&quot;">
            <text:p><text:s text:c="4"/>i18n_short_RE3: ""<text:line-break/> <text:s text:c="3"/>i18n_description_RE3: "Stroke infraction swimmer #3"</text:p>
          </table:table-cell>
          <table:table-cell table:number-columns-repeated="1011"/>
        </table:table-row>
        <table:table-row table:style-name="ro4">
          <table:table-cell office:value-type="float" office:value="59">
            <text:p>59</text:p>
          </table:table-cell>
          <table:table-cell/>
          <table:table-cell office:value-type="string">
            <text:p>RE4</text:p>
          </table:table-cell>
          <table:table-cell office:value-type="float" office:value="1">
            <text:p>1</text:p>
          </table:table-cell>
          <table:table-cell office:value-type="string">
            <text:p>Errore tecnico di nuotata frazionista 4</text:p>
          </table:table-cell>
          <table:table-cell office:value-type="string">
            <text:p>Stroke infraction swimmer #4</text:p>
          </table:table-cell>
          <table:table-cell table:number-columns-repeated="2"/>
          <table:table-cell table:formula="of:=&quot;(select t.id from &quot;&amp;[.$B$3]&amp;&quot; t where t.&quot;&amp;[.$B$4]&amp;&quot; = '&quot;&amp;[.$B63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63]&amp;&quot;,'&quot;&amp;[.C63]&amp;&quot;',&quot;&amp;[.D63]&amp;&quot;,&quot;&amp;[.I63]&amp;&quot;,0,CURDATE(),CURDATE())&quot;&amp;IF([.$A64]&gt;0;&quot;,&quot;;&quot;;&quot;)" office:value-type="string" office:string-value="(59,'RE4',1,(select t.id from stroke_types t where t.code = ''),0,CURDATE(),CURDATE()),">
            <text:p>(59,'RE4',1,(select t.id from stroke_types t where t.code = ''),0,CURDATE(),CURDATE()),</text:p>
          </table:table-cell>
          <table:table-cell table:formula="of:=&quot;    i18n_short_&quot;&amp;[.$C63]&amp;&quot;: &quot;&amp;CHAR(34)&amp;SUBSTITUTE([.G63];&quot;'&quot;;&quot;''&quot;)&amp;CHAR(34)&amp;CHAR(13)&amp;CHAR(10)&amp;&quot;    i18n_description_&quot;&amp;[.$C63]&amp;&quot;: &quot;&amp;CHAR(34)&amp;SUBSTITUTE([.E63];&quot;'&quot;;&quot;''&quot;)&amp;CHAR(34)" office:value-type="string" office:string-value="    i18n_short_RE4: &quot;&quot;&#13;&#10;    i18n_description_RE4: &quot;Errore tecnico di nuotata frazionista 4&quot;">
            <text:p><text:s text:c="4"/>i18n_short_RE4: ""<text:line-break/> <text:s text:c="3"/>i18n_description_RE4: "Errore tecnico di nuotata frazionista 4"</text:p>
          </table:table-cell>
          <table:table-cell table:formula="of:=&quot;    i18n_short_&quot;&amp;[.$C63]&amp;&quot;: &quot;&amp;CHAR(34)&amp;SUBSTITUTE([.H63];&quot;'&quot;;&quot;''&quot;)&amp;CHAR(34)&amp;CHAR(13)&amp;CHAR(10)&amp;&quot;    i18n_description_&quot;&amp;[.$C63]&amp;&quot;: &quot;&amp;CHAR(34)&amp;SUBSTITUTE([.F63];&quot;'&quot;;&quot;''&quot;)&amp;CHAR(34)" office:value-type="string" office:string-value="    i18n_short_RE4: &quot;&quot;&#13;&#10;    i18n_description_RE4: &quot;Stroke infraction swimmer #4&quot;">
            <text:p><text:s text:c="4"/>i18n_short_RE4: ""<text:line-break/> <text:s text:c="3"/>i18n_description_RE4: "Stroke infraction swimmer #4"</text:p>
          </table:table-cell>
          <table:table-cell table:number-columns-repeated="1011"/>
        </table:table-row>
        <table:table-row table:style-name="ro4">
          <table:table-cell office:value-type="float" office:value="60">
            <text:p>60</text:p>
          </table:table-cell>
          <table:table-cell/>
          <table:table-cell office:value-type="string">
            <text:p>RF</text:p>
          </table:table-cell>
          <table:table-cell office:value-type="float" office:value="1">
            <text:p>1</text:p>
          </table:table-cell>
          <table:table-cell office:value-type="string">
            <text:p>Nuotatore non ammesso nell'area cambio</text:p>
          </table:table-cell>
          <table:table-cell office:value-type="string">
            <text:p>Swimmer other than swimmer designated to swim entered area</text:p>
          </table:table-cell>
          <table:table-cell table:number-columns-repeated="2"/>
          <table:table-cell table:formula="of:=&quot;(select t.id from &quot;&amp;[.$B$3]&amp;&quot; t where t.&quot;&amp;[.$B$4]&amp;&quot; = '&quot;&amp;[.$B64]&amp;&quot;')&quot;" office:value-type="string" office:string-value="(select t.id from stroke_types t where t.code = '')">
            <text:p>(select t.id from stroke_types t where t.code = '')</text:p>
          </table:table-cell>
          <table:table-cell/>
          <table:table-cell table:formula="of:=&quot;(&quot;&amp;[.A64]&amp;&quot;,'&quot;&amp;[.C64]&amp;&quot;',&quot;&amp;[.D64]&amp;&quot;,&quot;&amp;[.I64]&amp;&quot;,0,CURDATE(),CURDATE())&quot;&amp;IF([.$A65]&gt;0;&quot;,&quot;;&quot;;&quot;)" office:value-type="string" office:string-value="(60,'RF',1,(select t.id from stroke_types t where t.code = ''),0,CURDATE(),CURDATE());">
            <text:p>(60,'RF',1,(select t.id from stroke_types t where t.code = ''),0,CURDATE(),CURDATE());</text:p>
          </table:table-cell>
          <table:table-cell table:formula="of:=&quot;    i18n_short_&quot;&amp;[.$C64]&amp;&quot;: &quot;&amp;CHAR(34)&amp;SUBSTITUTE([.G64];&quot;'&quot;;&quot;''&quot;)&amp;CHAR(34)&amp;CHAR(13)&amp;CHAR(10)&amp;&quot;    i18n_description_&quot;&amp;[.$C64]&amp;&quot;: &quot;&amp;CHAR(34)&amp;SUBSTITUTE([.E64];&quot;'&quot;;&quot;''&quot;)&amp;CHAR(34)" office:value-type="string" office:string-value="    i18n_short_RF: &quot;&quot;&#13;&#10;    i18n_description_RF: &quot;Nuotatore non ammesso nell''area cambio&quot;">
            <text:p><text:s text:c="4"/>i18n_short_RF: ""<text:line-break/> <text:s text:c="3"/>i18n_description_RF: "Nuotatore non ammesso nell''area cambio"</text:p>
          </table:table-cell>
          <table:table-cell table:formula="of:=&quot;    i18n_short_&quot;&amp;[.$C64]&amp;&quot;: &quot;&amp;CHAR(34)&amp;SUBSTITUTE([.H64];&quot;'&quot;;&quot;''&quot;)&amp;CHAR(34)&amp;CHAR(13)&amp;CHAR(10)&amp;&quot;    i18n_description_&quot;&amp;[.$C64]&amp;&quot;: &quot;&amp;CHAR(34)&amp;SUBSTITUTE([.F64];&quot;'&quot;;&quot;''&quot;)&amp;CHAR(34)" office:value-type="string" office:string-value="    i18n_short_RF: &quot;&quot;&#13;&#10;    i18n_description_RF: &quot;Swimmer other than swimmer designated to swim entered area&quot;">
            <text:p><text:s text:c="4"/>i18n_short_RF: ""<text:line-break/> <text:s text:c="3"/>i18n_description_RF: "Swimmer other than swimmer designated to swim entered area"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'Disqualification_codes '.A16:'Disqualification_codes '.E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 style:data-style-name="N2" text:time-value="0000-00-00T16:21:05.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date>2013-10-09T16:22:22.76</dc:date>
    <dc:creator>Marco Ligabue</dc:creator>
    <meta:editing-duration>PT1H28M11S</meta:editing-duration>
    <meta:editing-cycles>12</meta:editing-cycles>
    <meta:document-statistic meta:table-count="2" meta:cell-count="998" meta:object-count="0"/>
  </office:meta>
</office:document-meta>
</file>